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2.1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11in"/>
    </style:style>
    <style:style style:name="co5" style:family="table-column">
      <style:table-column-properties fo:break-before="auto" style:column-width="1.8244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1.6575in"/>
    </style:style>
    <style:style style:name="co8" style:family="table-column">
      <style:table-column-properties fo:break-before="auto" style:column-width="0.6634in"/>
    </style:style>
    <style:style style:name="co9" style:family="table-column">
      <style:table-column-properties fo:break-before="auto" style:column-width="2.0417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248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445in"/>
    </style:style>
    <style:style style:name="co14" style:family="table-column">
      <style:table-column-properties fo:break-before="auto" style:column-width="1.1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Happiness Rank</text:p>
          </table:table-cell>
          <table:table-cell office:value-type="string" calcext:value-type="string">
            <text:p>Happiness Score</text:p>
          </table:table-cell>
          <table:table-cell office:value-type="string" calcext:value-type="string">
            <text:p>Economy (GDP per Capita)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ealth (Life Expectancy)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Trust (Government Corruption)</text:p>
          </table:table-cell>
          <table:table-cell office:value-type="string" calcext:value-type="string">
            <text:p>Generosity</text:p>
          </table:table-cell>
          <table:table-cell office:value-type="string" calcext:value-type="string">
            <text:p>Dystopia Residual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Western Europe</text:p>
          </table:table-cell>
          <table:table-cell office:value-type="float" office:value="1" calcext:value-type="float">
            <text:p>1</text:p>
          </table:table-cell>
          <table:table-cell office:value-type="float" office:value="7.526" calcext:value-type="float">
            <text:p>7.526</text:p>
          </table:table-cell>
          <table:table-cell office:value-type="float" office:value="1.44178" calcext:value-type="float">
            <text:p>1.44178</text:p>
          </table:table-cell>
          <table:table-cell office:value-type="float" office:value="1.16374" calcext:value-type="float">
            <text:p>1.16374</text:p>
          </table:table-cell>
          <table:table-cell office:value-type="float" office:value="0.79504" calcext:value-type="float">
            <text:p>0.79504</text:p>
          </table:table-cell>
          <table:table-cell office:value-type="float" office:value="0.57941" calcext:value-type="float">
            <text:p>0.57941</text:p>
          </table:table-cell>
          <table:table-cell office:value-type="float" office:value="0.44453" calcext:value-type="float">
            <text:p>0.44453</text:p>
          </table:table-cell>
          <table:table-cell office:value-type="float" office:value="0.36171" calcext:value-type="float">
            <text:p>0.36171</text:p>
          </table:table-cell>
          <table:table-cell office:value-type="float" office:value="2.73939" calcext:value-type="float">
            <text:p>2.7393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Western Europe</text:p>
          </table:table-cell>
          <table:table-cell office:value-type="float" office:value="2" calcext:value-type="float">
            <text:p>2</text:p>
          </table:table-cell>
          <table:table-cell office:value-type="float" office:value="7.509" calcext:value-type="float">
            <text:p>7.509</text:p>
          </table:table-cell>
          <table:table-cell office:value-type="float" office:value="1.52733" calcext:value-type="float">
            <text:p>1.52733</text:p>
          </table:table-cell>
          <table:table-cell office:value-type="float" office:value="1.14524" calcext:value-type="float">
            <text:p>1.14524</text:p>
          </table:table-cell>
          <table:table-cell office:value-type="float" office:value="0.86303" calcext:value-type="float">
            <text:p>0.86303</text:p>
          </table:table-cell>
          <table:table-cell office:value-type="float" office:value="0.58557" calcext:value-type="float">
            <text:p>0.58557</text:p>
          </table:table-cell>
          <table:table-cell office:value-type="float" office:value="0.41203" calcext:value-type="float">
            <text:p>0.41203</text:p>
          </table:table-cell>
          <table:table-cell office:value-type="float" office:value="0.28083" calcext:value-type="float">
            <text:p>0.28083</text:p>
          </table:table-cell>
          <table:table-cell office:value-type="float" office:value="2.69463" calcext:value-type="float">
            <text:p>2.6946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Western Europe</text:p>
          </table:table-cell>
          <table:table-cell office:value-type="float" office:value="3" calcext:value-type="float">
            <text:p>3</text:p>
          </table:table-cell>
          <table:table-cell office:value-type="float" office:value="7.501" calcext:value-type="float">
            <text:p>7.501</text:p>
          </table:table-cell>
          <table:table-cell office:value-type="float" office:value="1.42666" calcext:value-type="float">
            <text:p>1.42666</text:p>
          </table:table-cell>
          <table:table-cell office:value-type="float" office:value="1.18326" calcext:value-type="float">
            <text:p>1.18326</text:p>
          </table:table-cell>
          <table:table-cell office:value-type="float" office:value="0.86733" calcext:value-type="float">
            <text:p>0.86733</text:p>
          </table:table-cell>
          <table:table-cell office:value-type="float" office:value="0.56624" calcext:value-type="float">
            <text:p>0.56624</text:p>
          </table:table-cell>
          <table:table-cell office:value-type="float" office:value="0.14975" calcext:value-type="float">
            <text:p>0.14975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2.83137" calcext:value-type="float">
            <text:p>2.8313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Western Europe</text:p>
          </table:table-cell>
          <table:table-cell office:value-type="float" office:value="4" calcext:value-type="float">
            <text:p>4</text:p>
          </table:table-cell>
          <table:table-cell office:value-type="float" office:value="7.498" calcext:value-type="float">
            <text:p>7.498</text:p>
          </table:table-cell>
          <table:table-cell office:value-type="float" office:value="1.57744" calcext:value-type="float">
            <text:p>1.57744</text:p>
          </table:table-cell>
          <table:table-cell office:value-type="float" office:value="1.1269" calcext:value-type="float">
            <text:p>1.1269</text:p>
          </table:table-cell>
          <table:table-cell office:value-type="float" office:value="0.79579" calcext:value-type="float">
            <text:p>0.79579</text:p>
          </table:table-cell>
          <table:table-cell office:value-type="float" office:value="0.59609" calcext:value-type="float">
            <text:p>0.59609</text:p>
          </table:table-cell>
          <table:table-cell office:value-type="float" office:value="0.35776" calcext:value-type="float">
            <text:p>0.35776</text:p>
          </table:table-cell>
          <table:table-cell office:value-type="float" office:value="0.37895" calcext:value-type="float">
            <text:p>0.37895</text:p>
          </table:table-cell>
          <table:table-cell office:value-type="float" office:value="2.66465" calcext:value-type="float">
            <text:p>2.6646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Western Europe</text:p>
          </table:table-cell>
          <table:table-cell office:value-type="float" office:value="5" calcext:value-type="float">
            <text:p>5</text:p>
          </table:table-cell>
          <table:table-cell office:value-type="float" office:value="7.413" calcext:value-type="float">
            <text:p>7.413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13464" calcext:value-type="float">
            <text:p>1.13464</text:p>
          </table:table-cell>
          <table:table-cell office:value-type="float" office:value="0.81091" calcext:value-type="float">
            <text:p>0.81091</text:p>
          </table:table-cell>
          <table:table-cell office:value-type="float" office:value="0.57104" calcext:value-type="float">
            <text:p>0.57104</text:p>
          </table:table-cell>
          <table:table-cell office:value-type="float" office:value="0.41004" calcext:value-type="float">
            <text:p>0.41004</text:p>
          </table:table-cell>
          <table:table-cell office:value-type="float" office:value="0.25492" calcext:value-type="float">
            <text:p>0.25492</text:p>
          </table:table-cell>
          <table:table-cell office:value-type="float" office:value="2.82596" calcext:value-type="float">
            <text:p>2.8259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float" office:value="6" calcext:value-type="float">
            <text:p>6</text:p>
          </table:table-cell>
          <table:table-cell office:value-type="float" office:value="7.404" calcext:value-type="float">
            <text:p>7.404</text:p>
          </table:table-cell>
          <table:table-cell office:value-type="float" office:value="1.44015" calcext:value-type="float">
            <text:p>1.44015</text:p>
          </table:table-cell>
          <table:table-cell office:value-type="float" office:value="1.0961" calcext:value-type="float">
            <text:p>1.0961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1329" calcext:value-type="float">
            <text:p>0.31329</text:p>
          </table:table-cell>
          <table:table-cell office:value-type="float" office:value="0.44834" calcext:value-type="float">
            <text:p>0.44834</text:p>
          </table:table-cell>
          <table:table-cell office:value-type="float" office:value="2.70485" calcext:value-type="float">
            <text:p>2.7048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Western Europe</text:p>
          </table:table-cell>
          <table:table-cell office:value-type="float" office:value="7" calcext:value-type="float">
            <text:p>7</text:p>
          </table:table-cell>
          <table:table-cell office:value-type="float" office:value="7.339" calcext:value-type="float">
            <text:p>7.339</text:p>
          </table:table-cell>
          <table:table-cell office:value-type="float" office:value="1.46468" calcext:value-type="float">
            <text:p>1.46468</text:p>
          </table:table-cell>
          <table:table-cell office:value-type="float" office:value="1.02912" calcext:value-type="float">
            <text:p>1.02912</text:p>
          </table:table-cell>
          <table:table-cell office:value-type="float" office:value="0.81231" calcext:value-type="float">
            <text:p>0.81231</text:p>
          </table:table-cell>
          <table:table-cell office:value-type="float" office:value="0.55211" calcext:value-type="float">
            <text:p>0.55211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47416" calcext:value-type="float">
            <text:p>0.47416</text:p>
          </table:table-cell>
          <table:table-cell office:value-type="float" office:value="2.70749" calcext:value-type="float">
            <text:p>2.7074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Australia and New Zealand</text:p>
          </table:table-cell>
          <table:table-cell office:value-type="float" office:value="8" calcext:value-type="float">
            <text:p>8</text:p>
          </table:table-cell>
          <table:table-cell office:value-type="float" office:value="7.334" calcext:value-type="float">
            <text:p>7.334</text:p>
          </table:table-cell>
          <table:table-cell office:value-type="float" office:value="1.36066" calcext:value-type="float">
            <text:p>1.36066</text:p>
          </table:table-cell>
          <table:table-cell office:value-type="float" office:value="1.17278" calcext:value-type="float">
            <text:p>1.17278</text:p>
          </table:table-cell>
          <table:table-cell office:value-type="float" office:value="0.83096" calcext:value-type="float">
            <text:p>0.83096</text:p>
          </table:table-cell>
          <table:table-cell office:value-type="float" office:value="0.58147" calcext:value-type="float">
            <text:p>0.58147</text:p>
          </table:table-cell>
          <table:table-cell office:value-type="float" office:value="0.41904" calcext:value-type="float">
            <text:p>0.41904</text:p>
          </table:table-cell>
          <table:table-cell office:value-type="float" office:value="0.49401" calcext:value-type="float">
            <text:p>0.49401</text:p>
          </table:table-cell>
          <table:table-cell office:value-type="float" office:value="2.47553" calcext:value-type="float">
            <text:p>2.4755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 and New Zealand</text:p>
          </table:table-cell>
          <table:table-cell office:value-type="float" office:value="9" calcext:value-type="float">
            <text:p>9</text:p>
          </table:table-cell>
          <table:table-cell office:value-type="float" office:value="7.313" calcext:value-type="float">
            <text:p>7.313</text:p>
          </table:table-cell>
          <table:table-cell office:value-type="float" office:value="1.44443" calcext:value-type="float">
            <text:p>1.44443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56837" calcext:value-type="float">
            <text:p>0.56837</text:p>
          </table:table-cell>
          <table:table-cell office:value-type="float" office:value="0.32331" calcext:value-type="float">
            <text:p>0.32331</text:p>
          </table:table-cell>
          <table:table-cell office:value-type="float" office:value="0.47407" calcext:value-type="float">
            <text:p>0.47407</text:p>
          </table:table-cell>
          <table:table-cell office:value-type="float" office:value="2.5465" calcext:value-type="float">
            <text:p>2.546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Western Europe</text:p>
          </table:table-cell>
          <table:table-cell office:value-type="float" office:value="10" calcext:value-type="float">
            <text:p>10</text:p>
          </table:table-cell>
          <table:table-cell office:value-type="float" office:value="7.291" calcext:value-type="float">
            <text:p>7.291</text:p>
          </table:table-cell>
          <table:table-cell office:value-type="float" office:value="1.45181" calcext:value-type="float">
            <text:p>1.45181</text:p>
          </table:table-cell>
          <table:table-cell office:value-type="float" office:value="1.08764" calcext:value-type="float">
            <text:p>1.08764</text:p>
          </table:table-cell>
          <table:table-cell office:value-type="float" office:value="0.83121" calcext:value-type="float">
            <text:p>0.83121</text:p>
          </table:table-cell>
          <table:table-cell office:value-type="float" office:value="0.58218" calcext:value-type="float">
            <text:p>0.58218</text:p>
          </table:table-cell>
          <table:table-cell office:value-type="float" office:value="0.40867" calcext:value-type="float">
            <text:p>0.40867</text:p>
          </table:table-cell>
          <table:table-cell office:value-type="float" office:value="0.38254" calcext:value-type="float">
            <text:p>0.38254</text:p>
          </table:table-cell>
          <table:table-cell office:value-type="float" office:value="2.54734" calcext:value-type="float">
            <text:p>2.5473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1" calcext:value-type="float">
            <text:p>11</text:p>
          </table:table-cell>
          <table:table-cell office:value-type="float" office:value="7.267" calcext:value-type="float">
            <text:p>7.267</text:p>
          </table:table-cell>
          <table:table-cell office:value-type="float" office:value="1.33766" calcext:value-type="float">
            <text:p>1.33766</text:p>
          </table:table-cell>
          <table:table-cell office:value-type="float" office:value="0.99537" calcext:value-type="float">
            <text:p>0.99537</text:p>
          </table:table-cell>
          <table:table-cell office:value-type="float" office:value="0.84917" calcext:value-type="float">
            <text:p>0.84917</text:p>
          </table:table-cell>
          <table:table-cell office:value-type="float" office:value="0.36432" calcext:value-type="float">
            <text:p>0.36432</text:p>
          </table:table-cell>
          <table:table-cell office:value-type="float" office:value="0.08728" calcext:value-type="float">
            <text:p>0.08728</text:p>
          </table:table-cell>
          <table:table-cell office:value-type="float" office:value="0.32288" calcext:value-type="float">
            <text:p>0.32288</text:p>
          </table:table-cell>
          <table:table-cell office:value-type="float" office:value="3.31029" calcext:value-type="float">
            <text:p>3.3102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Western Europe</text:p>
          </table:table-cell>
          <table:table-cell office:value-type="float" office:value="12" calcext:value-type="float">
            <text:p>12</text:p>
          </table:table-cell>
          <table:table-cell office:value-type="float" office:value="7.119" calcext:value-type="float">
            <text:p>7.119</text:p>
          </table:table-cell>
          <table:table-cell office:value-type="float" office:value="1.45038" calcext:value-type="float">
            <text:p>1.45038</text:p>
          </table:table-cell>
          <table:table-cell office:value-type="float" office:value="1.08383" calcext:value-type="float">
            <text:p>1.08383</text:p>
          </table:table-cell>
          <table:table-cell office:value-type="float" office:value="0.80565" calcext:value-type="float">
            <text:p>0.80565</text:p>
          </table:table-cell>
          <table:table-cell office:value-type="float" office:value="0.54355" calcext:value-type="float">
            <text:p>0.54355</text:p>
          </table:table-cell>
          <table:table-cell office:value-type="float" office:value="0.21348" calcext:value-type="float">
            <text:p>0.21348</text:p>
          </table:table-cell>
          <table:table-cell office:value-type="float" office:value="0.32865" calcext:value-type="float">
            <text:p>0.32865</text:p>
          </table:table-cell>
          <table:table-cell office:value-type="float" office:value="2.69343" calcext:value-type="float">
            <text:p>2.6934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orth America</text:p>
          </table:table-cell>
          <table:table-cell office:value-type="float" office:value="13" calcext:value-type="float">
            <text:p>13</text:p>
          </table:table-cell>
          <table:table-cell office:value-type="float" office:value="7.104" calcext:value-type="float">
            <text:p>7.104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1.04782" calcext:value-type="float">
            <text:p>1.04782</text:p>
          </table:table-cell>
          <table:table-cell office:value-type="float" office:value="0.779" calcext:value-type="float">
            <text:p>0.779</text:p>
          </table:table-cell>
          <table:table-cell office:value-type="float" office:value="0.48163" calcext:value-type="float">
            <text:p>0.48163</text:p>
          </table:table-cell>
          <table:table-cell office:value-type="float" office:value="0.14868" calcext:value-type="float">
            <text:p>0.14868</text:p>
          </table:table-cell>
          <table:table-cell office:value-type="float" office:value="0.41077" calcext:value-type="float">
            <text:p>0.41077</text:p>
          </table:table-cell>
          <table:table-cell office:value-type="float" office:value="2.72782" calcext:value-type="float">
            <text:p>2.72782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4" calcext:value-type="float">
            <text:p>14</text:p>
          </table:table-cell>
          <table:table-cell office:value-type="float" office:value="7.087" calcext:value-type="float">
            <text:p>7.087</text:p>
          </table:table-cell>
          <table:table-cell office:value-type="float" office:value="1.06879" calcext:value-type="float">
            <text:p>1.06879</text:p>
          </table:table-cell>
          <table:table-cell office:value-type="float" office:value="1.02152" calcext:value-type="float">
            <text:p>1.02152</text:p>
          </table:table-cell>
          <table:table-cell office:value-type="float" office:value="0.76146" calcext:value-type="float">
            <text:p>0.76146</text:p>
          </table:table-cell>
          <table:table-cell office:value-type="float" office:value="0.55225" calcext:value-type="float">
            <text:p>0.55225</text:p>
          </table:table-cell>
          <table:table-cell office:value-type="float" office:value="0.10547" calcext:value-type="float">
            <text:p>0.10547</text:p>
          </table:table-cell>
          <table:table-cell office:value-type="float" office:value="0.22553" calcext:value-type="float">
            <text:p>0.22553</text:p>
          </table:table-cell>
          <table:table-cell office:value-type="float" office:value="3.35168" calcext:value-type="float">
            <text:p>3.35168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5" calcext:value-type="float">
            <text:p>15</text:p>
          </table:table-cell>
          <table:table-cell office:value-type="float" office:value="7.039" calcext:value-type="float">
            <text:p>7.039</text:p>
          </table:table-cell>
          <table:table-cell office:value-type="float" office:value="1.35943" calcext:value-type="float">
            <text:p>1.35943</text:p>
          </table:table-cell>
          <table:table-cell office:value-type="float" office:value="1.08113" calcext:value-type="float">
            <text:p>1.08113</text:p>
          </table:table-cell>
          <table:table-cell office:value-type="float" office:value="0.77758" calcext:value-type="float">
            <text:p>0.77758</text:p>
          </table:table-cell>
          <table:table-cell office:value-type="float" office:value="0.46823" calcext:value-type="float">
            <text:p>0.46823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22202" calcext:value-type="float">
            <text:p>0.22202</text:p>
          </table:table-cell>
          <table:table-cell office:value-type="float" office:value="3.0076" calcext:value-type="float">
            <text:p>3.007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Western Europe</text:p>
          </table:table-cell>
          <table:table-cell office:value-type="float" office:value="16" calcext:value-type="float">
            <text:p>16</text:p>
          </table:table-cell>
          <table:table-cell office:value-type="float" office:value="6.994" calcext:value-type="float">
            <text:p>6.994</text:p>
          </table:table-cell>
          <table:table-cell office:value-type="float" office:value="1.44787" calcext:value-type="float">
            <text:p>1.44787</text:p>
          </table:table-cell>
          <table:table-cell office:value-type="float" office:value="1.09774" calcext:value-type="float">
            <text:p>1.09774</text:p>
          </table:table-cell>
          <table:table-cell office:value-type="float" office:value="0.81487" calcext:value-type="float">
            <text:p>0.81487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0.28551" calcext:value-type="float">
            <text:p>0.28551</text:p>
          </table:table-cell>
          <table:table-cell office:value-type="float" office:value="0.30452" calcext:value-type="float">
            <text:p>0.30452</text:p>
          </table:table-cell>
          <table:table-cell office:value-type="float" office:value="2.50931" calcext:value-type="float">
            <text:p>2.5093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7" calcext:value-type="float">
            <text:p>17</text:p>
          </table:table-cell>
          <table:table-cell office:value-type="float" office:value="6.952" calcext:value-type="float">
            <text:p>6.952</text:p>
          </table:table-cell>
          <table:table-cell office:value-type="float" office:value="1.08754" calcext:value-type="float">
            <text:p>1.08754</text:p>
          </table:table-cell>
          <table:table-cell office:value-type="float" office:value="1.03938" calcext:value-type="float">
            <text:p>1.03938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40425" calcext:value-type="float">
            <text:p>0.40425</text:p>
          </table:table-cell>
          <table:table-cell office:value-type="float" office:value="0.14166" calcext:value-type="float">
            <text:p>0.14166</text:p>
          </table:table-cell>
          <table:table-cell office:value-type="float" office:value="0.15776" calcext:value-type="float">
            <text:p>0.15776</text:p>
          </table:table-cell>
          <table:table-cell office:value-type="float" office:value="3.50733" calcext:value-type="float">
            <text:p>3.5073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Western Europe</text:p>
          </table:table-cell>
          <table:table-cell office:value-type="float" office:value="18" calcext:value-type="float">
            <text:p>18</text:p>
          </table:table-cell>
          <table:table-cell office:value-type="float" office:value="6.929" calcext:value-type="float">
            <text:p>6.929</text:p>
          </table:table-cell>
          <table:table-cell office:value-type="float" office:value="1.42539" calcext:value-type="float">
            <text:p>1.42539</text:p>
          </table:table-cell>
          <table:table-cell office:value-type="float" office:value="1.05249" calcext:value-type="float">
            <text:p>1.05249</text:p>
          </table:table-cell>
          <table:table-cell office:value-type="float" office:value="0.81959" calcext:value-type="float">
            <text:p>0.81959</text:p>
          </table:table-cell>
          <table:table-cell office:value-type="float" office:value="0.51354" calcext:value-type="float">
            <text:p>0.51354</text:p>
          </table:table-cell>
          <table:table-cell office:value-type="float" office:value="0.26248" calcext:value-type="float">
            <text:p>0.26248</text:p>
          </table:table-cell>
          <table:table-cell office:value-type="float" office:value="0.2424" calcext:value-type="float">
            <text:p>0.2424</text:p>
          </table:table-cell>
          <table:table-cell office:value-type="float" office:value="2.61355" calcext:value-type="float">
            <text:p>2.6135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Western Europe</text:p>
          </table:table-cell>
          <table:table-cell office:value-type="float" office:value="19" calcext:value-type="float">
            <text:p>19</text:p>
          </table:table-cell>
          <table:table-cell office:value-type="float" office:value="6.907" calcext:value-type="float">
            <text:p>6.907</text:p>
          </table:table-cell>
          <table:table-cell office:value-type="float" office:value="1.48341" calcext:value-type="float">
            <text:p>1.48341</text:p>
          </table:table-cell>
          <table:table-cell office:value-type="float" office:value="1.16157" calcext:value-type="float">
            <text:p>1.16157</text:p>
          </table:table-cell>
          <table:table-cell office:value-type="float" office:value="0.81455" calcext:value-type="float">
            <text:p>0.81455</text:p>
          </table:table-cell>
          <table:table-cell office:value-type="float" office:value="0.54008" calcext:value-type="float">
            <text:p>0.54008</text:p>
          </table:table-cell>
          <table:table-cell office:value-type="float" office:value="0.29754" calcext:value-type="float">
            <text:p>0.29754</text:p>
          </table:table-cell>
          <table:table-cell office:value-type="float" office:value="0.44963" calcext:value-type="float">
            <text:p>0.44963</text:p>
          </table:table-cell>
          <table:table-cell office:value-type="float" office:value="2.15988" calcext:value-type="float">
            <text:p>2.15988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Western Europe</text:p>
          </table:table-cell>
          <table:table-cell office:value-type="float" office:value="20" calcext:value-type="float">
            <text:p>20</text:p>
          </table:table-cell>
          <table:table-cell office:value-type="float" office:value="6.871" calcext:value-type="float">
            <text:p>6.871</text:p>
          </table:table-cell>
          <table:table-cell office:value-type="float" office:value="1.69752" calcext:value-type="float">
            <text:p>1.69752</text:p>
          </table:table-cell>
          <table:table-cell office:value-type="float" office:value="1.03999" calcext:value-type="float">
            <text:p>1.03999</text:p>
          </table:table-cell>
          <table:table-cell office:value-type="float" office:value="0.84542" calcext:value-type="float">
            <text:p>0.84542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35329" calcext:value-type="float">
            <text:p>0.35329</text:p>
          </table:table-cell>
          <table:table-cell office:value-type="float" office:value="0.27571" calcext:value-type="float">
            <text:p>0.27571</text:p>
          </table:table-cell>
          <table:table-cell office:value-type="float" office:value="2.11055" calcext:value-type="float">
            <text:p>2.1105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1" calcext:value-type="float">
            <text:p>21</text:p>
          </table:table-cell>
          <table:table-cell office:value-type="float" office:value="6.778" calcext:value-type="float">
            <text:p>6.778</text:p>
          </table:table-cell>
          <table:table-cell office:value-type="float" office:value="1.11508" calcext:value-type="float">
            <text:p>1.11508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71143" calcext:value-type="float">
            <text:p>0.71143</text:p>
          </table:table-cell>
          <table:table-cell office:value-type="float" office:value="0.37709" calcext:value-type="float">
            <text:p>0.37709</text:p>
          </table:table-cell>
          <table:table-cell office:value-type="float" office:value="0.18355" calcext:value-type="float">
            <text:p>0.18355</text:p>
          </table:table-cell>
          <table:table-cell office:value-type="float" office:value="0.11735" calcext:value-type="float">
            <text:p>0.11735</text:p>
          </table:table-cell>
          <table:table-cell office:value-type="float" office:value="3.55906" calcext:value-type="float">
            <text:p>3.5590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outheastern Asia</text:p>
          </table:table-cell>
          <table:table-cell office:value-type="float" office:value="22" calcext:value-type="float">
            <text:p>22</text:p>
          </table:table-cell>
          <table:table-cell office:value-type="float" office:value="6.739" calcext:value-type="float">
            <text:p>6.739</text:p>
          </table:table-cell>
          <table:table-cell office:value-type="float" office:value="1.64555" calcext:value-type="float">
            <text:p>1.64555</text:p>
          </table:table-cell>
          <table:table-cell office:value-type="float" office:value="0.86758" calcext:value-type="float">
            <text:p>0.86758</text:p>
          </table:table-cell>
          <table:table-cell office:value-type="float" office:value="0.94719" calcext:value-type="float">
            <text:p>0.94719</text:p>
          </table:table-cell>
          <table:table-cell office:value-type="float" office:value="0.4877" calcext:value-type="float">
            <text:p>0.4877</text:p>
          </table:table-cell>
          <table:table-cell office:value-type="float" office:value="0.46987" calcext:value-type="float">
            <text:p>0.46987</text:p>
          </table:table-cell>
          <table:table-cell office:value-type="float" office:value="0.32706" calcext:value-type="float">
            <text:p>0.32706</text:p>
          </table:table-cell>
          <table:table-cell office:value-type="float" office:value="1.99375" calcext:value-type="float">
            <text:p>1.9937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Western Europe</text:p>
          </table:table-cell>
          <table:table-cell office:value-type="float" office:value="23" calcext:value-type="float">
            <text:p>23</text:p>
          </table:table-cell>
          <table:table-cell office:value-type="float" office:value="6.725" calcext:value-type="float">
            <text:p>6.725</text:p>
          </table:table-cell>
          <table:table-cell office:value-type="float" office:value="1.40283" calcext:value-type="float">
            <text:p>1.40283</text:p>
          </table:table-cell>
          <table:table-cell office:value-type="float" office:value="1.08672" calcext:value-type="float">
            <text:p>1.08672</text:p>
          </table:table-cell>
          <table:table-cell office:value-type="float" office:value="0.80991" calcext:value-type="float">
            <text:p>0.80991</text:p>
          </table:table-cell>
          <table:table-cell office:value-type="float" office:value="0.50036" calcext:value-type="float">
            <text:p>0.50036</text:p>
          </table:table-cell>
          <table:table-cell office:value-type="float" office:value="0.27399" calcext:value-type="float">
            <text:p>0.27399</text:p>
          </table:table-cell>
          <table:table-cell office:value-type="float" office:value="0.50156" calcext:value-type="float">
            <text:p>0.50156</text:p>
          </table:table-cell>
          <table:table-cell office:value-type="float" office:value="2.14999" calcext:value-type="float">
            <text:p>2.1499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4" calcext:value-type="float">
            <text:p>24</text:p>
          </table:table-cell>
          <table:table-cell office:value-type="float" office:value="6.705" calcext:value-type="float">
            <text:p>6.705</text:p>
          </table:table-cell>
          <table:table-cell office:value-type="float" office:value="1.2167" calcext:value-type="float">
            <text:p>1.2167</text:p>
          </table:table-cell>
          <table:table-cell office:value-type="float" office:value="0.90587" calcext:value-type="float">
            <text:p>0.90587</text:p>
          </table:table-cell>
          <table:table-cell office:value-type="float" office:value="0.81883" calcext:value-type="float">
            <text:p>0.81883</text:p>
          </table:table-cell>
          <table:table-cell office:value-type="float" office:value="0.37789" calcext:value-type="float">
            <text:p>0.37789</text:p>
          </table:table-cell>
          <table:table-cell office:value-type="float" office:value="0.11451" calcext:value-type="float">
            <text:p>0.11451</text:p>
          </table:table-cell>
          <table:table-cell office:value-type="float" office:value="0.31595" calcext:value-type="float">
            <text:p>0.31595</text:p>
          </table:table-cell>
          <table:table-cell office:value-type="float" office:value="2.95505" calcext:value-type="float">
            <text:p>2.9550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5" calcext:value-type="float">
            <text:p>25</text:p>
          </table:table-cell>
          <table:table-cell office:value-type="float" office:value="6.701" calcext:value-type="float">
            <text:p>6.701</text:p>
          </table:table-cell>
          <table:table-cell office:value-type="float" office:value="1.18306" calcext:value-type="float">
            <text:p>1.18306</text:p>
          </table:table-cell>
          <table:table-cell office:value-type="float" office:value="0.98912" calcext:value-type="float">
            <text:p>0.98912</text:p>
          </table:table-cell>
          <table:table-cell office:value-type="float" office:value="0.70835" calcext:value-type="float">
            <text:p>0.70835</text:p>
          </table:table-cell>
          <table:table-cell office:value-type="float" office:value="0.48927" calcext:value-type="float">
            <text:p>0.48927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2418" calcext:value-type="float">
            <text:p>0.2418</text:p>
          </table:table-cell>
          <table:table-cell office:value-type="float" office:value="3.00559" calcext:value-type="float">
            <text:p>3.0055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6" calcext:value-type="float">
            <text:p>26</text:p>
          </table:table-cell>
          <table:table-cell office:value-type="float" office:value="6.65" calcext:value-type="float">
            <text:p>6.65</text:p>
          </table:table-cell>
          <table:table-cell office:value-type="float" office:value="1.15137" calcext:value-type="float">
            <text:p>1.15137</text:p>
          </table:table-cell>
          <table:table-cell office:value-type="float" office:value="1.06612" calcext:value-type="float">
            <text:p>1.06612</text:p>
          </table:table-cell>
          <table:table-cell office:value-type="float" office:value="0.69711" calcext:value-type="float">
            <text:p>0.69711</text:p>
          </table:table-cell>
          <table:table-cell office:value-type="float" office:value="0.42284" calcext:value-type="float">
            <text:p>0.42284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3.12985" calcext:value-type="float">
            <text:p>3.1298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entral and Eastern Europe</text:p>
          </table:table-cell>
          <table:table-cell office:value-type="float" office:value="27" calcext:value-type="float">
            <text:p>27</text:p>
          </table:table-cell>
          <table:table-cell office:value-type="float" office:value="6.596" calcext:value-type="float">
            <text:p>6.596</text:p>
          </table:table-cell>
          <table:table-cell office:value-type="float" office:value="1.30915" calcext:value-type="float">
            <text:p>1.30915</text:p>
          </table:table-cell>
          <table:table-cell office:value-type="float" office:value="1.00793" calcext:value-type="float">
            <text:p>1.00793</text:p>
          </table:table-cell>
          <table:table-cell office:value-type="float" office:value="0.76376" calcext:value-type="float">
            <text:p>0.76376</text:p>
          </table:table-cell>
          <table:table-cell office:value-type="float" office:value="0.41418" calcext:value-type="float">
            <text:p>0.41418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2.96211" calcext:value-type="float">
            <text:p>2.9621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8" calcext:value-type="float">
            <text:p>28</text:p>
          </table:table-cell>
          <table:table-cell office:value-type="float" office:value="6.573" calcext:value-type="float">
            <text:p>6.573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87114" calcext:value-type="float">
            <text:p>0.87114</text:p>
          </table:table-cell>
          <table:table-cell office:value-type="float" office:value="0.72993" calcext:value-type="float">
            <text:p>0.72993</text:p>
          </table:table-cell>
          <table:table-cell office:value-type="float" office:value="0.56215" calcext:value-type="float">
            <text:p>0.56215</text:p>
          </table:table-cell>
          <table:table-cell office:value-type="float" office:value="0.35561" calcext:value-type="float">
            <text:p>0.35561</text:p>
          </table:table-cell>
          <table:table-cell office:value-type="float" office:value="0.26591" calcext:value-type="float">
            <text:p>0.26591</text:p>
          </table:table-cell>
          <table:table-cell office:value-type="float" office:value="2.21507" calcext:value-type="float">
            <text:p>2.2150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9" calcext:value-type="float">
            <text:p>29</text:p>
          </table:table-cell>
          <table:table-cell office:value-type="float" office:value="6.545" calcext:value-type="float">
            <text:p>6.545</text:p>
          </table:table-cell>
          <table:table-cell office:value-type="float" office:value="1.18157" calcext:value-type="float">
            <text:p>1.18157</text:p>
          </table:table-cell>
          <table:table-cell office:value-type="float" office:value="1.03143" calcext:value-type="float">
            <text:p>1.03143</text:p>
          </table:table-cell>
          <table:table-cell office:value-type="float" office:value="0.72183" calcext:value-type="float">
            <text:p>0.72183</text:p>
          </table:table-cell>
          <table:table-cell office:value-type="float" office:value="0.54388" calcext:value-type="float">
            <text:p>0.54388</text:p>
          </table:table-cell>
          <table:table-cell office:value-type="float" office:value="0.21394" calcext:value-type="float">
            <text:p>0.21394</text:p>
          </table:table-cell>
          <table:table-cell office:value-type="float" office:value="0.18056" calcext:value-type="float">
            <text:p>0.18056</text:p>
          </table:table-cell>
          <table:table-cell office:value-type="float" office:value="2.67139" calcext:value-type="float">
            <text:p>2.67139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Western Europe</text:p>
          </table:table-cell>
          <table:table-cell office:value-type="float" office:value="30" calcext:value-type="float">
            <text:p>30</text:p>
          </table:table-cell>
          <table:table-cell office:value-type="float" office:value="6.488" calcext:value-type="float">
            <text:p>6.488</text:p>
          </table:table-cell>
          <table:table-cell office:value-type="float" office:value="1.30782" calcext:value-type="float">
            <text:p>1.30782</text:p>
          </table:table-cell>
          <table:table-cell office:value-type="float" office:value="1.09879" calcext:value-type="float">
            <text:p>1.09879</text:p>
          </table:table-cell>
          <table:table-cell office:value-type="float" office:value="0.80315" calcext:value-type="float">
            <text:p>0.80315</text:p>
          </table:table-cell>
          <table:table-cell office:value-type="float" office:value="0.54994" calcext:value-type="float">
            <text:p>0.54994</text:p>
          </table:table-cell>
          <table:table-cell office:value-type="float" office:value="0.17554" calcext:value-type="float">
            <text:p>0.17554</text:p>
          </table:table-cell>
          <table:table-cell office:value-type="float" office:value="0.56237" calcext:value-type="float">
            <text:p>0.56237</text:p>
          </table:table-cell>
          <table:table-cell office:value-type="float" office:value="1.99032" calcext:value-type="float">
            <text:p>1.9903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1" calcext:value-type="float">
            <text:p>31</text:p>
          </table:table-cell>
          <table:table-cell office:value-type="float" office:value="6.481" calcext:value-type="float">
            <text:p>6.481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1.02169" calcext:value-type="float">
            <text:p>1.02169</text:p>
          </table:table-cell>
          <table:table-cell office:value-type="float" office:value="0.59659" calcext:value-type="float">
            <text:p>0.59659</text:p>
          </table:table-cell>
          <table:table-cell office:value-type="float" office:value="0.44735" calcext:value-type="float">
            <text:p>0.44735</text:p>
          </table:table-cell>
          <table:table-cell office:value-type="float" office:value="0.05399" calcext:value-type="float">
            <text:p>0.05399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3.17471" calcext:value-type="float">
            <text:p>3.1747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Western Europe</text:p>
          </table:table-cell>
          <table:table-cell office:value-type="float" office:value="32" calcext:value-type="float">
            <text:p>32</text:p>
          </table:table-cell>
          <table:table-cell office:value-type="float" office:value="6.478" calcext:value-type="float">
            <text:p>6.478</text:p>
          </table:table-cell>
          <table:table-cell office:value-type="float" office:value="1.39488" calcext:value-type="float">
            <text:p>1.39488</text:p>
          </table:table-cell>
          <table:table-cell office:value-type="float" office:value="1.00508" calcext:value-type="float">
            <text:p>1.00508</text:p>
          </table:table-cell>
          <table:table-cell office:value-type="float" office:value="0.83795" calcext:value-type="float">
            <text:p>0.83795</text:p>
          </table:table-cell>
          <table:table-cell office:value-type="float" office:value="0.46562" calcext:value-type="float">
            <text:p>0.46562</text:p>
          </table:table-cell>
          <table:table-cell office:value-type="float" office:value="0.17808" calcext:value-type="float">
            <text:p>0.17808</text:p>
          </table:table-cell>
          <table:table-cell office:value-type="float" office:value="0.1216" calcext:value-type="float">
            <text:p>0.1216</text:p>
          </table:table-cell>
          <table:table-cell office:value-type="float" office:value="2.4744" calcext:value-type="float">
            <text:p>2.474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Southeastern Asia</text:p>
          </table:table-cell>
          <table:table-cell office:value-type="float" office:value="33" calcext:value-type="float">
            <text:p>33</text:p>
          </table:table-cell>
          <table:table-cell office:value-type="float" office:value="6.474" calcext:value-type="float">
            <text:p>6.474</text:p>
          </table:table-cell>
          <table:table-cell office:value-type="float" office:value="1.0893" calcext:value-type="float">
            <text:p>1.0893</text:p>
          </table:table-cell>
          <table:table-cell office:value-type="float" office:value="1.04477" calcext:value-type="float">
            <text:p>1.04477</text:p>
          </table:table-cell>
          <table:table-cell office:value-type="float" office:value="0.64915" calcext:value-type="float">
            <text:p>0.64915</text:p>
          </table:table-cell>
          <table:table-cell office:value-type="float" office:value="0.49553" calcext:value-type="float">
            <text:p>0.49553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58696" calcext:value-type="float">
            <text:p>0.58696</text:p>
          </table:table-cell>
          <table:table-cell office:value-type="float" office:value="2.5796" calcext:value-type="float">
            <text:p>2.5796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Eastern Asia</text:p>
          </table:table-cell>
          <table:table-cell office:value-type="float" office:value="34" calcext:value-type="float">
            <text:p>34</text:p>
          </table:table-cell>
          <table:table-cell office:value-type="float" office:value="6.379" calcext:value-type="float">
            <text:p>6.379</text:p>
          </table:table-cell>
          <table:table-cell office:value-type="float" office:value="1.39729" calcext:value-type="float">
            <text:p>1.39729</text:p>
          </table:table-cell>
          <table:table-cell office:value-type="float" office:value="0.92624" calcext:value-type="float">
            <text:p>0.92624</text:p>
          </table:table-cell>
          <table:table-cell office:value-type="float" office:value="0.79565" calcext:value-type="float">
            <text:p>0.79565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25495" calcext:value-type="float">
            <text:p>0.25495</text:p>
          </table:table-cell>
          <table:table-cell office:value-type="float" office:value="2.61523" calcext:value-type="float">
            <text:p>2.61523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4" calcext:value-type="float">
            <text:p>34</text:p>
          </table:table-cell>
          <table:table-cell office:value-type="float" office:value="6.379" calcext:value-type="float">
            <text:p>6.379</text:p>
          </table:table-cell>
          <table:table-cell office:value-type="float" office:value="1.48953" calcext:value-type="float">
            <text:p>1.48953</text:p>
          </table:table-cell>
          <table:table-cell office:value-type="float" office:value="0.84829" calcext:value-type="float">
            <text:p>0.84829</text:p>
          </table:table-cell>
          <table:table-cell office:value-type="float" office:value="0.59267" calcext:value-type="float">
            <text:p>0.59267</text:p>
          </table:table-cell>
          <table:table-cell office:value-type="float" office:value="0.37904" calcext:value-type="float">
            <text:p>0.37904</text:p>
          </table:table-cell>
          <table:table-cell office:value-type="float" office:value="0.30008" calcext:value-type="float">
            <text:p>0.30008</text:p>
          </table:table-cell>
          <table:table-cell office:value-type="float" office:value="0.15457" calcext:value-type="float">
            <text:p>0.15457</text:p>
          </table:table-cell>
          <table:table-cell office:value-type="float" office:value="2.61482" calcext:value-type="float">
            <text:p>2.61482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6" calcext:value-type="float">
            <text:p>36</text:p>
          </table:table-cell>
          <table:table-cell office:value-type="float" office:value="6.375" calcext:value-type="float">
            <text:p>6.375</text:p>
          </table:table-cell>
          <table:table-cell office:value-type="float" office:value="1.82427" calcext:value-type="float">
            <text:p>1.82427</text:p>
          </table:table-cell>
          <table:table-cell office:value-type="float" office:value="0.87964" calcext:value-type="float">
            <text:p>0.87964</text:p>
          </table:table-cell>
          <table:table-cell office:value-type="float" office:value="0.71723" calcext:value-type="float">
            <text:p>0.71723</text:p>
          </table:table-cell>
          <table:table-cell office:value-type="float" office:value="0.56679" calcext:value-type="float">
            <text:p>0.56679</text:p>
          </table:table-cell>
          <table:table-cell office:value-type="float" office:value="0.48049" calcext:value-type="float">
            <text:p>0.48049</text:p>
          </table:table-cell>
          <table:table-cell office:value-type="float" office:value="0.32388" calcext:value-type="float">
            <text:p>0.32388</text:p>
          </table:table-cell>
          <table:table-cell office:value-type="float" office:value="1.58224" calcext:value-type="float">
            <text:p>1.5822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Western Europe</text:p>
          </table:table-cell>
          <table:table-cell office:value-type="float" office:value="37" calcext:value-type="float">
            <text:p>37</text:p>
          </table:table-cell>
          <table:table-cell office:value-type="float" office:value="6.361" calcext:value-type="float">
            <text:p>6.361</text:p>
          </table:table-cell>
          <table:table-cell office:value-type="float" office:value="1.34253" calcext:value-type="float">
            <text:p>1.34253</text:p>
          </table:table-cell>
          <table:table-cell office:value-type="float" office:value="1.12945" calcext:value-type="float">
            <text:p>1.12945</text:p>
          </table:table-cell>
          <table:table-cell office:value-type="float" office:value="0.87896" calcext:value-type="float">
            <text:p>0.87896</text:p>
          </table:table-cell>
          <table:table-cell office:value-type="float" office:value="0.37545" calcext:value-type="float">
            <text:p>0.37545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17665" calcext:value-type="float">
            <text:p>0.17665</text:p>
          </table:table-cell>
          <table:table-cell office:value-type="float" office:value="2.39663" calcext:value-type="float">
            <text:p>2.3966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8" calcext:value-type="float">
            <text:p>38</text:p>
          </table:table-cell>
          <table:table-cell office:value-type="float" office:value="6.355" calcext:value-type="float">
            <text:p>6.355</text:p>
          </table:table-cell>
          <table:table-cell office:value-type="float" office:value="1.05266" calcext:value-type="float">
            <text:p>1.05266</text:p>
          </table:table-cell>
          <table:table-cell office:value-type="float" office:value="0.83309" calcext:value-type="float">
            <text:p>0.83309</text:p>
          </table:table-cell>
          <table:table-cell office:value-type="float" office:value="0.61804" calcext:value-type="float">
            <text:p>0.61804</text:p>
          </table:table-cell>
          <table:table-cell office:value-type="float" office:value="0.21006" calcext:value-type="float">
            <text:p>0.21006</text:p>
          </table:table-cell>
          <table:table-cell office:value-type="float" office:value="0.16157" calcext:value-type="float">
            <text:p>0.16157</text:p>
          </table:table-cell>
          <table:table-cell office:value-type="float" office:value="0.07044" calcext:value-type="float">
            <text:p>0.07044</text:p>
          </table:table-cell>
          <table:table-cell office:value-type="float" office:value="3.40904" calcext:value-type="float">
            <text:p>3.4090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9" calcext:value-type="float">
            <text:p>39</text:p>
          </table:table-cell>
          <table:table-cell office:value-type="float" office:value="6.324" calcext:value-type="float">
            <text:p>6.324</text:p>
          </table:table-cell>
          <table:table-cell office:value-type="float" office:value="0.83454" calcext:value-type="float">
            <text:p>0.83454</text:p>
          </table:table-cell>
          <table:table-cell office:value-type="float" office:value="0.87119" calcext:value-type="float">
            <text:p>0.87119</text:p>
          </table:table-cell>
          <table:table-cell office:value-type="float" office:value="0.54039" calcext:value-type="float">
            <text:p>0.54039</text:p>
          </table:table-cell>
          <table:table-cell office:value-type="float" office:value="0.50379" calcext:value-type="float">
            <text:p>0.50379</text:p>
          </table:table-cell>
          <table:table-cell office:value-type="float" office:value="0.08701" calcext:value-type="float">
            <text:p>0.08701</text:p>
          </table:table-cell>
          <table:table-cell office:value-type="float" office:value="0.28808" calcext:value-type="float">
            <text:p>0.28808</text:p>
          </table:table-cell>
          <table:table-cell office:value-type="float" office:value="3.19863" calcext:value-type="float">
            <text:p>3.1986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0" calcext:value-type="float">
            <text:p>40</text:p>
          </table:table-cell>
          <table:table-cell office:value-type="float" office:value="6.269" calcext:value-type="float">
            <text:p>6.269</text:p>
          </table:table-cell>
          <table:table-cell office:value-type="float" office:value="1.09686" calcext:value-type="float">
            <text:p>1.09686</text:p>
          </table:table-cell>
          <table:table-cell office:value-type="float" office:value="0.77866" calcext:value-type="float">
            <text:p>0.77866</text:p>
          </table:table-cell>
          <table:table-cell office:value-type="float" office:value="0.50933" calcext:value-type="float">
            <text:p>0.50933</text:p>
          </table:table-cell>
          <table:table-cell office:value-type="float" office:value="0.52234" calcext:value-type="float">
            <text:p>0.52234</text:p>
          </table:table-cell>
          <table:table-cell office:value-type="float" office:value="0.12692" calcext:value-type="float">
            <text:p>0.12692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3.06852" calcext:value-type="float">
            <text:p>3.0685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41" calcext:value-type="float">
            <text:p>41</text:p>
          </table:table-cell>
          <table:table-cell office:value-type="float" office:value="6.239" calcext:value-type="float">
            <text:p>6.239</text:p>
          </table:table-cell>
          <table:table-cell office:value-type="float" office:value="1.61714" calcext:value-type="float">
            <text:p>1.61714</text:p>
          </table:table-cell>
          <table:table-cell office:value-type="float" office:value="0.87758" calcext:value-type="float">
            <text:p>0.87758</text:p>
          </table:table-cell>
          <table:table-cell office:value-type="float" office:value="0.63569" calcext:value-type="float">
            <text:p>0.63569</text:p>
          </table:table-cell>
          <table:table-cell office:value-type="float" office:value="0.43166" calcext:value-type="float">
            <text:p>0.43166</text:p>
          </table:table-cell>
          <table:table-cell office:value-type="float" office:value="0.23669" calcext:value-type="float">
            <text:p>0.23669</text:p>
          </table:table-cell>
          <table:table-cell office:value-type="float" office:value="0.15965" calcext:value-type="float">
            <text:p>0.15965</text:p>
          </table:table-cell>
          <table:table-cell office:value-type="float" office:value="2.28085" calcext:value-type="float">
            <text:p>2.2808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42" calcext:value-type="float">
            <text:p>42</text:p>
          </table:table-cell>
          <table:table-cell office:value-type="float" office:value="6.218" calcext:value-type="float">
            <text:p>6.218</text:p>
          </table:table-cell>
          <table:table-cell office:value-type="float" office:value="1.44024" calcext:value-type="float">
            <text:p>1.44024</text:p>
          </table:table-cell>
          <table:table-cell office:value-type="float" office:value="0.94397" calcext:value-type="float">
            <text:p>0.94397</text:p>
          </table:table-cell>
          <table:table-cell office:value-type="float" office:value="0.65696" calcext:value-type="float">
            <text:p>0.65696</text:p>
          </table:table-cell>
          <table:table-cell office:value-type="float" office:value="0.47375" calcext:value-type="float">
            <text:p>0.47375</text:p>
          </table:table-cell>
          <table:table-cell office:value-type="float" office:value="0.25772" calcext:value-type="float">
            <text:p>0.25772</text:p>
          </table:table-cell>
          <table:table-cell office:value-type="float" office:value="0.17147" calcext:value-type="float">
            <text:p>0.17147</text:p>
          </table:table-cell>
          <table:table-cell office:value-type="float" office:value="2.27405" calcext:value-type="float">
            <text:p>2.27405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3" calcext:value-type="float">
            <text:p>43</text:p>
          </table:table-cell>
          <table:table-cell office:value-type="float" office:value="6.168" calcext:value-type="float">
            <text:p>6.168</text:p>
          </table:table-cell>
          <table:table-cell office:value-type="float" office:value="1.32572" calcext:value-type="float">
            <text:p>1.32572</text:p>
          </table:table-cell>
          <table:table-cell office:value-type="float" office:value="0.98569" calcext:value-type="float">
            <text:p>0.98569</text:p>
          </table:table-cell>
          <table:table-cell office:value-type="float" office:value="0.52608" calcext:value-type="float">
            <text:p>0.52608</text:p>
          </table:table-cell>
          <table:table-cell office:value-type="float" office:value="0.48453" calcext:value-type="float">
            <text:p>0.48453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31935" calcext:value-type="float">
            <text:p>0.31935</text:p>
          </table:table-cell>
          <table:table-cell office:value-type="float" office:value="2.51394" calcext:value-type="float">
            <text:p>2.5139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4" calcext:value-type="float">
            <text:p>44</text:p>
          </table:table-cell>
          <table:table-cell office:value-type="float" office:value="6.084" calcext:value-type="float">
            <text:p>6.084</text:p>
          </table:table-cell>
          <table:table-cell office:value-type="float" office:value="1.13367" calcext:value-type="float">
            <text:p>1.13367</text:p>
          </table:table-cell>
          <table:table-cell office:value-type="float" office:value="1.03302" calcext:value-type="float">
            <text:p>1.03302</text:p>
          </table:table-cell>
          <table:table-cell office:value-type="float" office:value="0.61904" calcext:value-type="float">
            <text:p>0.61904</text:p>
          </table:table-cell>
          <table:table-cell office:value-type="float" office:value="0.19847" calcext:value-type="float">
            <text:p>0.19847</text:p>
          </table:table-cell>
          <table:table-cell office:value-type="float" office:value="0.08304" calcext:value-type="float">
            <text:p>0.08304</text:p>
          </table:table-cell>
          <table:table-cell office:value-type="float" office:value="0.0425" calcext:value-type="float">
            <text:p>0.0425</text:p>
          </table:table-cell>
          <table:table-cell office:value-type="float" office:value="2.97468" calcext:value-type="float">
            <text:p>2.97468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45" calcext:value-type="float">
            <text:p>45</text:p>
          </table:table-cell>
          <table:table-cell office:value-type="float" office:value="6.078" calcext:value-type="float">
            <text:p>6.078</text:p>
          </table:table-cell>
          <table:table-cell office:value-type="float" office:value="1.27973" calcext:value-type="float">
            <text:p>1.27973</text:p>
          </table:table-cell>
          <table:table-cell office:value-type="float" office:value="1.08268" calcext:value-type="float">
            <text:p>1.08268</text:p>
          </table:table-cell>
          <table:table-cell office:value-type="float" office:value="0.70367" calcext:value-type="float">
            <text:p>0.70367</text:p>
          </table:table-cell>
          <table:table-cell office:value-type="float" office:value="0.23391" calcext:value-type="float">
            <text:p>0.23391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0.13837" calcext:value-type="float">
            <text:p>0.13837</text:p>
          </table:table-cell>
          <table:table-cell office:value-type="float" office:value="2.61065" calcext:value-type="float">
            <text:p>2.6106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6" calcext:value-type="float">
            <text:p>46</text:p>
          </table:table-cell>
          <table:table-cell office:value-type="float" office:value="6.068" calcext:value-type="float">
            <text:p>6.068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0975" calcext:value-type="float">
            <text:p>0.80975</text:p>
          </table:table-cell>
          <table:table-cell office:value-type="float" office:value="0.596" calcext:value-type="float">
            <text:p>0.596</text:p>
          </table:table-cell>
          <table:table-cell office:value-type="float" office:value="0.37269" calcext:value-type="float">
            <text:p>0.37269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0.08877" calcext:value-type="float">
            <text:p>0.08877</text:p>
          </table:table-cell>
          <table:table-cell office:value-type="float" office:value="3.22134" calcext:value-type="float">
            <text:p>3.2213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Southeastern Asia</text:p>
          </table:table-cell>
          <table:table-cell office:value-type="float" office:value="47" calcext:value-type="float">
            <text:p>47</text:p>
          </table:table-cell>
          <table:table-cell office:value-type="float" office:value="6.005" calcext:value-type="float">
            <text:p>6.005</text:p>
          </table:table-cell>
          <table:table-cell office:value-type="float" office:value="1.25142" calcext:value-type="float">
            <text:p>1.25142</text:p>
          </table:table-cell>
          <table:table-cell office:value-type="float" office:value="0.88025" calcext:value-type="float">
            <text:p>0.88025</text:p>
          </table:table-cell>
          <table:table-cell office:value-type="float" office:value="0.62366" calcext:value-type="float">
            <text:p>0.62366</text:p>
          </table:table-cell>
          <table:table-cell office:value-type="float" office:value="0.39031" calcext:value-type="float">
            <text:p>0.39031</text:p>
          </table:table-cell>
          <table:table-cell office:value-type="float" office:value="0.09081" calcext:value-type="float">
            <text:p>0.09081</text:p>
          </table:table-cell>
          <table:table-cell office:value-type="float" office:value="0.41474" calcext:value-type="float">
            <text:p>0.41474</text:p>
          </table:table-cell>
          <table:table-cell office:value-type="float" office:value="2.35384" calcext:value-type="float">
            <text:p>2.3538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8" calcext:value-type="float">
            <text:p>48</text:p>
          </table:table-cell>
          <table:table-cell office:value-type="float" office:value="5.992" calcext:value-type="float">
            <text:p>5.992</text:p>
          </table:table-cell>
          <table:table-cell office:value-type="float" office:value="0.69384" calcext:value-type="float">
            <text:p>0.69384</text:p>
          </table:table-cell>
          <table:table-cell office:value-type="float" office:value="0.89521" calcext:value-type="float">
            <text:p>0.89521</text:p>
          </table:table-cell>
          <table:table-cell office:value-type="float" office:value="0.65213" calcext:value-type="float">
            <text:p>0.65213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0.29773" calcext:value-type="float">
            <text:p>0.29773</text:p>
          </table:table-cell>
          <table:table-cell office:value-type="float" office:value="2.82428" calcext:value-type="float">
            <text:p>2.8242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49" calcext:value-type="float">
            <text:p>49</text:p>
          </table:table-cell>
          <table:table-cell office:value-type="float" office:value="5.987" calcext:value-type="float">
            <text:p>5.987</text:p>
          </table:table-cell>
          <table:table-cell office:value-type="float" office:value="0.73591" calcext:value-type="float">
            <text:p>0.73591</text:p>
          </table:table-cell>
          <table:table-cell office:value-type="float" office:value="1.1681" calcext:value-type="float">
            <text:p>1.1681</text:p>
          </table:table-cell>
          <table:table-cell office:value-type="float" office:value="0.50163" calcext:value-type="float">
            <text:p>0.50163</text:p>
          </table:table-cell>
          <table:table-cell office:value-type="float" office:value="0.60848" calcext:value-type="float">
            <text:p>0.60848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34326" calcext:value-type="float">
            <text:p>0.34326</text:p>
          </table:table-cell>
          <table:table-cell office:value-type="float" office:value="2.34638" calcext:value-type="float">
            <text:p>2.3463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Western Europe</text:p>
          </table:table-cell>
          <table:table-cell office:value-type="float" office:value="50" calcext:value-type="float">
            <text:p>50</text:p>
          </table:table-cell>
          <table:table-cell office:value-type="float" office:value="5.977" calcext:value-type="float">
            <text:p>5.977</text:p>
          </table:table-cell>
          <table:table-cell office:value-type="float" office:value="1.35495" calcext:value-type="float">
            <text:p>1.35495</text:p>
          </table:table-cell>
          <table:table-cell office:value-type="float" office:value="1.04167" calcext:value-type="float">
            <text:p>1.04167</text:p>
          </table:table-cell>
          <table:table-cell office:value-type="float" office:value="0.85102" calcext:value-type="float">
            <text:p>0.85102</text:p>
          </table:table-cell>
          <table:table-cell office:value-type="float" office:value="0.18827" calcext:value-type="float">
            <text:p>0.18827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16684" calcext:value-type="float">
            <text:p>0.16684</text:p>
          </table:table-cell>
          <table:table-cell office:value-type="float" office:value="2.34918" calcext:value-type="float">
            <text:p>2.3491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1" calcext:value-type="float">
            <text:p>51</text:p>
          </table:table-cell>
          <table:table-cell office:value-type="float" office:value="5.976" calcext:value-type="float">
            <text:p>5.976</text:p>
          </table:table-cell>
          <table:table-cell office:value-type="float" office:value="0.97306" calcext:value-type="float">
            <text:p>0.97306</text:p>
          </table:table-cell>
          <table:table-cell office:value-type="float" office:value="0.85974" calcext:value-type="float">
            <text:p>0.85974</text:p>
          </table:table-cell>
          <table:table-cell office:value-type="float" office:value="0.68613" calcext:value-type="float">
            <text:p>0.68613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18037" calcext:value-type="float">
            <text:p>0.18037</text:p>
          </table:table-cell>
          <table:table-cell office:value-type="float" office:value="0.10074" calcext:value-type="float">
            <text:p>0.10074</text:p>
          </table:table-cell>
          <table:table-cell office:value-type="float" office:value="2.77366" calcext:value-type="float">
            <text:p>2.77366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2" calcext:value-type="float">
            <text:p>52</text:p>
          </table:table-cell>
          <table:table-cell office:value-type="float" office:value="5.956" calcext:value-type="float">
            <text:p>5.956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68655" calcext:value-type="float">
            <text:p>0.68655</text:p>
          </table:table-cell>
          <table:table-cell office:value-type="float" office:value="0.45569" calcext:value-type="float">
            <text:p>0.45569</text:p>
          </table:table-cell>
          <table:table-cell office:value-type="float" office:value="0.51231" calcext:value-type="float">
            <text:p>0.51231</text:p>
          </table:table-cell>
          <table:table-cell office:value-type="float" office:value="0.10771" calcext:value-type="float">
            <text:p>0.10771</text:p>
          </table:table-cell>
          <table:table-cell office:value-type="float" office:value="0.23684" calcext:value-type="float">
            <text:p>0.23684</text:p>
          </table:table-cell>
          <table:table-cell office:value-type="float" office:value="3.08039" calcext:value-type="float">
            <text:p>3.0803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Eastern Asia</text:p>
          </table:table-cell>
          <table:table-cell office:value-type="float" office:value="53" calcext:value-type="float">
            <text:p>53</text:p>
          </table:table-cell>
          <table:table-cell office:value-type="float" office:value="5.921" calcext:value-type="float">
            <text:p>5.921</text:p>
          </table:table-cell>
          <table:table-cell office:value-type="float" office:value="1.38007" calcext:value-type="float">
            <text:p>1.38007</text:p>
          </table:table-cell>
          <table:table-cell office:value-type="float" office:value="1.06054" calcext:value-type="float">
            <text:p>1.06054</text:p>
          </table:table-cell>
          <table:table-cell office:value-type="float" office:value="0.91491" calcext:value-type="float">
            <text:p>0.91491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18985" calcext:value-type="float">
            <text:p>0.18985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1.80584" calcext:value-type="float">
            <text:p>1.80584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54" calcext:value-type="float">
            <text:p>54</text:p>
          </table:table-cell>
          <table:table-cell office:value-type="float" office:value="5.919" calcext:value-type="float">
            <text:p>5.919</text:p>
          </table:table-cell>
          <table:table-cell office:value-type="float" office:value="1.22943" calcext:value-type="float">
            <text:p>1.22943</text:p>
          </table:table-cell>
          <table:table-cell office:value-type="float" office:value="0.95544" calcext:value-type="float">
            <text:p>0.95544</text:p>
          </table:table-cell>
          <table:table-cell office:value-type="float" office:value="0.57386" calcext:value-type="float">
            <text:p>0.5738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15011" calcext:value-type="float">
            <text:p>0.15011</text:p>
          </table:table-cell>
          <table:table-cell office:value-type="float" office:value="2.49325" calcext:value-type="float">
            <text:p>2.49325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Central and Eastern Europe</text:p>
          </table:table-cell>
          <table:table-cell office:value-type="float" office:value="55" calcext:value-type="float">
            <text:p>55</text:p>
          </table:table-cell>
          <table:table-cell office:value-type="float" office:value="5.897" calcext:value-type="float">
            <text:p>5.897</text:p>
          </table:table-cell>
          <table:table-cell office:value-type="float" office:value="0.69177" calcext:value-type="float">
            <text:p>0.69177</text:p>
          </table:table-cell>
          <table:table-cell office:value-type="float" office:value="0.83132" calcext:value-type="float">
            <text:p>0.83132</text:p>
          </table:table-cell>
          <table:table-cell office:value-type="float" office:value="0.52309" calcext:value-type="float">
            <text:p>0.52309</text:p>
          </table:table-cell>
          <table:table-cell office:value-type="float" office:value="0.25202" calcext:value-type="float">
            <text:p>0.25202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19997" calcext:value-type="float">
            <text:p>0.19997</text:p>
          </table:table-cell>
          <table:table-cell office:value-type="float" office:value="3.38007" calcext:value-type="float">
            <text:p>3.38007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56" calcext:value-type="float">
            <text:p>56</text:p>
          </table:table-cell>
          <table:table-cell office:value-type="float" office:value="5.856" calcext:value-type="float">
            <text:p>5.856</text:p>
          </table:table-cell>
          <table:table-cell office:value-type="float" office:value="1.23228" calcext:value-type="float">
            <text:p>1.23228</text:p>
          </table:table-cell>
          <table:table-cell office:value-type="float" office:value="1.05261" calcext:value-type="float">
            <text:p>1.05261</text:p>
          </table:table-cell>
          <table:table-cell office:value-type="float" office:value="0.58991" calcext:value-type="float">
            <text:p>0.58991</text:p>
          </table:table-cell>
          <table:table-cell office:value-type="float" office:value="0.32682" calcext:value-type="float">
            <text:p>0.32682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2.59115" calcext:value-type="float">
            <text:p>2.5911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Central and Eastern Europe</text:p>
          </table:table-cell>
          <table:table-cell office:value-type="float" office:value="57" calcext:value-type="float">
            <text:p>57</text:p>
          </table:table-cell>
          <table:table-cell office:value-type="float" office:value="5.835" calcext:value-type="float">
            <text:p>5.835</text:p>
          </table:table-cell>
          <table:table-cell office:value-type="float" office:value="1.24585" calcext:value-type="float">
            <text:p>1.24585</text:p>
          </table:table-cell>
          <table:table-cell office:value-type="float" office:value="1.04685" calcext:value-type="float">
            <text:p>1.04685</text:p>
          </table:table-cell>
          <table:table-cell office:value-type="float" office:value="0.69058" calcext:value-type="float">
            <text:p>0.69058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055" calcext:value-type="float">
            <text:p>0.055</text:p>
          </table:table-cell>
          <table:table-cell office:value-type="float" office:value="0.14443" calcext:value-type="float">
            <text:p>0.14443</text:p>
          </table:table-cell>
          <table:table-cell office:value-type="float" office:value="2.20035" calcext:value-type="float">
            <text:p>2.20035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Eastern Asia</text:p>
          </table:table-cell>
          <table:table-cell office:value-type="float" office:value="57" calcext:value-type="float">
            <text:p>57</text:p>
          </table:table-cell>
          <table:table-cell office:value-type="float" office:value="5.835" calcext:value-type="float">
            <text:p>5.835</text:p>
          </table:table-cell>
          <table:table-cell office:value-type="float" office:value="1.35948" calcext:value-type="float">
            <text:p>1.35948</text:p>
          </table:table-cell>
          <table:table-cell office:value-type="float" office:value="0.72194" calcext:value-type="float">
            <text:p>0.72194</text:p>
          </table:table-cell>
          <table:table-cell office:value-type="float" office:value="0.88645" calcext:value-type="float">
            <text:p>0.88645</text:p>
          </table:table-cell>
          <table:table-cell office:value-type="float" office:value="0.25168" calcext:value-type="float">
            <text:p>0.25168</text:p>
          </table:table-cell>
          <table:table-cell office:value-type="float" office:value="0.07716" calcext:value-type="float">
            <text:p>0.07716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2.35015" calcext:value-type="float">
            <text:p>2.35015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9" calcext:value-type="float">
            <text:p>59</text:p>
          </table:table-cell>
          <table:table-cell office:value-type="float" office:value="5.822" calcext:value-type="float">
            <text:p>5.822</text:p>
          </table:table-cell>
          <table:table-cell office:value-type="float" office:value="0.79422" calcext:value-type="float">
            <text:p>0.79422</text:p>
          </table:table-cell>
          <table:table-cell office:value-type="float" office:value="0.83779" calcext:value-type="float">
            <text:p>0.83779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50961" calcext:value-type="float">
            <text:p>0.50961</text:p>
          </table:table-cell>
          <table:table-cell office:value-type="float" office:value="0.07746" calcext:value-type="float">
            <text:p>0.07746</text:p>
          </table:table-cell>
          <table:table-cell office:value-type="float" office:value="0.21698" calcext:value-type="float">
            <text:p>0.21698</text:p>
          </table:table-cell>
          <table:table-cell office:value-type="float" office:value="2.91635" calcext:value-type="float">
            <text:p>2.9163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60" calcext:value-type="float">
            <text:p>60</text:p>
          </table:table-cell>
          <table:table-cell office:value-type="float" office:value="5.813" calcext:value-type="float">
            <text:p>5.813</text:p>
          </table:table-cell>
          <table:table-cell office:value-type="float" office:value="1.2692" calcext:value-type="float">
            <text:p>1.2692</text:p>
          </table:table-cell>
          <table:table-cell office:value-type="float" office:value="1.06411" calcext:value-type="float">
            <text:p>1.06411</text:p>
          </table:table-cell>
          <table:table-cell office:value-type="float" office:value="0.64674" calcext:value-type="float">
            <text:p>0.64674</text:p>
          </table:table-cell>
          <table:table-cell office:value-type="float" office:value="0.18929" calcext:value-type="float">
            <text:p>0.1892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2.60525" calcext:value-type="float">
            <text:p>2.6052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Central and Eastern Europe</text:p>
          </table:table-cell>
          <table:table-cell office:value-type="float" office:value="61" calcext:value-type="float">
            <text:p>61</text:p>
          </table:table-cell>
          <table:table-cell office:value-type="float" office:value="5.802" calcext:value-type="float">
            <text:p>5.802</text:p>
          </table:table-cell>
          <table:table-cell office:value-type="float" office:value="1.13062" calcext:value-type="float">
            <text:p>1.13062</text:p>
          </table:table-cell>
          <table:table-cell office:value-type="float" office:value="1.04993" calcext:value-type="float">
            <text:p>1.04993</text:p>
          </table:table-cell>
          <table:table-cell office:value-type="float" office:value="0.63104" calcext:value-type="float">
            <text:p>0.63104</text:p>
          </table:table-cell>
          <table:table-cell office:value-type="float" office:value="0.29091" calcext:value-type="float">
            <text:p>0.29091</text:p>
          </table:table-cell>
          <table:table-cell office:value-type="float" office:value="0.17457" calcext:value-type="float">
            <text:p>0.17457</text:p>
          </table:table-cell>
          <table:table-cell office:value-type="float" office:value="0.13942" calcext:value-type="float">
            <text:p>0.13942</text:p>
          </table:table-cell>
          <table:table-cell office:value-type="float" office:value="2.38582" calcext:value-type="float">
            <text:p>2.38582</text:p>
          </table:table-cell>
        </table:table-row>
        <table:table-row table:style-name="ro1">
          <table:table-cell office:value-type="string" calcext:value-type="string">
            <text:p>North Cyprus</text:p>
          </table:table-cell>
          <table:table-cell office:value-type="string" calcext:value-type="string">
            <text:p>Western Europe</text:p>
          </table:table-cell>
          <table:table-cell office:value-type="float" office:value="62" calcext:value-type="float">
            <text:p>62</text:p>
          </table:table-cell>
          <table:table-cell office:value-type="float" office:value="5.771" calcext:value-type="float">
            <text:p>5.771</text:p>
          </table:table-cell>
          <table:table-cell office:value-type="float" office:value="1.31141" calcext:value-type="float">
            <text:p>1.31141</text:p>
          </table:table-cell>
          <table:table-cell office:value-type="float" office:value="0.81826" calcext:value-type="float">
            <text:p>0.81826</text:p>
          </table:table-cell>
          <table:table-cell office:value-type="float" office:value="0.84142" calcext:value-type="float">
            <text:p>0.84142</text:p>
          </table:table-cell>
          <table:table-cell office:value-type="float" office:value="0.43596" calcext:value-type="float">
            <text:p>0.43596</text:p>
          </table:table-cell>
          <table:table-cell office:value-type="float" office:value="0.16578" calcext:value-type="float">
            <text:p>0.16578</text:p>
          </table:table-cell>
          <table:table-cell office:value-type="float" office:value="0.26322" calcext:value-type="float">
            <text:p>0.26322</text:p>
          </table:table-cell>
          <table:table-cell office:value-type="float" office:value="1.93447" calcext:value-type="float">
            <text:p>1.9344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63" calcext:value-type="float">
            <text:p>63</text:p>
          </table:table-cell>
          <table:table-cell office:value-type="float" office:value="5.768" calcext:value-type="float">
            <text:p>5.768</text:p>
          </table:table-cell>
          <table:table-cell office:value-type="float" office:value="1.29947" calcext:value-type="float">
            <text:p>1.29947</text:p>
          </table:table-cell>
          <table:table-cell office:value-type="float" office:value="1.05613" calcext:value-type="float">
            <text:p>1.05613</text:p>
          </table:table-cell>
          <table:table-cell office:value-type="float" office:value="0.79151" calcext:value-type="float">
            <text:p>0.79151</text:p>
          </table:table-cell>
          <table:table-cell office:value-type="float" office:value="0.53164" calcext:value-type="float">
            <text:p>0.53164</text:p>
          </table:table-cell>
          <table:table-cell office:value-type="float" office:value="0.03635" calcext:value-type="float">
            <text:p>0.03635</text:p>
          </table:table-cell>
          <table:table-cell office:value-type="float" office:value="0.25738" calcext:value-type="float">
            <text:p>0.25738</text:p>
          </table:table-cell>
          <table:table-cell office:value-type="float" office:value="1.79522" calcext:value-type="float">
            <text:p>1.7952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atin America and Caribbean</text:p>
          </table:table-cell>
          <table:table-cell office:value-type="float" office:value="64" calcext:value-type="float">
            <text:p>64</text:p>
          </table:table-cell>
          <table:table-cell office:value-type="float" office:value="5.743" calcext:value-type="float">
            <text:p>5.743</text:p>
          </table:table-cell>
          <table:table-cell office:value-type="float" office:value="0.99602" calcext:value-type="float">
            <text:p>0.99602</text:p>
          </table:table-cell>
          <table:table-cell office:value-type="float" office:value="0.81255" calcext:value-type="float">
            <text:p>0.81255</text:p>
          </table:table-cell>
          <table:table-cell office:value-type="float" office:value="0.62994" calcext:value-type="float">
            <text:p>0.62994</text:p>
          </table:table-cell>
          <table:table-cell office:value-type="float" office:value="0.37502" calcext:value-type="float">
            <text:p>0.37502</text:p>
          </table:table-cell>
          <table:table-cell office:value-type="float" office:value="0.05292" calcext:value-type="float">
            <text:p>0.05292</text:p>
          </table:table-cell>
          <table:table-cell office:value-type="float" office:value="0.14527" calcext:value-type="float">
            <text:p>0.14527</text:p>
          </table:table-cell>
          <table:table-cell office:value-type="float" office:value="2.73117" calcext:value-type="float">
            <text:p>2.7311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65" calcext:value-type="float">
            <text:p>65</text:p>
          </table:table-cell>
          <table:table-cell office:value-type="float" office:value="5.658" calcext:value-type="float">
            <text:p>5.658</text:p>
          </table:table-cell>
          <table:table-cell office:value-type="float" office:value="1.08017" calcext:value-type="float">
            <text:p>1.08017</text:p>
          </table:table-cell>
          <table:table-cell office:value-type="float" office:value="1.03817" calcext:value-type="float">
            <text:p>1.03817</text:p>
          </table:table-cell>
          <table:table-cell office:value-type="float" office:value="0.44006" calcext:value-type="float">
            <text:p>0.44006</text:p>
          </table:table-cell>
          <table:table-cell office:value-type="float" office:value="0.37408" calcext:value-type="float">
            <text:p>0.37408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0.22567" calcext:value-type="float">
            <text:p>0.22567</text:p>
          </table:table-cell>
          <table:table-cell office:value-type="float" office:value="2.21489" calcext:value-type="float">
            <text:p>2.2148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Sub-Saharan Africa</text:p>
          </table:table-cell>
          <table:table-cell office:value-type="float" office:value="66" calcext:value-type="float">
            <text:p>66</text:p>
          </table:table-cell>
          <table:table-cell office:value-type="float" office:value="5.648" calcext:value-type="float">
            <text:p>5.648</text:p>
          </table:table-cell>
          <table:table-cell office:value-type="float" office:value="1.14372" calcext:value-type="float">
            <text:p>1.14372</text:p>
          </table:table-cell>
          <table:table-cell office:value-type="float" office:value="0.75695" calcext:value-type="float">
            <text:p>0.75695</text:p>
          </table:table-cell>
          <table:table-cell office:value-type="float" office:value="0.66189" calcext:value-type="float">
            <text:p>0.66189</text:p>
          </table:table-cell>
          <table:table-cell office:value-type="float" office:value="0.46145" calcext:value-type="float">
            <text:p>0.46145</text:p>
          </table:table-cell>
          <table:table-cell office:value-type="float" office:value="0.05203" calcext:value-type="float">
            <text:p>0.05203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2.20223" calcext:value-type="float">
            <text:p>2.20223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67" calcext:value-type="float">
            <text:p>67</text:p>
          </table:table-cell>
          <table:table-cell office:value-type="float" office:value="5.615" calcext:value-type="float">
            <text:p>5.615</text:p>
          </table:table-cell>
          <table:table-cell office:value-type="float" office:value="1.06688" calcext:value-type="float">
            <text:p>1.06688</text:p>
          </table:table-cell>
          <table:table-cell office:value-type="float" office:value="0.95076" calcext:value-type="float">
            <text:p>0.95076</text:p>
          </table:table-cell>
          <table:table-cell office:value-type="float" office:value="0.52304" calcext:value-type="float">
            <text:p>0.52304</text:p>
          </table:table-cell>
          <table:table-cell office:value-type="float" office:value="0.40672" calcext:value-type="float">
            <text:p>0.40672</text:p>
          </table:table-cell>
          <table:table-cell office:value-type="float" office:value="0.10339" calcext:value-type="float">
            <text:p>0.10339</text:p>
          </table:table-cell>
          <table:table-cell office:value-type="float" office:value="0.17087" calcext:value-type="float">
            <text:p>0.17087</text:p>
          </table:table-cell>
          <table:table-cell office:value-type="float" office:value="2.39374" calcext:value-type="float">
            <text:p>2.39374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68" calcext:value-type="float">
            <text:p>68</text:p>
          </table:table-cell>
          <table:table-cell office:value-type="float" office:value="5.56" calcext:value-type="float">
            <text:p>5.56</text:p>
          </table:table-cell>
          <table:table-cell office:value-type="float" office:value="1.21788" calcext:value-type="float">
            <text:p>1.21788</text:p>
          </table:table-cell>
          <table:table-cell office:value-type="float" office:value="0.95025" calcext:value-type="float">
            <text:p>0.95025</text:p>
          </table:table-cell>
          <table:table-cell office:value-type="float" office:value="0.63952" calcext:value-type="float">
            <text:p>0.63952</text:p>
          </table:table-cell>
          <table:table-cell office:value-type="float" office:value="0.27996" calcext:value-type="float">
            <text:p>0.27996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2.20859" calcext:value-type="float">
            <text:p>2.20859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Western Europe</text:p>
          </table:table-cell>
          <table:table-cell office:value-type="float" office:value="69" calcext:value-type="float">
            <text:p>69</text:p>
          </table:table-cell>
          <table:table-cell office:value-type="float" office:value="5.546" calcext:value-type="float">
            <text:p>5.546</text:p>
          </table:table-cell>
          <table:table-cell office:value-type="float" office:value="1.31857" calcext:value-type="float">
            <text:p>1.31857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29507" calcext:value-type="float">
            <text:p>0.29507</text:p>
          </table:table-cell>
          <table:table-cell office:value-type="float" office:value="0.05228" calcext:value-type="float">
            <text:p>0.05228</text:p>
          </table:table-cell>
          <table:table-cell office:value-type="float" office:value="0.27906" calcext:value-type="float">
            <text:p>0.27906</text:p>
          </table:table-cell>
          <table:table-cell office:value-type="float" office:value="2.04497" calcext:value-type="float">
            <text:p>2.0449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70" calcext:value-type="float">
            <text:p>70</text:p>
          </table:table-cell>
          <table:table-cell office:value-type="float" office:value="5.538" calcext:value-type="float">
            <text:p>5.538</text:p>
          </table:table-cell>
          <table:table-cell office:value-type="float" office:value="0.89373" calcext:value-type="float">
            <text:p>0.89373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0.58295" calcext:value-type="float">
            <text:p>0.58295</text:p>
          </table:table-cell>
          <table:table-cell office:value-type="float" office:value="0.46235" calcext:value-type="float">
            <text:p>0.46235</text:p>
          </table:table-cell>
          <table:table-cell office:value-type="float" office:value="0.07396" calcext:value-type="float">
            <text:p>0.07396</text:p>
          </table:table-cell>
          <table:table-cell office:value-type="float" office:value="0.25296" calcext:value-type="float">
            <text:p>0.25296</text:p>
          </table:table-cell>
          <table:table-cell office:value-type="float" office:value="2.16091" calcext:value-type="float">
            <text:p>2.1609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71" calcext:value-type="float">
            <text:p>71</text:p>
          </table:table-cell>
          <table:table-cell office:value-type="float" office:value="5.528" calcext:value-type="float">
            <text:p>5.528</text:p>
          </table:table-cell>
          <table:table-cell office:value-type="float" office:value="1.1697" calcext:value-type="float">
            <text:p>1.1697</text:p>
          </table:table-cell>
          <table:table-cell office:value-type="float" office:value="0.72803" calcext:value-type="float">
            <text:p>0.72803</text:p>
          </table:table-cell>
          <table:table-cell office:value-type="float" office:value="0.67602" calcext:value-type="float">
            <text:p>0.67602</text:p>
          </table:table-cell>
          <table:table-cell office:value-type="float" office:value="0.36712" calcext:value-type="float">
            <text:p>0.36712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12889" calcext:value-type="float">
            <text:p>0.12889</text:p>
          </table:table-cell>
          <table:table-cell office:value-type="float" office:value="2.45184" calcext:value-type="float">
            <text:p>2.4518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72" calcext:value-type="float">
            <text:p>72</text:p>
          </table:table-cell>
          <table:table-cell office:value-type="float" office:value="5.517" calcext:value-type="float">
            <text:p>5.517</text:p>
          </table:table-cell>
          <table:table-cell office:value-type="float" office:value="1.27964" calcext:value-type="float">
            <text:p>1.27964</text:p>
          </table:table-cell>
          <table:table-cell office:value-type="float" office:value="1.05163" calcext:value-type="float">
            <text:p>1.05163</text:p>
          </table:table-cell>
          <table:table-cell office:value-type="float" office:value="0.68098" calcext:value-type="float">
            <text:p>0.68098</text:p>
          </table:table-cell>
          <table:table-cell office:value-type="float" office:value="0.41511" calcext:value-type="float">
            <text:p>0.41511</text:p>
          </table:table-cell>
          <table:table-cell office:value-type="float" office:value="0.18519" calcext:value-type="float">
            <text:p>0.18519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1.81985" calcext:value-type="float">
            <text:p>1.8198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73" calcext:value-type="float">
            <text:p>73</text:p>
          </table:table-cell>
          <table:table-cell office:value-type="float" office:value="5.51" calcext:value-type="float">
            <text:p>5.51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96372" calcext:value-type="float">
            <text:p>0.96372</text:p>
          </table:table-cell>
          <table:table-cell office:value-type="float" office:value="0.59469" calcext:value-type="float">
            <text:p>0.59469</text:p>
          </table:table-cell>
          <table:table-cell office:value-type="float" office:value="0.43597" calcext:value-type="float">
            <text:p>0.43597</text:p>
          </table:table-cell>
          <table:table-cell office:value-type="float" office:value="0.04294" calcext:value-type="float">
            <text:p>0.04294</text:p>
          </table:table-cell>
          <table:table-cell office:value-type="float" office:value="0.22245" calcext:value-type="float">
            <text:p>0.22245</text:p>
          </table:table-cell>
          <table:table-cell office:value-type="float" office:value="2.35682" calcext:value-type="float">
            <text:p>2.3568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74" calcext:value-type="float">
            <text:p>74</text:p>
          </table:table-cell>
          <table:table-cell office:value-type="float" office:value="5.488" calcext:value-type="float">
            <text:p>5.488</text:p>
          </table:table-cell>
          <table:table-cell office:value-type="float" office:value="1.18649" calcext:value-type="float">
            <text:p>1.18649</text:p>
          </table:table-cell>
          <table:table-cell office:value-type="float" office:value="0.60809" calcext:value-type="float">
            <text:p>0.60809</text:p>
          </table:table-cell>
          <table:table-cell office:value-type="float" office:value="0.70524" calcext:value-type="float">
            <text:p>0.70524</text:p>
          </table:table-cell>
          <table:table-cell office:value-type="float" office:value="0.23907" calcext:value-type="float">
            <text:p>0.23907</text:p>
          </table:table-cell>
          <table:table-cell office:value-type="float" office:value="0.04002" calcext:value-type="float">
            <text:p>0.04002</text:p>
          </table:table-cell>
          <table:table-cell office:value-type="float" office:value="0.18434" calcext:value-type="float">
            <text:p>0.18434</text:p>
          </table:table-cell>
          <table:table-cell office:value-type="float" office:value="2.52462" calcext:value-type="float">
            <text:p>2.52462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Eastern Asia</text:p>
          </table:table-cell>
          <table:table-cell office:value-type="float" office:value="75" calcext:value-type="float">
            <text:p>75</text:p>
          </table:table-cell>
          <table:table-cell office:value-type="float" office:value="5.458" calcext:value-type="float">
            <text:p>5.458</text:p>
          </table:table-cell>
          <table:table-cell office:value-type="float" office:value="1.5107" calcext:value-type="float">
            <text:p>1.5107</text:p>
          </table:table-cell>
          <table:table-cell office:value-type="float" office:value="0.87021" calcext:value-type="float">
            <text:p>0.87021</text:p>
          </table:table-cell>
          <table:table-cell office:value-type="float" office:value="0.95277" calcext:value-type="float">
            <text:p>0.95277</text:p>
          </table:table-cell>
          <table:table-cell office:value-type="float" office:value="0.48079" calcext:value-type="float">
            <text:p>0.48079</text:p>
          </table:table-cell>
          <table:table-cell office:value-type="float" office:value="0.31647" calcext:value-type="float">
            <text:p>0.31647</text:p>
          </table:table-cell>
          <table:table-cell office:value-type="float" office:value="0.40097" calcext:value-type="float">
            <text:p>0.40097</text:p>
          </table:table-cell>
          <table:table-cell office:value-type="float" office:value="0.92614" calcext:value-type="float">
            <text:p>0.9261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ub-Saharan Africa</text:p>
          </table:table-cell>
          <table:table-cell office:value-type="float" office:value="76" calcext:value-type="float">
            <text:p>76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0.33613" calcext:value-type="float">
            <text:p>0.33613</text:p>
          </table:table-cell>
          <table:table-cell office:value-type="float" office:value="0.11466" calcext:value-type="float">
            <text:p>0.11466</text:p>
          </table:table-cell>
          <table:table-cell office:value-type="float" office:value="0.56778" calcext:value-type="float">
            <text:p>0.56778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27225" calcext:value-type="float">
            <text:p>0.27225</text:p>
          </table:table-cell>
          <table:table-cell office:value-type="float" office:value="3.83772" calcext:value-type="float">
            <text:p>3.83772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Central and Eastern Europe</text:p>
          </table:table-cell>
          <table:table-cell office:value-type="float" office:value="77" calcext:value-type="float">
            <text:p>77</text:p>
          </table:table-cell>
          <table:table-cell office:value-type="float" office:value="5.401" calcext:value-type="float">
            <text:p>5.401</text:p>
          </table:table-cell>
          <table:table-cell office:value-type="float" office:value="0.90145" calcext:value-type="float">
            <text:p>0.90145</text:p>
          </table:table-cell>
          <table:table-cell office:value-type="float" office:value="0.66062" calcext:value-type="float">
            <text:p>0.66062</text:p>
          </table:table-cell>
          <table:table-cell office:value-type="float" office:value="0.54" calcext:value-type="float">
            <text:p>0.54</text:p>
          </table:table-cell>
          <table:table-cell office:value-type="float" office:value="0.14396" calcext:value-type="float">
            <text:p>0.14396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27992" calcext:value-type="float">
            <text:p>0.27992</text:p>
          </table:table-cell>
          <table:table-cell office:value-type="float" office:value="2.80998" calcext:value-type="float">
            <text:p>2.8099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78" calcext:value-type="float">
            <text:p>78</text:p>
          </table:table-cell>
          <table:table-cell office:value-type="float" office:value="5.389" calcext:value-type="float">
            <text:p>5.389</text:p>
          </table:table-cell>
          <table:table-cell office:value-type="float" office:value="1.16492" calcext:value-type="float">
            <text:p>1.16492</text:p>
          </table:table-cell>
          <table:table-cell office:value-type="float" office:value="0.87717" calcext:value-type="float">
            <text:p>0.87717</text:p>
          </table:table-cell>
          <table:table-cell office:value-type="float" office:value="0.64718" calcext:value-type="float">
            <text:p>0.64718</text:p>
          </table:table-cell>
          <table:table-cell office:value-type="float" office:value="0.23889" calcext:value-type="float">
            <text:p>0.23889</text:p>
          </table:table-cell>
          <table:table-cell office:value-type="float" office:value="0.12348" calcext:value-type="float">
            <text:p>0.12348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2.29074" calcext:value-type="float">
            <text:p>2.2907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Southeastern Asia</text:p>
          </table:table-cell>
          <table:table-cell office:value-type="float" office:value="79" calcext:value-type="float">
            <text:p>79</text:p>
          </table:table-cell>
          <table:table-cell office:value-type="float" office:value="5.314" calcext:value-type="float">
            <text:p>5.314</text:p>
          </table:table-cell>
          <table:table-cell office:value-type="float" office:value="0.95104" calcext:value-type="float">
            <text:p>0.95104</text:p>
          </table:table-cell>
          <table:table-cell office:value-type="float" office:value="0.87625" calcext:value-type="float">
            <text:p>0.87625</text:p>
          </table:table-cell>
          <table:table-cell office:value-type="float" office:value="0.49374" calcext:value-type="float">
            <text:p>0.49374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56521" calcext:value-type="float">
            <text:p>0.56521</text:p>
          </table:table-cell>
          <table:table-cell office:value-type="float" office:value="2.03171" calcext:value-type="float">
            <text:p>2.03171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80" calcext:value-type="float">
            <text:p>80</text:p>
          </table:table-cell>
          <table:table-cell office:value-type="float" office:value="5.303" calcext:value-type="float">
            <text:p>5.303</text:p>
          </table:table-cell>
          <table:table-cell office:value-type="float" office:value="0.99673" calcext:value-type="float">
            <text:p>0.99673</text:p>
          </table:table-cell>
          <table:table-cell office:value-type="float" office:value="0.86216" calcext:value-type="float">
            <text:p>0.86216</text:p>
          </table:table-cell>
          <table:table-cell office:value-type="float" office:value="0.60712" calcext:value-type="float">
            <text:p>0.60712</text:p>
          </table:table-cell>
          <table:table-cell office:value-type="float" office:value="0.36023" calcext:value-type="float">
            <text:p>0.36023</text:p>
          </table:table-cell>
          <table:table-cell office:value-type="float" office:value="0.13297" calcext:value-type="float">
            <text:p>0.13297</text:p>
          </table:table-cell>
          <table:table-cell office:value-type="float" office:value="0.14262" calcext:value-type="float">
            <text:p>0.14262</text:p>
          </table:table-cell>
          <table:table-cell office:value-type="float" office:value="2.20142" calcext:value-type="float">
            <text:p>2.2014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81" calcext:value-type="float">
            <text:p>81</text:p>
          </table:table-cell>
          <table:table-cell office:value-type="float" office:value="5.291" calcext:value-type="float">
            <text:p>5.291</text:p>
          </table:table-cell>
          <table:table-cell office:value-type="float" office:value="1.12373" calcext:value-type="float">
            <text:p>1.12373</text:p>
          </table:table-cell>
          <table:table-cell office:value-type="float" office:value="0.76042" calcext:value-type="float">
            <text:p>0.76042</text:p>
          </table:table-cell>
          <table:table-cell office:value-type="float" office:value="0.54504" calcext:value-type="float">
            <text:p>0.54504</text:p>
          </table:table-cell>
          <table:table-cell office:value-type="float" office:value="0.35327" calcext:value-type="float">
            <text:p>0.35327</text:p>
          </table:table-cell>
          <table:table-cell office:value-type="float" office:value="0.17914" calcext:value-type="float">
            <text:p>0.17914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2735" calcext:value-type="float">
            <text:p>2.273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Southeastern Asia</text:p>
          </table:table-cell>
          <table:table-cell office:value-type="float" office:value="82" calcext:value-type="float">
            <text:p>82</text:p>
          </table:table-cell>
          <table:table-cell office:value-type="float" office:value="5.279" calcext:value-type="float">
            <text:p>5.279</text:p>
          </table:table-cell>
          <table:table-cell office:value-type="float" office:value="0.81217" calcext:value-type="float">
            <text:p>0.81217</text:p>
          </table:table-cell>
          <table:table-cell office:value-type="float" office:value="0.87877" calcext:value-type="float">
            <text:p>0.87877</text:p>
          </table:table-cell>
          <table:table-cell office:value-type="float" office:value="0.47036" calcext:value-type="float">
            <text:p>0.47036</text:p>
          </table:table-cell>
          <table:table-cell office:value-type="float" office:value="0.54854" calcext:value-type="float">
            <text:p>0.54854</text:p>
          </table:table-cell>
          <table:table-cell office:value-type="float" office:value="0.11757" calcext:value-type="float">
            <text:p>0.11757</text:p>
          </table:table-cell>
          <table:table-cell office:value-type="float" office:value="0.21674" calcext:value-type="float">
            <text:p>0.21674</text:p>
          </table:table-cell>
          <table:table-cell office:value-type="float" office:value="2.23484" calcext:value-type="float">
            <text:p>2.2348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Eastern Asia</text:p>
          </table:table-cell>
          <table:table-cell office:value-type="float" office:value="83" calcext:value-type="float">
            <text:p>83</text:p>
          </table:table-cell>
          <table:table-cell office:value-type="float" office:value="5.245" calcext:value-type="float">
            <text:p>5.245</text:p>
          </table:table-cell>
          <table:table-cell office:value-type="float" office:value="1.0278" calcext:value-type="float">
            <text:p>1.0278</text:p>
          </table:table-cell>
          <table:table-cell office:value-type="float" office:value="0.79381" calcext:value-type="float">
            <text:p>0.79381</text:p>
          </table:table-cell>
          <table:table-cell office:value-type="float" office:value="0.73561" calcext:value-type="float">
            <text:p>0.73561</text:p>
          </table:table-cell>
          <table:table-cell office:value-type="float" office:value="0.44012" calcext:value-type="float">
            <text:p>0.44012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4959" calcext:value-type="float">
            <text:p>0.04959</text:p>
          </table:table-cell>
          <table:table-cell office:value-type="float" office:value="2.17087" calcext:value-type="float">
            <text:p>2.1708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Southern Asia</text:p>
          </table:table-cell>
          <table:table-cell office:value-type="float" office:value="84" calcext:value-type="float">
            <text:p>84</text:p>
          </table:table-cell>
          <table:table-cell office:value-type="float" office:value="5.196" calcext:value-type="float">
            <text:p>5.196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90836" calcext:value-type="float">
            <text:p>0.90836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46074" calcext:value-type="float">
            <text:p>0.46074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48546" calcext:value-type="float">
            <text:p>0.48546</text:p>
          </table:table-cell>
          <table:table-cell office:value-type="float" office:value="1.82916" calcext:value-type="float">
            <text:p>1.82916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85" calcext:value-type="float">
            <text:p>85</text:p>
          </table:table-cell>
          <table:table-cell office:value-type="float" office:value="5.185" calcext:value-type="float">
            <text:p>5.185</text:p>
          </table:table-cell>
          <table:table-cell office:value-type="float" office:value="0.56044" calcext:value-type="float">
            <text:p>0.56044</text:p>
          </table:table-cell>
          <table:table-cell office:value-type="float" office:value="0.95434" calcext:value-type="float">
            <text:p>0.95434</text:p>
          </table:table-cell>
          <table:table-cell office:value-type="float" office:value="0.55449" calcext:value-type="float">
            <text:p>0.55449</text:p>
          </table:table-cell>
          <table:table-cell office:value-type="float" office:value="0.40212" calcext:value-type="float">
            <text:p>0.40212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38432" calcext:value-type="float">
            <text:p>0.38432</text:p>
          </table:table-cell>
          <table:table-cell office:value-type="float" office:value="2.28136" calcext:value-type="float">
            <text:p>2.2813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86" calcext:value-type="float">
            <text:p>86</text:p>
          </table:table-cell>
          <table:table-cell office:value-type="float" office:value="5.177" calcext:value-type="float">
            <text:p>5.177</text:p>
          </table:table-cell>
          <table:table-cell office:value-type="float" office:value="1.03437" calcext:value-type="float">
            <text:p>1.03437</text:p>
          </table:table-cell>
          <table:table-cell office:value-type="float" office:value="0.81329" calcext:value-type="float">
            <text:p>0.8132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15718" calcext:value-type="float">
            <text:p>0.15718</text:p>
          </table:table-cell>
          <table:table-cell office:value-type="float" office:value="0.04339" calcext:value-type="float">
            <text:p>0.04339</text:p>
          </table:table-cell>
          <table:table-cell office:value-type="float" office:value="0.20737" calcext:value-type="float">
            <text:p>0.20737</text:p>
          </table:table-cell>
          <table:table-cell office:value-type="float" office:value="2.27539" calcext:value-type="float">
            <text:p>2.2753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Central and Eastern Europe</text:p>
          </table:table-cell>
          <table:table-cell office:value-type="float" office:value="87" calcext:value-type="float">
            <text:p>87</text:p>
          </table:table-cell>
          <table:table-cell office:value-type="float" office:value="5.163" calcext:value-type="float">
            <text:p>5.163</text:p>
          </table:table-cell>
          <table:table-cell office:value-type="float" office:value="0.93383" calcext:value-type="float">
            <text:p>0.93383</text:p>
          </table:table-cell>
          <table:table-cell office:value-type="float" office:value="0.64367" calcext:value-type="float">
            <text:p>0.64367</text:p>
          </table:table-cell>
          <table:table-cell office:value-type="float" office:value="0.70766" calcext:value-type="float">
            <text:p>0.70766</text:p>
          </table:table-cell>
          <table:table-cell office:value-type="float" office:value="0.09511" calcext:value-type="float">
            <text:p>0.09511</text:p>
          </table:table-cell>
          <table:table-cell office:value-type="float" office:value="0" calcext:value-type="float">
            <text:p>0</text:p>
          </table:table-cell>
          <table:table-cell office:value-type="float" office:value="0.29889" calcext:value-type="float">
            <text:p>0.29889</text:p>
          </table:table-cell>
          <table:table-cell office:value-type="float" office:value="2.48406" calcext:value-type="float">
            <text:p>2.4840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Central and Eastern Europe</text:p>
          </table:table-cell>
          <table:table-cell office:value-type="float" office:value="88" calcext:value-type="float">
            <text:p>88</text:p>
          </table:table-cell>
          <table:table-cell office:value-type="float" office:value="5.161" calcext:value-type="float">
            <text:p>5.161</text:p>
          </table:table-cell>
          <table:table-cell office:value-type="float" office:value="1.07838" calcext:value-type="float">
            <text:p>1.07838</text:p>
          </table:table-cell>
          <table:table-cell office:value-type="float" office:value="0.74173" calcext:value-type="float">
            <text:p>0.74173</text:p>
          </table:table-cell>
          <table:table-cell office:value-type="float" office:value="0.63533" calcext:value-type="float">
            <text:p>0.63533</text:p>
          </table:table-cell>
          <table:table-cell office:value-type="float" office:value="0.15111" calcext:value-type="float">
            <text:p>0.15111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0.17191" calcext:value-type="float">
            <text:p>0.17191</text:p>
          </table:table-cell>
          <table:table-cell office:value-type="float" office:value="2.25531" calcext:value-type="float">
            <text:p>2.2553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Latin America and Caribbean</text:p>
          </table:table-cell>
          <table:table-cell office:value-type="float" office:value="89" calcext:value-type="float">
            <text:p>89</text:p>
          </table:table-cell>
          <table:table-cell office:value-type="float" office:value="5.155" calcext:value-type="float">
            <text:p>5.155</text:p>
          </table:table-cell>
          <table:table-cell office:value-type="float" office:value="1.02787" calcext:value-type="float">
            <text:p>1.02787</text:p>
          </table:table-cell>
          <table:table-cell office:value-type="float" office:value="0.99496" calcext:value-type="float">
            <text:p>0.99496</text:p>
          </table:table-cell>
          <table:table-cell office:value-type="float" office:value="0.57669" calcext:value-type="float">
            <text:p>0.57669</text:p>
          </table:table-cell>
          <table:table-cell office:value-type="float" office:value="0.52259" calcext:value-type="float">
            <text:p>0.52259</text:p>
          </table:table-cell>
          <table:table-cell office:value-type="float" office:value="0.12372" calcext:value-type="float">
            <text:p>0.12372</text:p>
          </table:table-cell>
          <table:table-cell office:value-type="float" office:value="0.21286" calcext:value-type="float">
            <text:p>0.21286</text:p>
          </table:table-cell>
          <table:table-cell office:value-type="float" office:value="1.69626" calcext:value-type="float">
            <text:p>1.6962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90" calcext:value-type="float">
            <text:p>90</text:p>
          </table:table-cell>
          <table:table-cell office:value-type="float" office:value="5.151" calcext:value-type="float">
            <text:p>5.151</text:p>
          </table:table-cell>
          <table:table-cell office:value-type="float" office:value="0.84058" calcext:value-type="float">
            <text:p>0.84058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25646" calcext:value-type="float">
            <text:p>0.25646</text:p>
          </table:table-cell>
          <table:table-cell office:value-type="float" office:value="0.08404" calcext:value-type="float">
            <text:p>0.08404</text:p>
          </table:table-cell>
          <table:table-cell office:value-type="float" office:value="0.04053" calcext:value-type="float">
            <text:p>0.04053</text:p>
          </table:table-cell>
          <table:table-cell office:value-type="float" office:value="2.94891" calcext:value-type="float">
            <text:p>2.9489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Central and Eastern Europe</text:p>
          </table:table-cell>
          <table:table-cell office:value-type="float" office:value="91" calcext:value-type="float">
            <text:p>91</text:p>
          </table:table-cell>
          <table:table-cell office:value-type="float" office:value="5.145" calcext:value-type="float">
            <text:p>5.145</text:p>
          </table:table-cell>
          <table:table-cell office:value-type="float" office:value="1.24142" calcext:value-type="float">
            <text:p>1.24142</text:p>
          </table:table-cell>
          <table:table-cell office:value-type="float" office:value="0.93164" calcext:value-type="float">
            <text:p>0.93164</text:p>
          </table:table-cell>
          <table:table-cell office:value-type="float" office:value="0.67608" calcext:value-type="float">
            <text:p>0.67608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04472" calcext:value-type="float">
            <text:p>0.04472</text:p>
          </table:table-cell>
          <table:table-cell office:value-type="float" office:value="0.099" calcext:value-type="float">
            <text:p>0.099</text:p>
          </table:table-cell>
          <table:table-cell office:value-type="float" office:value="1.95473" calcext:value-type="float">
            <text:p>1.9547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Southern Asia</text:p>
          </table:table-cell>
          <table:table-cell office:value-type="float" office:value="92" calcext:value-type="float">
            <text:p>92</text:p>
          </table:table-cell>
          <table:table-cell office:value-type="float" office:value="5.132" calcext:value-type="float">
            <text:p>5.132</text:p>
          </table:table-cell>
          <table:table-cell office:value-type="float" office:value="0.68816" calcext:value-type="float">
            <text:p>0.68816</text:p>
          </table:table-cell>
          <table:table-cell office:value-type="float" office:value="0.26135" calcext:value-type="float">
            <text:p>0.26135</text:p>
          </table:table-cell>
          <table:table-cell office:value-type="float" office:value="0.40306" calcext:value-type="float">
            <text:p>0.40306</text:p>
          </table:table-cell>
          <table:table-cell office:value-type="float" office:value="0.14622" calcext:value-type="float">
            <text:p>0.14622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31185" calcext:value-type="float">
            <text:p>0.31185</text:p>
          </table:table-cell>
          <table:table-cell office:value-type="float" office:value="3.18286" calcext:value-type="float">
            <text:p>3.18286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93" calcext:value-type="float">
            <text:p>93</text:p>
          </table:table-cell>
          <table:table-cell office:value-type="float" office:value="5.129" calcext:value-type="float">
            <text:p>5.129</text:p>
          </table:table-cell>
          <table:table-cell office:value-type="float" office:value="1.12268" calcext:value-type="float">
            <text:p>1.12268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76171" calcext:value-type="float">
            <text:p>0.76171</text:p>
          </table:table-cell>
          <table:table-cell office:value-type="float" office:value="0.26228" calcext:value-type="float">
            <text:p>0.26228</text:p>
          </table:table-cell>
          <table:table-cell office:value-type="float" office:value="0.03061" calcext:value-type="float">
            <text:p>0.03061</text:p>
          </table:table-cell>
          <table:table-cell office:value-type="float" office:value="0.23693" calcext:value-type="float">
            <text:p>0.23693</text:p>
          </table:table-cell>
          <table:table-cell office:value-type="float" office:value="2.07339" calcext:value-type="float">
            <text:p>2.0733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Western Europe</text:p>
          </table:table-cell>
          <table:table-cell office:value-type="float" office:value="94" calcext:value-type="float">
            <text:p>94</text:p>
          </table:table-cell>
          <table:table-cell office:value-type="float" office:value="5.123" calcext:value-type="float">
            <text:p>5.123</text:p>
          </table:table-cell>
          <table:table-cell office:value-type="float" office:value="1.27607" calcext:value-type="float">
            <text:p>1.27607</text:p>
          </table:table-cell>
          <table:table-cell office:value-type="float" office:value="0.94367" calcext:value-type="float">
            <text:p>0.94367</text:p>
          </table:table-cell>
          <table:table-cell office:value-type="float" office:value="0.79363" calcext:value-type="float">
            <text:p>0.79363</text:p>
          </table:table-cell>
          <table:table-cell office:value-type="float" office:value="0.44727" calcext:value-type="float">
            <text:p>0.44727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11691" calcext:value-type="float">
            <text:p>0.11691</text:p>
          </table:table-cell>
          <table:table-cell office:value-type="float" office:value="1.53015" calcext:value-type="float">
            <text:p>1.5301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95" calcext:value-type="float">
            <text:p>95</text:p>
          </table:table-cell>
          <table:table-cell office:value-type="float" office:value="5.121" calcext:value-type="float">
            <text:p>5.121</text:p>
          </table:table-cell>
          <table:table-cell office:value-type="float" office:value="1.0193" calcext:value-type="float">
            <text:p>1.0193</text:p>
          </table:table-cell>
          <table:table-cell office:value-type="float" office:value="0.78236" calcext:value-type="float">
            <text:p>0.78236</text:p>
          </table:table-cell>
          <table:table-cell office:value-type="float" office:value="0.64738" calcext:value-type="float">
            <text:p>0.64738</text:p>
          </table:table-cell>
          <table:table-cell office:value-type="float" office:value="0.27668" calcext:value-type="float">
            <text:p>0.27668</text:p>
          </table:table-cell>
          <table:table-cell office:value-type="float" office:value="0.07047" calcext:value-type="float">
            <text:p>0.07047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2.08947" calcext:value-type="float">
            <text:p>2.0894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Southeastern Asia</text:p>
          </table:table-cell>
          <table:table-cell office:value-type="float" office:value="96" calcext:value-type="float">
            <text:p>96</text:p>
          </table:table-cell>
          <table:table-cell office:value-type="float" office:value="5.061" calcext:value-type="float">
            <text:p>5.061</text:p>
          </table:table-cell>
          <table:table-cell office:value-type="float" office:value="0.74037" calcext:value-type="float">
            <text:p>0.74037</text:p>
          </table:table-cell>
          <table:table-cell office:value-type="float" office:value="0.79117" calcext:value-type="float">
            <text:p>0.79117</text:p>
          </table:table-cell>
          <table:table-cell office:value-type="float" office:value="0.66157" calcext:value-type="float">
            <text:p>0.66157</text:p>
          </table:table-cell>
          <table:table-cell office:value-type="float" office:value="0.55954" calcext:value-type="float">
            <text:p>0.55954</text:p>
          </table:table-cell>
          <table:table-cell office:value-type="float" office:value="0.11556" calcext:value-type="float">
            <text:p>0.11556</text:p>
          </table:table-cell>
          <table:table-cell office:value-type="float" office:value="0.25075" calcext:value-type="float">
            <text:p>0.25075</text:p>
          </table:table-cell>
          <table:table-cell office:value-type="float" office:value="1.9418" calcext:value-type="float">
            <text:p>1.9418</text:p>
          </table:table-cell>
        </table:table-row>
        <table:table-row table:style-name="ro1">
          <table:table-cell office:value-type="string" calcext:value-type="string">
            <text:p>Somaliland Region</text:p>
          </table:table-cell>
          <table:table-cell office:value-type="string" calcext:value-type="string">
            <text:p>Sub-Saharan Africa</text:p>
          </table:table-cell>
          <table:table-cell office:value-type="float" office:value="97" calcext:value-type="float">
            <text:p>97</text:p>
          </table:table-cell>
          <table:table-cell office:value-type="float" office:value="5.057" calcext:value-type="float">
            <text:p>5.057</text:p>
          </table:table-cell>
          <table:table-cell office:value-type="float" office:value="0.25558" calcext:value-type="float">
            <text:p>0.25558</text:p>
          </table:table-cell>
          <table:table-cell office:value-type="float" office:value="0.75862" calcext:value-type="float">
            <text:p>0.75862</text:p>
          </table:table-cell>
          <table:table-cell office:value-type="float" office:value="0.33108" calcext:value-type="float">
            <text:p>0.33108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6794" calcext:value-type="float">
            <text:p>0.36794</text:p>
          </table:table-cell>
          <table:table-cell office:value-type="float" office:value="0.51479" calcext:value-type="float">
            <text:p>0.51479</text:p>
          </table:table-cell>
          <table:table-cell office:value-type="float" office:value="2.43801" calcext:value-type="float">
            <text:p>2.4380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98" calcext:value-type="float">
            <text:p>98</text:p>
          </table:table-cell>
          <table:table-cell office:value-type="float" office:value="5.045" calcext:value-type="float">
            <text:p>5.045</text:p>
          </table:table-cell>
          <table:table-cell office:value-type="float" office:value="0.97724" calcext:value-type="float">
            <text:p>0.97724</text:p>
          </table:table-cell>
          <table:table-cell office:value-type="float" office:value="0.43165" calcext:value-type="float">
            <text:p>0.43165</text:p>
          </table:table-cell>
          <table:table-cell office:value-type="float" office:value="0.59577" calcext:value-type="float">
            <text:p>0.59577</text:p>
          </table:table-cell>
          <table:table-cell office:value-type="float" office:value="0.23553" calcext:value-type="float">
            <text:p>0.23553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3936" calcext:value-type="float">
            <text:p>0.03936</text:p>
          </table:table-cell>
          <table:table-cell office:value-type="float" office:value="2.68413" calcext:value-type="float">
            <text:p>2.6841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Western Europe</text:p>
          </table:table-cell>
          <table:table-cell office:value-type="float" office:value="99" calcext:value-type="float">
            <text:p>99</text:p>
          </table:table-cell>
          <table:table-cell office:value-type="float" office:value="5.033" calcext:value-type="float">
            <text:p>5.033</text:p>
          </table:table-cell>
          <table:table-cell office:value-type="float" office:value="1.24886" calcext:value-type="float">
            <text:p>1.24886</text:p>
          </table:table-cell>
          <table:table-cell office:value-type="float" office:value="0.75473" calcext:value-type="float">
            <text:p>0.75473</text:p>
          </table:table-cell>
          <table:table-cell office:value-type="float" office:value="0.80029" calcext:value-type="float">
            <text:p>0.80029</text:p>
          </table:table-cell>
          <table:table-cell office:value-type="float" office:value="0.05822" calcext:value-type="float">
            <text:p>0.05822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" calcext:value-type="float">
            <text:p>0</text:p>
          </table:table-cell>
          <table:table-cell office:value-type="float" office:value="2.12944" calcext:value-type="float">
            <text:p>2.12944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100" calcext:value-type="float">
            <text:p>100</text:p>
          </table:table-cell>
          <table:table-cell office:value-type="float" office:value="4.996" calcext:value-type="float">
            <text:p>4.996</text:p>
          </table:table-cell>
          <table:table-cell office:value-type="float" office:value="0.48835" calcext:value-type="float">
            <text:p>0.48835</text:p>
          </table:table-cell>
          <table:table-cell office:value-type="float" office:value="0.75602" calcext:value-type="float">
            <text:p>0.75602</text:p>
          </table:table-cell>
          <table:table-cell office:value-type="float" office:value="0.53119" calcext:value-type="float">
            <text:p>0.53119</text:p>
          </table:table-cell>
          <table:table-cell office:value-type="float" office:value="0.43408" calcext:value-type="float">
            <text:p>0.43408</text:p>
          </table:table-cell>
          <table:table-cell office:value-type="float" office:value="0.13509" calcext:value-type="float">
            <text:p>0.13509</text:p>
          </table:table-cell>
          <table:table-cell office:value-type="float" office:value="0.25998" calcext:value-type="float">
            <text:p>0.25998</text:p>
          </table:table-cell>
          <table:table-cell office:value-type="float" office:value="2.39106" calcext:value-type="float">
            <text:p>2.3910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Eastern Asia</text:p>
          </table:table-cell>
          <table:table-cell office:value-type="float" office:value="101" calcext:value-type="float">
            <text:p>101</text:p>
          </table:table-cell>
          <table:table-cell office:value-type="float" office:value="4.907" calcext:value-type="float">
            <text:p>4.907</text:p>
          </table:table-cell>
          <table:table-cell office:value-type="float" office:value="0.98853" calcext:value-type="float">
            <text:p>0.98853</text:p>
          </table:table-cell>
          <table:table-cell office:value-type="float" office:value="1.08983" calcext:value-type="float">
            <text:p>1.08983</text:p>
          </table:table-cell>
          <table:table-cell office:value-type="float" office:value="0.55469" calcext:value-type="float">
            <text:p>0.55469</text:p>
          </table:table-cell>
          <table:table-cell office:value-type="float" office:value="0.35972" calcext:value-type="float">
            <text:p>0.35972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1.53586" calcext:value-type="float">
            <text:p>1.53586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Southeastern Asia</text:p>
          </table:table-cell>
          <table:table-cell office:value-type="float" office:value="102" calcext:value-type="float">
            <text:p>102</text:p>
          </table:table-cell>
          <table:table-cell office:value-type="float" office:value="4.876" calcext:value-type="float">
            <text:p>4.876</text:p>
          </table:table-cell>
          <table:table-cell office:value-type="float" office:value="0.68042" calcext:value-type="float">
            <text:p>0.68042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38291" calcext:value-type="float">
            <text:p>0.38291</text:p>
          </table:table-cell>
          <table:table-cell office:value-type="float" office:value="0.52168" calcext:value-type="float">
            <text:p>0.52168</text:p>
          </table:table-cell>
          <table:table-cell office:value-type="float" office:value="0.22423" calcext:value-type="float">
            <text:p>0.22423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2.08637" calcext:value-type="float">
            <text:p>2.0863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Sub-Saharan Africa</text:p>
          </table:table-cell>
          <table:table-cell office:value-type="float" office:value="103" calcext:value-type="float">
            <text:p>103</text:p>
          </table:table-cell>
          <table:table-cell office:value-type="float" office:value="4.875" calcext:value-type="float">
            <text:p>4.875</text:p>
          </table:table-cell>
          <table:table-cell office:value-type="float" office:value="0.75216" calcext:value-type="float">
            <text:p>0.75216</text:p>
          </table:table-cell>
          <table:table-cell office:value-type="float" office:value="0.64498" calcext:value-type="float">
            <text:p>0.64498</text:p>
          </table:table-cell>
          <table:table-cell office:value-type="float" office:value="0.05108" calcext:value-type="float">
            <text:p>0.05108</text:p>
          </table:table-cell>
          <table:table-cell office:value-type="float" office:value="0.27854" calcext:value-type="float">
            <text:p>0.27854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23219" calcext:value-type="float">
            <text:p>0.23219</text:p>
          </table:table-cell>
          <table:table-cell office:value-type="float" office:value="2.88586" calcext:value-type="float">
            <text:p>2.8858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04" calcext:value-type="float">
            <text:p>104</text:p>
          </table:table-cell>
          <table:table-cell office:value-type="float" office:value="4.871" calcext:value-type="float">
            <text:p>4.871</text:p>
          </table:table-cell>
          <table:table-cell office:value-type="float" office:value="0.69429" calcext:value-type="float">
            <text:p>0.69429</text:p>
          </table:table-cell>
          <table:table-cell office:value-type="float" office:value="0.75596" calcext:value-type="float">
            <text:p>0.75596</text:p>
          </table:table-cell>
          <table:table-cell office:value-type="float" office:value="0.58383" calcext:value-type="float">
            <text:p>0.58383</text:p>
          </table:table-cell>
          <table:table-cell office:value-type="float" office:value="0.26755" calcext:value-type="float">
            <text:p>0.26755</text:p>
          </table:table-cell>
          <table:table-cell office:value-type="float" office:value="0.06906" calcext:value-type="float">
            <text:p>0.06906</text:p>
          </table:table-cell>
          <table:table-cell office:value-type="float" office:value="0.2044" calcext:value-type="float">
            <text:p>0.2044</text:p>
          </table:table-cell>
          <table:table-cell office:value-type="float" office:value="2.29551" calcext:value-type="float">
            <text:p>2.29551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05" calcext:value-type="float">
            <text:p>105</text:p>
          </table:table-cell>
          <table:table-cell office:value-type="float" office:value="4.813" calcext:value-type="float">
            <text:p>4.813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0.38857" calcext:value-type="float">
            <text:p>0.38857</text:p>
          </table:table-cell>
          <table:table-cell office:value-type="float" office:value="0.64232" calcext:value-type="float">
            <text:p>0.64232</text:p>
          </table:table-cell>
          <table:table-cell office:value-type="float" office:value="0.22544" calcext:value-type="float">
            <text:p>0.22544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38538" calcext:value-type="float">
            <text:p>0.38538</text:p>
          </table:table-cell>
          <table:table-cell office:value-type="float" office:value="1.99817" calcext:value-type="float">
            <text:p>1.9981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Sub-Saharan Africa</text:p>
          </table:table-cell>
          <table:table-cell office:value-type="float" office:value="106" calcext:value-type="float">
            <text:p>106</text:p>
          </table:table-cell>
          <table:table-cell office:value-type="float" office:value="4.795" calcext:value-type="float">
            <text:p>4.795</text:p>
          </table:table-cell>
          <table:table-cell office:value-type="float" office:value="0.61202" calcext:value-type="float">
            <text:p>0.61202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23573" calcext:value-type="float">
            <text:p>0.23573</text:p>
          </table:table-cell>
          <table:table-cell office:value-type="float" office:value="0.42662" calcext:value-type="float">
            <text:p>0.42662</text:p>
          </table:table-cell>
          <table:table-cell office:value-type="float" office:value="0.11479" calcext:value-type="float">
            <text:p>0.11479</text:p>
          </table:table-cell>
          <table:table-cell office:value-type="float" office:value="0.17866" calcext:value-type="float">
            <text:p>0.17866</text:p>
          </table:table-cell>
          <table:table-cell office:value-type="float" office:value="2.58991" calcext:value-type="float">
            <text:p>2.5899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Southern Asia</text:p>
          </table:table-cell>
          <table:table-cell office:value-type="float" office:value="107" calcext:value-type="float">
            <text:p>107</text:p>
          </table:table-cell>
          <table:table-cell office:value-type="float" office:value="4.793" calcext:value-type="float">
            <text:p>4.793</text:p>
          </table:table-cell>
          <table:table-cell office:value-type="float" office:value="0.44626" calcext:value-type="float">
            <text:p>0.44626</text:p>
          </table:table-cell>
          <table:table-cell office:value-type="float" office:value="0.69699" calcext:value-type="float">
            <text:p>0.69699</text:p>
          </table:table-cell>
          <table:table-cell office:value-type="float" office:value="0.50073" calcext:value-type="float">
            <text:p>0.50073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07008" calcext:value-type="float">
            <text:p>0.07008</text:p>
          </table:table-cell>
          <table:table-cell office:value-type="float" office:value="0.3816" calcext:value-type="float">
            <text:p>0.3816</text:p>
          </table:table-cell>
          <table:table-cell office:value-type="float" office:value="2.32694" calcext:value-type="float">
            <text:p>2.32694</text:p>
          </table:table-cell>
        </table:table-row>
        <table:table-row table:style-name="ro1">
          <table:table-cell office:value-type="string" calcext:value-type="string">
            <text:p>Palestinian Territori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08" calcext:value-type="float">
            <text:p>108</text:p>
          </table:table-cell>
          <table:table-cell office:value-type="float" office:value="4.754" calcext:value-type="float">
            <text:p>4.754</text:p>
          </table:table-cell>
          <table:table-cell office:value-type="float" office:value="0.67024" calcext:value-type="float">
            <text:p>0.67024</text:p>
          </table:table-cell>
          <table:table-cell office:value-type="float" office:value="0.71629" calcext:value-type="float">
            <text:p>0.71629</text:p>
          </table:table-cell>
          <table:table-cell office:value-type="float" office:value="0.56844" calcext:value-type="float">
            <text:p>0.56844</text:p>
          </table:table-cell>
          <table:table-cell office:value-type="float" office:value="0.17744" calcext:value-type="float">
            <text:p>0.17744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0.11154" calcext:value-type="float">
            <text:p>0.11154</text:p>
          </table:table-cell>
          <table:table-cell office:value-type="float" office:value="2.40364" calcext:value-type="float">
            <text:p>2.4036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09" calcext:value-type="float">
            <text:p>109</text:p>
          </table:table-cell>
          <table:table-cell office:value-type="float" office:value="4.655" calcext:value-type="float">
            <text:p>4.655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50163" calcext:value-type="float">
            <text:p>0.50163</text:p>
          </table:table-cell>
          <table:table-cell office:value-type="float" office:value="0.73007" calcext:value-type="float">
            <text:p>0.73007</text:p>
          </table:table-cell>
          <table:table-cell office:value-type="float" office:value="0.31866" calcext:value-type="float">
            <text:p>0.31866</text:p>
          </table:table-cell>
          <table:table-cell office:value-type="float" office:value="0.05301" calcext:value-type="float">
            <text:p>0.05301</text:p>
          </table:table-cell>
          <table:table-cell office:value-type="float" office:value="0.1684" calcext:value-type="float">
            <text:p>0.1684</text:p>
          </table:table-cell>
          <table:table-cell office:value-type="float" office:value="1.92816" calcext:value-type="float">
            <text:p>1.9281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Southern Asia</text:p>
          </table:table-cell>
          <table:table-cell office:value-type="float" office:value="110" calcext:value-type="float">
            <text:p>110</text:p>
          </table:table-cell>
          <table:table-cell office:value-type="float" office:value="4.643" calcext:value-type="float">
            <text:p>4.643</text:p>
          </table:table-cell>
          <table:table-cell office:value-type="float" office:value="0.54177" calcext:value-type="float">
            <text:p>0.54177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0.52989" calcext:value-type="float">
            <text:p>0.52989</text:p>
          </table:table-cell>
          <table:table-cell office:value-type="float" office:value="0.39778" calcext:value-type="float">
            <text:p>0.39778</text:p>
          </table:table-cell>
          <table:table-cell office:value-type="float" office:value="0.12583" calcext:value-type="float">
            <text:p>0.12583</text:p>
          </table:table-cell>
          <table:table-cell office:value-type="float" office:value="0.19132" calcext:value-type="float">
            <text:p>0.19132</text:p>
          </table:table-cell>
          <table:table-cell office:value-type="float" office:value="2.60904" calcext:value-type="float">
            <text:p>2.60904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ub-Saharan Africa</text:p>
          </table:table-cell>
          <table:table-cell office:value-type="float" office:value="111" calcext:value-type="float">
            <text:p>111</text:p>
          </table:table-cell>
          <table:table-cell office:value-type="float" office:value="4.635" calcext:value-type="float">
            <text:p>4.635</text:p>
          </table:table-cell>
          <table:table-cell office:value-type="float" office:value="0.36485" calcext:value-type="float">
            <text:p>0.36485</text:p>
          </table:table-cell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0.30685" calcext:value-type="float">
            <text:p>0.30685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23897" calcext:value-type="float">
            <text:p>0.23897</text:p>
          </table:table-cell>
          <table:table-cell office:value-type="float" office:value="3.01402" calcext:value-type="float">
            <text:p>3.0140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12" calcext:value-type="float">
            <text:p>112</text:p>
          </table:table-cell>
          <table:table-cell office:value-type="float" office:value="4.575" calcext:value-type="float">
            <text:p>4.575</text:p>
          </table:table-cell>
          <table:table-cell office:value-type="float" office:value="1.07474" calcext:value-type="float">
            <text:p>1.07474</text:p>
          </table:table-cell>
          <table:table-cell office:value-type="float" office:value="0.59205" calcext:value-type="float">
            <text:p>0.59205</text:p>
          </table:table-cell>
          <table:table-cell office:value-type="float" office:value="0.51076" calcext:value-type="float">
            <text:p>0.51076</text:p>
          </table:table-cell>
          <table:table-cell office:value-type="float" office:value="0.24856" calcext:value-type="float">
            <text:p>0.24856</text:p>
          </table:table-cell>
          <table:table-cell office:value-type="float" office:value="0.13636" calcext:value-type="float">
            <text:p>0.13636</text:p>
          </table:table-cell>
          <table:table-cell office:value-type="float" office:value="0.19589" calcext:value-type="float">
            <text:p>0.19589</text:p>
          </table:table-cell>
          <table:table-cell office:value-type="float" office:value="1.81657" calcext:value-type="float">
            <text:p>1.81657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Sub-Saharan Africa</text:p>
          </table:table-cell>
          <table:table-cell office:value-type="float" office:value="113" calcext:value-type="float">
            <text:p>113</text:p>
          </table:table-cell>
          <table:table-cell office:value-type="float" office:value="4.574" calcext:value-type="float">
            <text:p>4.574</text:p>
          </table:table-cell>
          <table:table-cell office:value-type="float" office:value="0.93287" calcext:value-type="float">
            <text:p>0.93287</text:p>
          </table:table-cell>
          <table:table-cell office:value-type="float" office:value="0.70362" calcext:value-type="float">
            <text:p>0.70362</text:p>
          </table:table-cell>
          <table:table-cell office:value-type="float" office:value="0.34745" calcext:value-type="float">
            <text:p>0.34745</text:p>
          </table:table-cell>
          <table:table-cell office:value-type="float" office:value="0.48614" calcext:value-type="float">
            <text:p>0.48614</text:p>
          </table:table-cell>
          <table:table-cell office:value-type="float" office:value="0.10398" calcext:value-type="float">
            <text:p>0.10398</text:p>
          </table:table-cell>
          <table:table-cell office:value-type="float" office:value="0.07795" calcext:value-type="float">
            <text:p>0.07795</text:p>
          </table:table-cell>
          <table:table-cell office:value-type="float" office:value="1.92198" calcext:value-type="float">
            <text:p>1.9219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Sub-Saharan Africa</text:p>
          </table:table-cell>
          <table:table-cell office:value-type="float" office:value="114" calcext:value-type="float">
            <text:p>114</text:p>
          </table:table-cell>
          <table:table-cell office:value-type="float" office:value="4.513" calcext:value-type="float">
            <text:p>4.513</text:p>
          </table:table-cell>
          <table:table-cell office:value-type="float" office:value="0.52497" calcext:value-type="float">
            <text:p>0.52497</text:p>
          </table:table-cell>
          <table:table-cell office:value-type="float" office:value="0.62542" calcext:value-type="float">
            <text:p>0.62542</text:p>
          </table:table-cell>
          <table:table-cell office:value-type="float" office:value="0.12698" calcext:value-type="float">
            <text:p>0.12698</text:p>
          </table:table-cell>
          <table:table-cell office:value-type="float" office:value="0.42736" calcext:value-type="float">
            <text:p>0.42736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5198" calcext:value-type="float">
            <text:p>2.5198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Sub-Saharan Africa</text:p>
          </table:table-cell>
          <table:table-cell office:value-type="float" office:value="115" calcext:value-type="float">
            <text:p>115</text:p>
          </table:table-cell>
          <table:table-cell office:value-type="float" office:value="4.508" calcext:value-type="float">
            <text:p>4.508</text:p>
          </table:table-cell>
          <table:table-cell office:value-type="float" office:value="0.29283" calcext:value-type="float">
            <text:p>0.29283</text:p>
          </table:table-cell>
          <table:table-cell office:value-type="float" office:value="0.37932" calcext:value-type="float">
            <text:p>0.37932</text:p>
          </table:table-cell>
          <table:table-cell office:value-type="float" office:value="0.34578" calcext:value-type="float">
            <text:p>0.34578</text:p>
          </table:table-cell>
          <table:table-cell office:value-type="float" office:value="0.36703" calcext:value-type="float">
            <text:p>0.36703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2.65614" calcext:value-type="float">
            <text:p>2.6561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Sub-Saharan Africa</text:p>
          </table:table-cell>
          <table:table-cell office:value-type="float" office:value="116" calcext:value-type="float">
            <text:p>116</text:p>
          </table:table-cell>
          <table:table-cell office:value-type="float" office:value="4.459" calcext:value-type="float">
            <text:p>4.459</text:p>
          </table:table-cell>
          <table:table-cell office:value-type="float" office:value="1.02416" calcext:value-type="float">
            <text:p>1.02416</text:p>
          </table:table-cell>
          <table:table-cell office:value-type="float" office:value="0.96053" calcext:value-type="float">
            <text:p>0.96053</text:p>
          </table:table-cell>
          <table:table-cell office:value-type="float" office:value="0.18611" calcext:value-type="float">
            <text:p>0.18611</text:p>
          </table:table-cell>
          <table:table-cell office:value-type="float" office:value="0.42483" calcext:value-type="float">
            <text:p>0.42483</text:p>
          </table:table-cell>
          <table:table-cell office:value-type="float" office:value="0.08415" calcext:value-type="float">
            <text:p>0.08415</text:p>
          </table:table-cell>
          <table:table-cell office:value-type="float" office:value="0.13656" calcext:value-type="float">
            <text:p>0.13656</text:p>
          </table:table-cell>
          <table:table-cell office:value-type="float" office:value="1.64227" calcext:value-type="float">
            <text:p>1.6422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Southern Asia</text:p>
          </table:table-cell>
          <table:table-cell office:value-type="float" office:value="117" calcext:value-type="float">
            <text:p>117</text:p>
          </table:table-cell>
          <table:table-cell office:value-type="float" office:value="4.415" calcext:value-type="float">
            <text:p>4.415</text:p>
          </table:table-cell>
          <table:table-cell office:value-type="float" office:value="0.97318" calcext:value-type="float">
            <text:p>0.97318</text:p>
          </table:table-cell>
          <table:table-cell office:value-type="float" office:value="0.84783" calcext:value-type="float">
            <text:p>0.84783</text:p>
          </table:table-cell>
          <table:table-cell office:value-type="float" office:value="0.62007" calcext:value-type="float">
            <text:p>0.62007</text:p>
          </table:table-cell>
          <table:table-cell office:value-type="float" office:value="0.50817" calcext:value-type="float">
            <text:p>0.50817</text:p>
          </table:table-cell>
          <table:table-cell office:value-type="float" office:value="0.07964" calcext:value-type="float">
            <text:p>0.07964</text:p>
          </table:table-cell>
          <table:table-cell office:value-type="float" office:value="0.46978" calcext:value-type="float">
            <text:p>0.46978</text:p>
          </table:table-cell>
          <table:table-cell office:value-type="float" office:value="0.91681" calcext:value-type="float">
            <text:p>0.9168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outhern Asia</text:p>
          </table:table-cell>
          <table:table-cell office:value-type="float" office:value="118" calcext:value-type="float">
            <text:p>118</text:p>
          </table:table-cell>
          <table:table-cell office:value-type="float" office:value="4.404" calcext:value-type="float">
            <text:p>4.404</text:p>
          </table:table-cell>
          <table:table-cell office:value-type="float" office:value="0.74036" calcext:value-type="float">
            <text:p>0.74036</text:p>
          </table:table-cell>
          <table:table-cell office:value-type="float" office:value="0.29247" calcext:value-type="float">
            <text:p>0.29247</text:p>
          </table:table-cell>
          <table:table-cell office:value-type="float" office:value="0.45091" calcext:value-type="float">
            <text:p>0.45091</text:p>
          </table:table-cell>
          <table:table-cell office:value-type="float" office:value="0.40285" calcext:value-type="float">
            <text:p>0.40285</text:p>
          </table:table-cell>
          <table:table-cell office:value-type="float" office:value="0.08722" calcext:value-type="float">
            <text:p>0.08722</text:p>
          </table:table-cell>
          <table:table-cell office:value-type="float" office:value="0.25028" calcext:value-type="float">
            <text:p>0.25028</text:p>
          </table:table-cell>
          <table:table-cell office:value-type="float" office:value="2.18032" calcext:value-type="float">
            <text:p>2.18032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Southeastern Asia</text:p>
          </table:table-cell>
          <table:table-cell office:value-type="float" office:value="119" calcext:value-type="float">
            <text:p>119</text:p>
          </table:table-cell>
          <table:table-cell office:value-type="float" office:value="4.395" calcext:value-type="float">
            <text:p>4.395</text:p>
          </table:table-cell>
          <table:table-cell office:value-type="float" office:value="0.34112" calcext:value-type="float">
            <text:p>0.34112</text:p>
          </table:table-cell>
          <table:table-cell office:value-type="float" office:value="0.69981" calcext:value-type="float">
            <text:p>0.69981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2692" calcext:value-type="float">
            <text:p>0.42692</text:p>
          </table:table-cell>
          <table:table-cell office:value-type="float" office:value="0.20243" calcext:value-type="float">
            <text:p>0.20243</text:p>
          </table:table-cell>
          <table:table-cell office:value-type="float" office:value="0.81971" calcext:value-type="float">
            <text:p>0.81971</text:p>
          </table:table-cell>
          <table:table-cell office:value-type="float" office:value="1.50655" calcext:value-type="float">
            <text:p>1.5065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20" calcext:value-type="float">
            <text:p>120</text:p>
          </table:table-cell>
          <table:table-cell office:value-type="float" office:value="4.362" calcext:value-type="float">
            <text:p>4.362</text:p>
          </table:table-cell>
          <table:table-cell office:value-type="float" office:value="0.95395" calcext:value-type="float">
            <text:p>0.95395</text:p>
          </table:table-cell>
          <table:table-cell office:value-type="float" office:value="0.49813" calcext:value-type="float">
            <text:p>0.49813</text:p>
          </table:table-cell>
          <table:table-cell office:value-type="float" office:value="0.52116" calcext:value-type="float">
            <text:p>0.52116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10393" calcext:value-type="float">
            <text:p>0.10393</text:p>
          </table:table-cell>
          <table:table-cell office:value-type="float" office:value="0.12706" calcext:value-type="float">
            <text:p>0.12706</text:p>
          </table:table-cell>
          <table:table-cell office:value-type="float" office:value="1.96895" calcext:value-type="float">
            <text:p>1.9689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21" calcext:value-type="float">
            <text:p>121</text:p>
          </table:table-cell>
          <table:table-cell office:value-type="float" office:value="4.36" calcext:value-type="float">
            <text:p>4.36</text:p>
          </table:table-cell>
          <table:table-cell office:value-type="float" office:value="0.86086" calcext:value-type="float">
            <text:p>0.86086</text:p>
          </table:table-cell>
          <table:table-cell office:value-type="float" office:value="0.62477" calcext:value-type="float">
            <text:p>0.62477</text:p>
          </table:table-cell>
          <table:table-cell office:value-type="float" office:value="0.64083" calcext:value-type="float">
            <text:p>0.64083</text:p>
          </table:table-cell>
          <table:table-cell office:value-type="float" office:value="0.14037" calcext:value-type="float">
            <text:p>0.14037</text:p>
          </table:table-cell>
          <table:table-cell office:value-type="float" office:value="0.03616" calcext:value-type="float">
            <text:p>0.03616</text:p>
          </table:table-cell>
          <table:table-cell office:value-type="float" office:value="0.07793" calcext:value-type="float">
            <text:p>0.07793</text:p>
          </table:table-cell>
          <table:table-cell office:value-type="float" office:value="1.97864" calcext:value-type="float">
            <text:p>1.9786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Sub-Saharan Africa</text:p>
          </table:table-cell>
          <table:table-cell office:value-type="float" office:value="122" calcext:value-type="float">
            <text:p>122</text:p>
          </table:table-cell>
          <table:table-cell office:value-type="float" office:value="4.356" calcext:value-type="float">
            <text:p>4.356</text:p>
          </table:table-cell>
          <table:table-cell office:value-type="float" office:value="0.52267" calcext:value-type="float">
            <text:p>0.52267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30147" calcext:value-type="float">
            <text:p>0.30147</text:p>
          </table:table-cell>
          <table:table-cell office:value-type="float" office:value="0.40576" calcext:value-type="float">
            <text:p>0.40576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41328" calcext:value-type="float">
            <text:p>0.41328</text:p>
          </table:table-cell>
          <table:table-cell office:value-type="float" office:value="1.88326" calcext:value-type="float">
            <text:p>1.8832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Central and Eastern Europe</text:p>
          </table:table-cell>
          <table:table-cell office:value-type="float" office:value="123" calcext:value-type="float">
            <text:p>123</text:p>
          </table:table-cell>
          <table:table-cell office:value-type="float" office:value="4.324" calcext:value-type="float">
            <text:p>4.324</text:p>
          </table:table-cell>
          <table:table-cell office:value-type="float" office:value="0.87287" calcext:value-type="float">
            <text:p>0.87287</text:p>
          </table:table-cell>
          <table:table-cell office:value-type="float" office:value="1.01413" calcext:value-type="float">
            <text:p>1.01413</text:p>
          </table:table-cell>
          <table:table-cell office:value-type="float" office:value="0.58628" calcext:value-type="float">
            <text:p>0.58628</text:p>
          </table:table-cell>
          <table:table-cell office:value-type="float" office:value="0.12859" calcext:value-type="float">
            <text:p>0.12859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1.50066" calcext:value-type="float">
            <text:p>1.5006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Sub-Saharan Africa</text:p>
          </table:table-cell>
          <table:table-cell office:value-type="float" office:value="124" calcext:value-type="float">
            <text:p>124</text:p>
          </table:table-cell>
          <table:table-cell office:value-type="float" office:value="4.276" calcext:value-type="float">
            <text:p>4.276</text:p>
          </table:table-cell>
          <table:table-cell office:value-type="float" office:value="0.63107" calcext:value-type="float">
            <text:p>0.63107</text:p>
          </table:table-cell>
          <table:table-cell office:value-type="float" office:value="0.49353" calcext:value-type="float">
            <text:p>0.49353</text:p>
          </table:table-cell>
          <table:table-cell office:value-type="float" office:value="0.29681" calcext:value-type="float">
            <text:p>0.29681</text:p>
          </table:table-cell>
          <table:table-cell office:value-type="float" office:value="0.40973" calcext:value-type="float">
            <text:p>0.4097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21203" calcext:value-type="float">
            <text:p>0.21203</text:p>
          </table:table-cell>
          <table:table-cell office:value-type="float" office:value="2.2002" calcext:value-type="float">
            <text:p>2.2002</text:p>
          </table:table-cell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Sub-Saharan Africa</text:p>
          </table:table-cell>
          <table:table-cell office:value-type="float" office:value="125" calcext:value-type="float">
            <text:p>125</text:p>
          </table:table-cell>
          <table:table-cell office:value-type="float" office:value="4.272" calcext:value-type="float">
            <text:p>4.272</text:p>
          </table:table-cell>
          <table:table-cell office:value-type="float" office:value="0.05661" calcext:value-type="float">
            <text:p>0.05661</text:p>
          </table:table-cell>
          <table:table-cell office:value-type="float" office:value="0.80676" calcext:value-type="float">
            <text:p>0.8067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06075" calcext:value-type="float">
            <text:p>0.06075</text:p>
          </table:table-cell>
          <table:table-cell office:value-type="float" office:value="0.25458" calcext:value-type="float">
            <text:p>0.25458</text:p>
          </table:table-cell>
          <table:table-cell office:value-type="float" office:value="2.74924" calcext:value-type="float">
            <text:p>2.7492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26" calcext:value-type="float">
            <text:p>126</text:p>
          </table:table-cell>
          <table:table-cell office:value-type="float" office:value="4.252" calcext:value-type="float">
            <text:p>4.252</text:p>
          </table:table-cell>
          <table:table-cell office:value-type="float" office:value="0.83792" calcext:value-type="float">
            <text:p>0.83792</text:p>
          </table:table-cell>
          <table:table-cell office:value-type="float" office:value="0.19249" calcext:value-type="float">
            <text:p>0.19249</text:p>
          </table:table-cell>
          <table:table-cell office:value-type="float" office:value="0.64035" calcext:value-type="float">
            <text:p>0.64035</text:p>
          </table:table-cell>
          <table:table-cell office:value-type="float" office:value="0.32461" calcext:value-type="float">
            <text:p>0.32461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1.87031" calcext:value-type="float">
            <text:p>1.87031</text:p>
          </table:table-cell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Sub-Saharan Africa</text:p>
          </table:table-cell>
          <table:table-cell office:value-type="float" office:value="127" calcext:value-type="float">
            <text:p>127</text:p>
          </table:table-cell>
          <table:table-cell office:value-type="float" office:value="4.236" calcext:value-type="float">
            <text:p>4.236</text:p>
          </table:table-cell>
          <table:table-cell office:value-type="float" office:value="0.77109" calcext:value-type="float">
            <text:p>0.77109</text:p>
          </table:table-cell>
          <table:table-cell office:value-type="float" office:value="0.47799" calcext:value-type="float">
            <text:p>0.47799</text:p>
          </table:table-cell>
          <table:table-cell office:value-type="float" office:value="0.28212" calcext:value-type="float">
            <text:p>0.28212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09753" calcext:value-type="float">
            <text:p>0.09753</text:p>
          </table:table-cell>
          <table:table-cell office:value-type="float" office:value="0.12077" calcext:value-type="float">
            <text:p>0.12077</text:p>
          </table:table-cell>
          <table:table-cell office:value-type="float" office:value="2.10681" calcext:value-type="float">
            <text:p>2.1068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ub-Saharan Africa</text:p>
          </table:table-cell>
          <table:table-cell office:value-type="float" office:value="128" calcext:value-type="float">
            <text:p>128</text:p>
          </table:table-cell>
          <table:table-cell office:value-type="float" office:value="4.219" calcext:value-type="float">
            <text:p>4.219</text:p>
          </table:table-cell>
          <table:table-cell office:value-type="float" office:value="0.44314" calcext:value-type="float">
            <text:p>0.44314</text:p>
          </table:table-cell>
          <table:table-cell office:value-type="float" office:value="0.77416" calcext:value-type="float">
            <text:p>0.77416</text:p>
          </table:table-cell>
          <table:table-cell office:value-type="float" office:value="0.40457" calcext:value-type="float">
            <text:p>0.40457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11681" calcext:value-type="float">
            <text:p>0.11681</text:p>
          </table:table-cell>
          <table:table-cell office:value-type="float" office:value="0.19103" calcext:value-type="float">
            <text:p>0.19103</text:p>
          </table:table-cell>
          <table:table-cell office:value-type="float" office:value="1.97861" calcext:value-type="float">
            <text:p>1.9786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29" calcext:value-type="float">
            <text:p>129</text:p>
          </table:table-cell>
          <table:table-cell office:value-type="float" office:value="4.217" calcext:value-type="float">
            <text:p>4.217</text:p>
          </table:table-cell>
          <table:table-cell office:value-type="float" office:value="1.11306" calcext:value-type="float">
            <text:p>1.11306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67806" calcext:value-type="float">
            <text:p>0.67806</text:p>
          </table:table-cell>
          <table:table-cell office:value-type="float" office:value="0.21219" calcext:value-type="float">
            <text:p>0.2121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1.15377" calcext:value-type="float">
            <text:p>1.15377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Sub-Saharan Africa</text:p>
          </table:table-cell>
          <table:table-cell office:value-type="float" office:value="130" calcext:value-type="float">
            <text:p>130</text:p>
          </table:table-cell>
          <table:table-cell office:value-type="float" office:value="4.201" calcext:value-type="float">
            <text:p>4.201</text:p>
          </table:table-cell>
          <table:table-cell office:value-type="float" office:value="0.61391" calcext:value-type="float">
            <text:p>0.61391</text:p>
          </table:table-cell>
          <table:table-cell office:value-type="float" office:value="0.84142" calcext:value-type="float">
            <text:p>0.84142</text:p>
          </table:table-cell>
          <table:table-cell office:value-type="float" office:value="0.28639" calcext:value-type="float">
            <text:p>0.28639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7955" calcext:value-type="float">
            <text:p>0.17955</text:p>
          </table:table-cell>
          <table:table-cell office:value-type="float" office:value="0.22686" calcext:value-type="float">
            <text:p>0.22686</text:p>
          </table:table-cell>
          <table:table-cell office:value-type="float" office:value="1.9263" calcext:value-type="float">
            <text:p>1.926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Sub-Saharan Africa</text:p>
          </table:table-cell>
          <table:table-cell office:value-type="float" office:value="131" calcext:value-type="float">
            <text:p>131</text:p>
          </table:table-cell>
          <table:table-cell office:value-type="float" office:value="4.193" calcext:value-type="float">
            <text:p>4.193</text:p>
          </table:table-cell>
          <table:table-cell office:value-type="float" office:value="0.35041" calcext:value-type="float">
            <text:p>0.35041</text:p>
          </table:table-cell>
          <table:table-cell office:value-type="float" office:value="0.71478" calcext:value-type="float">
            <text:p>0.71478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25429" calcext:value-type="float">
            <text:p>0.25429</text:p>
          </table:table-cell>
          <table:table-cell office:value-type="float" office:value="0.08582" calcext:value-type="float">
            <text:p>0.08582</text:p>
          </table:table-cell>
          <table:table-cell office:value-type="float" office:value="0.18503" calcext:value-type="float">
            <text:p>0.18503</text:p>
          </table:table-cell>
          <table:table-cell office:value-type="float" office:value="2.4427" calcext:value-type="float">
            <text:p>2.442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Sub-Saharan Africa</text:p>
          </table:table-cell>
          <table:table-cell office:value-type="float" office:value="132" calcext:value-type="float">
            <text:p>132</text:p>
          </table:table-cell>
          <table:table-cell office:value-type="float" office:value="4.156" calcext:value-type="float">
            <text:p>4.156</text:p>
          </table:table-cell>
          <table:table-cell office:value-type="float" office:value="0.08709" calcext:value-type="float">
            <text:p>0.08709</text:p>
          </table:table-cell>
          <table:table-cell office:value-type="float" office:value="0.147" calcext:value-type="float">
            <text:p>0.147</text:p>
          </table:table-cell>
          <table:table-cell office:value-type="float" office:value="0.29364" calcext:value-type="float">
            <text:p>0.29364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07564" calcext:value-type="float">
            <text:p>0.07564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2.82859" calcext:value-type="float">
            <text:p>2.8285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ub-Saharan Africa</text:p>
          </table:table-cell>
          <table:table-cell office:value-type="float" office:value="133" calcext:value-type="float">
            <text:p>133</text:p>
          </table:table-cell>
          <table:table-cell office:value-type="float" office:value="4.139" calcext:value-type="float">
            <text:p>4.139</text:p>
          </table:table-cell>
          <table:table-cell office:value-type="float" office:value="0.63069" calcext:value-type="float">
            <text:p>0.63069</text:p>
          </table:table-cell>
          <table:table-cell office:value-type="float" office:value="0.81928" calcext:value-type="float">
            <text:p>0.81928</text:p>
          </table:table-cell>
          <table:table-cell office:value-type="float" office:value="0.29759" calcext:value-type="float">
            <text:p>0.29759</text:p>
          </table:table-cell>
          <table:table-cell office:value-type="float" office:value="0" calcext:value-type="float">
            <text:p>0</text:p>
          </table:table-cell>
          <table:table-cell office:value-type="float" office:value="0.10039" calcext:value-type="float">
            <text:p>0.10039</text:p>
          </table:table-cell>
          <table:table-cell office:value-type="float" office:value="0.18077" calcext:value-type="float">
            <text:p>0.18077</text:p>
          </table:table-cell>
          <table:table-cell office:value-type="float" office:value="2.10995" calcext:value-type="float">
            <text:p>2.1099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Sub-Saharan Africa</text:p>
          </table:table-cell>
          <table:table-cell office:value-type="float" office:value="134" calcext:value-type="float">
            <text:p>134</text:p>
          </table:table-cell>
          <table:table-cell office:value-type="float" office:value="4.121" calcext:value-type="float">
            <text:p>4.121</text:p>
          </table:table-cell>
          <table:table-cell office:value-type="float" office:value="1.15851" calcext:value-type="float">
            <text:p>1.15851</text:p>
          </table:table-cell>
          <table:table-cell office:value-type="float" office:value="0.72368" calcext:value-type="float">
            <text:p>0.72368</text:p>
          </table:table-cell>
          <table:table-cell office:value-type="float" office:value="0.3494" calcext:value-type="float">
            <text:p>0.3494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0.09314" calcext:value-type="float">
            <text:p>0.09314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1.45332" calcext:value-type="float">
            <text:p>1.4533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Sub-Saharan Africa</text:p>
          </table:table-cell>
          <table:table-cell office:value-type="float" office:value="135" calcext:value-type="float">
            <text:p>135</text:p>
          </table:table-cell>
          <table:table-cell office:value-type="float" office:value="4.073" calcext:value-type="float">
            <text:p>4.073</text:p>
          </table:table-cell>
          <table:table-cell office:value-type="float" office:value="0.31292" calcext:value-type="float">
            <text:p>0.31292</text:p>
          </table:table-cell>
          <table:table-cell office:value-type="float" office:value="0.86333" calcext:value-type="float">
            <text:p>0.86333</text:p>
          </table:table-cell>
          <table:table-cell office:value-type="float" office:value="0.16347" calcext:value-type="float">
            <text:p>0.16347</text:p>
          </table:table-cell>
          <table:table-cell office:value-type="float" office:value="0.27544" calcext:value-type="float">
            <text:p>0.27544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2.11087" calcext:value-type="float">
            <text:p>2.11087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36" calcext:value-type="float">
            <text:p>136</text:p>
          </table:table-cell>
          <table:table-cell office:value-type="float" office:value="4.028" calcext:value-type="float">
            <text:p>4.028</text:p>
          </table:table-cell>
          <table:table-cell office:value-type="float" office:value="0.34097" calcext:value-type="float">
            <text:p>0.34097</text:p>
          </table:table-cell>
          <table:table-cell office:value-type="float" office:value="0.29561" calcext:value-type="float">
            <text:p>0.29561</text:p>
          </table:table-cell>
          <table:table-cell office:value-type="float" office:value="0.27494" calcext:value-type="float">
            <text:p>0.27494</text:p>
          </table:table-cell>
          <table:table-cell office:value-type="float" office:value="0.12072" calcext:value-type="float">
            <text:p>0.12072</text:p>
          </table:table-cell>
          <table:table-cell office:value-type="float" office:value="0.14476" calcext:value-type="float">
            <text:p>0.14476</text:p>
          </table:table-cell>
          <table:table-cell office:value-type="float" office:value="0.47958" calcext:value-type="float">
            <text:p>0.47958</text:p>
          </table:table-cell>
          <table:table-cell office:value-type="float" office:value="2.37116" calcext:value-type="float">
            <text:p>2.3711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Sub-Saharan Africa</text:p>
          </table:table-cell>
          <table:table-cell office:value-type="float" office:value="137" calcext:value-type="float">
            <text:p>137</text:p>
          </table:table-cell>
          <table:table-cell office:value-type="float" office:value="3.974" calcext:value-type="float">
            <text:p>3.974</text:p>
          </table:table-cell>
          <table:table-cell office:value-type="float" office:value="1.09426" calcext:value-type="float">
            <text:p>1.09426</text:p>
          </table:table-cell>
          <table:table-cell office:value-type="float" office:value="0.89186" calcext:value-type="float">
            <text:p>0.89186</text:p>
          </table:table-cell>
          <table:table-cell office:value-type="float" office:value="0.34752" calcext:value-type="float">
            <text:p>0.34752</text:p>
          </table:table-cell>
          <table:table-cell office:value-type="float" office:value="0.44089" calcext:value-type="float">
            <text:p>0.4408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12425" calcext:value-type="float">
            <text:p>0.12425</text:p>
          </table:table-cell>
          <table:table-cell office:value-type="float" office:value="0.96741" calcext:value-type="float">
            <text:p>0.9674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Sub-Saharan Africa</text:p>
          </table:table-cell>
          <table:table-cell office:value-type="float" office:value="138" calcext:value-type="float">
            <text:p>138</text:p>
          </table:table-cell>
          <table:table-cell office:value-type="float" office:value="3.956" calcext:value-type="float">
            <text:p>3.956</text:p>
          </table:table-cell>
          <table:table-cell office:value-type="float" office:value="0.27509" calcext:value-type="float">
            <text:p>0.27509</text:p>
          </table:table-cell>
          <table:table-cell office:value-type="float" office:value="0.60323" calcext:value-type="float">
            <text:p>0.60323</text:p>
          </table:table-cell>
          <table:table-cell office:value-type="float" office:value="0.29981" calcext:value-type="float">
            <text:p>0.29981</text:p>
          </table:table-cell>
          <table:table-cell office:value-type="float" office:value="0.15412" calcext:value-type="float">
            <text:p>0.15412</text:p>
          </table:table-cell>
          <table:table-cell office:value-type="float" office:value="0.18437" calcext:value-type="float">
            <text:p>0.18437</text:p>
          </table:table-cell>
          <table:table-cell office:value-type="float" office:value="0.1827" calcext:value-type="float">
            <text:p>0.1827</text:p>
          </table:table-cell>
          <table:table-cell office:value-type="float" office:value="2.25632" calcext:value-type="float">
            <text:p>2.25632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Sub-Saharan Africa</text:p>
          </table:table-cell>
          <table:table-cell office:value-type="float" office:value="139" calcext:value-type="float">
            <text:p>139</text:p>
          </table:table-cell>
          <table:table-cell office:value-type="float" office:value="3.916" calcext:value-type="float">
            <text:p>3.916</text:p>
          </table:table-cell>
          <table:table-cell office:value-type="float" office:value="0.55507" calcext:value-type="float">
            <text:p>0.55507</text:p>
          </table:table-cell>
          <table:table-cell office:value-type="float" office:value="0.57576" calcext:value-type="float">
            <text:p>0.57576</text:p>
          </table:table-cell>
          <table:table-cell office:value-type="float" office:value="0.04476" calcext:value-type="float">
            <text:p>0.04476</text:p>
          </table:table-cell>
          <table:table-cell office:value-type="float" office:value="0.40663" calcext:value-type="float">
            <text:p>0.4066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20338" calcext:value-type="float">
            <text:p>0.20338</text:p>
          </table:table-cell>
          <table:table-cell office:value-type="float" office:value="1.97478" calcext:value-type="float">
            <text:p>1.9747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Southeastern Asia</text:p>
          </table:table-cell>
          <table:table-cell office:value-type="float" office:value="140" calcext:value-type="float">
            <text:p>140</text:p>
          </table:table-cell>
          <table:table-cell office:value-type="float" office:value="3.907" calcext:value-type="float">
            <text:p>3.907</text:p>
          </table:table-cell>
          <table:table-cell office:value-type="float" office:value="0.55604" calcext:value-type="float">
            <text:p>0.55604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2494" calcext:value-type="float">
            <text:p>0.42494</text:p>
          </table:table-cell>
          <table:table-cell office:value-type="float" office:value="0.58852" calcext:value-type="float">
            <text:p>0.58852</text:p>
          </table:table-cell>
          <table:table-cell office:value-type="float" office:value="0.08092" calcext:value-type="float">
            <text:p>0.08092</text:p>
          </table:table-cell>
          <table:table-cell office:value-type="float" office:value="0.40339" calcext:value-type="float">
            <text:p>0.40339</text:p>
          </table:table-cell>
          <table:table-cell office:value-type="float" office:value="1.31573" calcext:value-type="float">
            <text:p>1.3157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ub-Saharan Africa</text:p>
          </table:table-cell>
          <table:table-cell office:value-type="float" office:value="141" calcext:value-type="float">
            <text:p>141</text:p>
          </table:table-cell>
          <table:table-cell office:value-type="float" office:value="3.866" calcext:value-type="float">
            <text:p>3.866</text:p>
          </table:table-cell>
          <table:table-cell office:value-type="float" office:value="0.84731" calcext:value-type="float">
            <text:p>0.84731</text:p>
          </table:table-cell>
          <table:table-cell office:value-type="float" office:value="0.66366" calcext:value-type="float">
            <text:p>0.66366</text:p>
          </table:table-cell>
          <table:table-cell office:value-type="float" office:value="0.04991" calcext:value-type="float">
            <text:p>0.04991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2.09459" calcext:value-type="float">
            <text:p>2.09459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Sub-Saharan Africa</text:p>
          </table:table-cell>
          <table:table-cell office:value-type="float" office:value="142" calcext:value-type="float">
            <text:p>142</text:p>
          </table:table-cell>
          <table:table-cell office:value-type="float" office:value="3.856" calcext:value-type="float">
            <text:p>3.856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26162" calcext:value-type="float">
            <text:p>0.26162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17176" calcext:value-type="float">
            <text:p>0.17176</text:p>
          </table:table-cell>
          <table:table-cell office:value-type="float" office:value="0.2097" calcext:value-type="float">
            <text:p>0.2097</text:p>
          </table:table-cell>
          <table:table-cell office:value-type="float" office:value="2.09469" calcext:value-type="float">
            <text:p>2.0946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ub-Saharan Africa</text:p>
          </table:table-cell>
          <table:table-cell office:value-type="float" office:value="143" calcext:value-type="float">
            <text:p>143</text:p>
          </table:table-cell>
          <table:table-cell office:value-type="float" office:value="3.832" calcext:value-type="float">
            <text:p>3.832</text:p>
          </table:table-cell>
          <table:table-cell office:value-type="float" office:value="0.39394" calcext:value-type="float">
            <text:p>0.39394</text:p>
          </table:table-cell>
          <table:table-cell office:value-type="float" office:value="0.18519" calcext:value-type="float">
            <text:p>0.18519</text:p>
          </table:table-cell>
          <table:table-cell office:value-type="float" office:value="0.15781" calcext:value-type="float">
            <text:p>0.15781</text:p>
          </table:table-cell>
          <table:table-cell office:value-type="float" office:value="0.19662" calcext:value-type="float">
            <text:p>0.19662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25899" calcext:value-type="float">
            <text:p>0.25899</text:p>
          </table:table-cell>
          <table:table-cell office:value-type="float" office:value="2.50929" calcext:value-type="float">
            <text:p>2.5092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Sub-Saharan Africa</text:p>
          </table:table-cell>
          <table:table-cell office:value-type="float" office:value="144" calcext:value-type="float">
            <text:p>144</text:p>
          </table:table-cell>
          <table:table-cell office:value-type="float" office:value="3.763" calcext:value-type="float">
            <text:p>3.763</text:p>
          </table:table-cell>
          <table:table-cell office:value-type="float" office:value="0.42214" calcext:value-type="float">
            <text:p>0.42214</text:p>
          </table:table-cell>
          <table:table-cell office:value-type="float" office:value="0.63178" calcext:value-type="float">
            <text:p>0.63178</text:p>
          </table:table-cell>
          <table:table-cell office:value-type="float" office:value="0.03824" calcext:value-type="float">
            <text:p>0.03824</text:p>
          </table:table-cell>
          <table:table-cell office:value-type="float" office:value="0.12807" calcext:value-type="float">
            <text:p>0.12807</text:p>
          </table:table-cell>
          <table:table-cell office:value-type="float" office:value="0.04952" calcext:value-type="float">
            <text:p>0.04952</text:p>
          </table:table-cell>
          <table:table-cell office:value-type="float" office:value="0.18667" calcext:value-type="float">
            <text:p>0.18667</text:p>
          </table:table-cell>
          <table:table-cell office:value-type="float" office:value="2.30637" calcext:value-type="float">
            <text:p>2.3063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Sub-Saharan Africa</text:p>
          </table:table-cell>
          <table:table-cell office:value-type="float" office:value="145" calcext:value-type="float">
            <text:p>145</text:p>
          </table:table-cell>
          <table:table-cell office:value-type="float" office:value="3.739" calcext:value-type="float">
            <text:p>3.739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0.63054" calcext:value-type="float">
            <text:p>0.63054</text:p>
          </table:table-cell>
          <table:table-cell office:value-type="float" office:value="0.21297" calcext:value-type="float">
            <text:p>0.21297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12533" calcext:value-type="float">
            <text:p>0.12533</text:p>
          </table:table-cell>
          <table:table-cell office:value-type="float" office:value="0.24353" calcext:value-type="float">
            <text:p>0.24353</text:p>
          </table:table-cell>
          <table:table-cell office:value-type="float" office:value="1.87319" calcext:value-type="float">
            <text:p>1.8731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Sub-Saharan Africa</text:p>
          </table:table-cell>
          <table:table-cell office:value-type="float" office:value="145" calcext:value-type="float">
            <text:p>145</text:p>
          </table:table-cell>
          <table:table-cell office:value-type="float" office:value="3.739" calcext:value-type="float">
            <text:p>3.739</text:p>
          </table:table-cell>
          <table:table-cell office:value-type="float" office:value="0.34719" calcext:value-type="float">
            <text:p>0.34719</text:p>
          </table:table-cell>
          <table:table-cell office:value-type="float" office:value="0.90981" calcext:value-type="float">
            <text:p>0.90981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0.43653" calcext:value-type="float">
            <text:p>0.43653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27102" calcext:value-type="float">
            <text:p>0.27102</text:p>
          </table:table-cell>
          <table:table-cell office:value-type="float" office:value="1.51416" calcext:value-type="float">
            <text:p>1.5141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47" calcext:value-type="float">
            <text:p>147</text:p>
          </table:table-cell>
          <table:table-cell office:value-type="float" office:value="3.724" calcext:value-type="float">
            <text:p>3.724</text:p>
          </table:table-cell>
          <table:table-cell office:value-type="float" office:value="0.57939" calcext:value-type="float">
            <text:p>0.57939</text:p>
          </table:table-cell>
          <table:table-cell office:value-type="float" office:value="0.47493" calcext:value-type="float">
            <text:p>0.47493</text:p>
          </table:table-cell>
          <table:table-cell office:value-type="float" office:value="0.31048" calcext:value-type="float">
            <text:p>0.31048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9821" calcext:value-type="float">
            <text:p>0.09821</text:p>
          </table:table-cell>
          <table:table-cell office:value-type="float" office:value="1.97295" calcext:value-type="float">
            <text:p>1.9729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Sub-Saharan Africa</text:p>
          </table:table-cell>
          <table:table-cell office:value-type="float" office:value="148" calcext:value-type="float">
            <text:p>148</text:p>
          </table:table-cell>
          <table:table-cell office:value-type="float" office:value="3.695" calcext:value-type="float">
            <text:p>3.695</text:p>
          </table:table-cell>
          <table:table-cell office:value-type="float" office:value="0.27954" calcext:value-type="float">
            <text:p>0.27954</text:p>
          </table:table-cell>
          <table:table-cell office:value-type="float" office:value="0.46115" calcext:value-type="float">
            <text:p>0.46115</text:p>
          </table:table-cell>
          <table:table-cell office:value-type="float" office:value="0.37109" calcext:value-type="float">
            <text:p>0.37109</text:p>
          </table:table-cell>
          <table:table-cell office:value-type="float" office:value="0.13684" calcext:value-type="float">
            <text:p>0.13684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.2204" calcext:value-type="float">
            <text:p>0.2204</text:p>
          </table:table-cell>
          <table:table-cell office:value-type="float" office:value="2.15075" calcext:value-type="float">
            <text:p>2.1507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ub-Saharan Africa</text:p>
          </table:table-cell>
          <table:table-cell office:value-type="float" office:value="149" calcext:value-type="float">
            <text:p>149</text:p>
          </table:table-cell>
          <table:table-cell office:value-type="float" office:value="3.666" calcext:value-type="float">
            <text:p>3.666</text:p>
          </table:table-cell>
          <table:table-cell office:value-type="float" office:value="0.47155" calcext:value-type="float">
            <text:p>0.47155</text:p>
          </table:table-cell>
          <table:table-cell office:value-type="float" office:value="0.77623" calcext:value-type="float">
            <text:p>0.7762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05099" calcext:value-type="float">
            <text:p>0.05099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1.37769" calcext:value-type="float">
            <text:p>1.37769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Sub-Saharan Africa</text:p>
          </table:table-cell>
          <table:table-cell office:value-type="float" office:value="150" calcext:value-type="float">
            <text:p>150</text:p>
          </table:table-cell>
          <table:table-cell office:value-type="float" office:value="3.622" calcext:value-type="float">
            <text:p>3.622</text:p>
          </table:table-cell>
          <table:table-cell office:value-type="float" office:value="0.10706" calcext:value-type="float">
            <text:p>0.10706</text:p>
          </table:table-cell>
          <table:table-cell office:value-type="float" office:value="0.50353" calcext:value-type="float">
            <text:p>0.50353</text:p>
          </table:table-cell>
          <table:table-cell office:value-type="float" office:value="0.23165" calcext:value-type="float">
            <text:p>0.23165</text:p>
          </table:table-cell>
          <table:table-cell office:value-type="float" office:value="0.25748" calcext:value-type="float">
            <text:p>0.25748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24063" calcext:value-type="float">
            <text:p>0.24063</text:p>
          </table:table-cell>
          <table:table-cell office:value-type="float" office:value="2.23284" calcext:value-type="float">
            <text:p>2.2328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Sub-Saharan Africa</text:p>
          </table:table-cell>
          <table:table-cell office:value-type="float" office:value="151" calcext:value-type="float">
            <text:p>151</text:p>
          </table:table-cell>
          <table:table-cell office:value-type="float" office:value="3.607" calcext:value-type="float">
            <text:p>3.607</text:p>
          </table:table-cell>
          <table:table-cell office:value-type="float" office:value="0.22415" calcext:value-type="float">
            <text:p>0.2241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18829" calcext:value-type="float">
            <text:p>0.18829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29914" calcext:value-type="float">
            <text:p>0.29914</text:p>
          </table:table-cell>
          <table:table-cell office:value-type="float" office:value="2.15604" calcext:value-type="float">
            <text:p>2.15604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Sub-Saharan Africa</text:p>
          </table:table-cell>
          <table:table-cell office:value-type="float" office:value="152" calcext:value-type="float">
            <text:p>152</text:p>
          </table:table-cell>
          <table:table-cell office:value-type="float" office:value="3.515" calcext:value-type="float">
            <text:p>3.515</text:p>
          </table:table-cell>
          <table:table-cell office:value-type="float" office:value="0.32846" calcext:value-type="float">
            <text:p>0.32846</text:p>
          </table:table-cell>
          <table:table-cell office:value-type="float" office:value="0.61586" calcext:value-type="float">
            <text:p>0.61586</text:p>
          </table:table-cell>
          <table:table-cell office:value-type="float" office:value="0.31865" calcext:value-type="float">
            <text:p>0.3186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50521" calcext:value-type="float">
            <text:p>0.50521</text:p>
          </table:table-cell>
          <table:table-cell office:value-type="float" office:value="0.23552" calcext:value-type="float">
            <text:p>0.23552</text:p>
          </table:table-cell>
          <table:table-cell office:value-type="float" office:value="0.96819" calcext:value-type="float">
            <text:p>0.9681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Sub-Saharan Africa</text:p>
          </table:table-cell>
          <table:table-cell office:value-type="float" office:value="153" calcext:value-type="float">
            <text:p>153</text:p>
          </table:table-cell>
          <table:table-cell office:value-type="float" office:value="3.484" calcext:value-type="float">
            <text:p>3.484</text:p>
          </table:table-cell>
          <table:table-cell office:value-type="float" office:value="0.39499" calcext:value-type="float">
            <text:p>0.39499</text:p>
          </table:table-cell>
          <table:table-cell office:value-type="float" office:value="0.10419" calcext:value-type="float">
            <text:p>0.10419</text:p>
          </table:table-cell>
          <table:table-cell office:value-type="float" office:value="0.21028" calcext:value-type="float">
            <text:p>0.21028</text:p>
          </table:table-cell>
          <table:table-cell office:value-type="float" office:value="0.39747" calcext:value-type="float">
            <text:p>0.39747</text:p>
          </table:table-cell>
          <table:table-cell office:value-type="float" office:value="0.06681" calcext:value-type="float">
            <text:p>0.06681</text:p>
          </table:table-cell>
          <table:table-cell office:value-type="float" office:value="0.2018" calcext:value-type="float">
            <text:p>0.2018</text:p>
          </table:table-cell>
          <table:table-cell office:value-type="float" office:value="2.10812" calcext:value-type="float">
            <text:p>2.1081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Southern Asia</text:p>
          </table:table-cell>
          <table:table-cell office:value-type="float" office:value="154" calcext:value-type="float">
            <text:p>154</text:p>
          </table:table-cell>
          <table:table-cell office:value-type="float" office:value="3.36" calcext:value-type="float">
            <text:p>3.36</text:p>
          </table:table-cell>
          <table:table-cell office:value-type="float" office:value="0.38227" calcext:value-type="float">
            <text:p>0.38227</text:p>
          </table:table-cell>
          <table:table-cell office:value-type="float" office:value="0.11037" calcext:value-type="float">
            <text:p>0.11037</text:p>
          </table:table-cell>
          <table:table-cell office:value-type="float" office:value="0.17344" calcext:value-type="float">
            <text:p>0.17344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31268" calcext:value-type="float">
            <text:p>0.31268</text:p>
          </table:table-cell>
          <table:table-cell office:value-type="float" office:value="2.14558" calcext:value-type="float">
            <text:p>2.1455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Sub-Saharan Africa</text:p>
          </table:table-cell>
          <table:table-cell office:value-type="float" office:value="155" calcext:value-type="float">
            <text:p>155</text:p>
          </table:table-cell>
          <table:table-cell office:value-type="float" office:value="3.303" calcext:value-type="float">
            <text:p>3.303</text:p>
          </table:table-cell>
          <table:table-cell office:value-type="float" office:value="0.28123" calcext:value-type="float">
            <text:p>0.28123</text:p>
          </table:table-cell>
          <table:table-cell office:value-type="float" office:value="0" calcext:value-type="float">
            <text:p>0</text:p>
          </table:table-cell>
          <table:table-cell office:value-type="float" office:value="0.24811" calcext:value-type="float">
            <text:p>0.24811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11587" calcext:value-type="float">
            <text:p>0.11587</text:p>
          </table:table-cell>
          <table:table-cell office:value-type="float" office:value="0.17517" calcext:value-type="float">
            <text:p>0.17517</text:p>
          </table:table-cell>
          <table:table-cell office:value-type="float" office:value="2.1354" calcext:value-type="float">
            <text:p>2.1354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56" calcext:value-type="float">
            <text:p>156</text:p>
          </table:table-cell>
          <table:table-cell office:value-type="float" office:value="3.069" calcext:value-type="float">
            <text:p>3.069</text:p>
          </table:table-cell>
          <table:table-cell office:value-type="float" office:value="0.74719" calcext:value-type="float">
            <text:p>0.74719</text:p>
          </table:table-cell>
          <table:table-cell office:value-type="float" office:value="0.14866" calcext:value-type="float">
            <text:p>0.14866</text:p>
          </table:table-cell>
          <table:table-cell office:value-type="float" office:value="0.62994" calcext:value-type="float">
            <text:p>0.62994</text:p>
          </table:table-cell>
          <table:table-cell office:value-type="float" office:value="0.06912" calcext:value-type="float">
            <text:p>0.06912</text:p>
          </table:table-cell>
          <table:table-cell office:value-type="float" office:value="0.17233" calcext:value-type="float">
            <text:p>0.17233</text:p>
          </table:table-cell>
          <table:table-cell office:value-type="float" office:value="0.48397" calcext:value-type="float">
            <text:p>0.48397</text:p>
          </table:table-cell>
          <table:table-cell office:value-type="float" office:value="0.81789" calcext:value-type="float">
            <text:p>0.8178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Sub-Saharan Africa</text:p>
          </table:table-cell>
          <table:table-cell office:value-type="float" office:value="157" calcext:value-type="float">
            <text:p>157</text:p>
          </table:table-cell>
          <table:table-cell office:value-type="float" office:value="2.905" calcext:value-type="float">
            <text:p>2.905</text:p>
          </table:table-cell>
          <table:table-cell office:value-type="float" office:value="0.06831" calcext:value-type="float">
            <text:p>0.06831</text:p>
          </table:table-cell>
          <table:table-cell office:value-type="float" office:value="0.23442" calcext:value-type="float">
            <text:p>0.23442</text:p>
          </table:table-cell>
          <table:table-cell office:value-type="float" office:value="0.15747" calcext:value-type="float">
            <text:p>0.1574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9419" calcext:value-type="float">
            <text:p>0.09419</text:p>
          </table:table-cell>
          <table:table-cell office:value-type="float" office:value="0.2029" calcext:value-type="float">
            <text:p>0.2029</text:p>
          </table:table-cell>
          <table:table-cell office:value-type="float" office:value="2.10404" calcext:value-type="float">
            <text:p>2.10404</text:p>
          </table:table-cell>
        </table:table-row>
      </table:table>
      <table:table table:name="Europe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Western Europe</text:p>
          </table:table-cell>
          <table:table-cell office:value-type="float" office:value="1" calcext:value-type="float">
            <text:p>1</text:p>
          </table:table-cell>
          <table:table-cell office:value-type="float" office:value="7.526" calcext:value-type="float">
            <text:p>7.526</text:p>
          </table:table-cell>
          <table:table-cell office:value-type="float" office:value="1.44178" calcext:value-type="float">
            <text:p>1.44178</text:p>
          </table:table-cell>
          <table:table-cell office:value-type="float" office:value="1.16374" calcext:value-type="float">
            <text:p>1.16374</text:p>
          </table:table-cell>
          <table:table-cell office:value-type="float" office:value="0.79504" calcext:value-type="float">
            <text:p>0.79504</text:p>
          </table:table-cell>
          <table:table-cell office:value-type="float" office:value="0.57941" calcext:value-type="float">
            <text:p>0.57941</text:p>
          </table:table-cell>
          <table:table-cell office:value-type="float" office:value="0.44453" calcext:value-type="float">
            <text:p>0.44453</text:p>
          </table:table-cell>
          <table:table-cell office:value-type="float" office:value="0.36171" calcext:value-type="float">
            <text:p>0.36171</text:p>
          </table:table-cell>
          <table:table-cell office:value-type="float" office:value="2.73939" calcext:value-type="float">
            <text:p>2.7393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Western Europe</text:p>
          </table:table-cell>
          <table:table-cell office:value-type="float" office:value="2" calcext:value-type="float">
            <text:p>2</text:p>
          </table:table-cell>
          <table:table-cell office:value-type="float" office:value="7.509" calcext:value-type="float">
            <text:p>7.509</text:p>
          </table:table-cell>
          <table:table-cell office:value-type="float" office:value="1.52733" calcext:value-type="float">
            <text:p>1.52733</text:p>
          </table:table-cell>
          <table:table-cell office:value-type="float" office:value="1.14524" calcext:value-type="float">
            <text:p>1.14524</text:p>
          </table:table-cell>
          <table:table-cell office:value-type="float" office:value="0.86303" calcext:value-type="float">
            <text:p>0.86303</text:p>
          </table:table-cell>
          <table:table-cell office:value-type="float" office:value="0.58557" calcext:value-type="float">
            <text:p>0.58557</text:p>
          </table:table-cell>
          <table:table-cell office:value-type="float" office:value="0.41203" calcext:value-type="float">
            <text:p>0.41203</text:p>
          </table:table-cell>
          <table:table-cell office:value-type="float" office:value="0.28083" calcext:value-type="float">
            <text:p>0.28083</text:p>
          </table:table-cell>
          <table:table-cell office:value-type="float" office:value="2.69463" calcext:value-type="float">
            <text:p>2.6946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Western Europe</text:p>
          </table:table-cell>
          <table:table-cell office:value-type="float" office:value="3" calcext:value-type="float">
            <text:p>3</text:p>
          </table:table-cell>
          <table:table-cell office:value-type="float" office:value="7.501" calcext:value-type="float">
            <text:p>7.501</text:p>
          </table:table-cell>
          <table:table-cell office:value-type="float" office:value="1.42666" calcext:value-type="float">
            <text:p>1.42666</text:p>
          </table:table-cell>
          <table:table-cell office:value-type="float" office:value="1.18326" calcext:value-type="float">
            <text:p>1.18326</text:p>
          </table:table-cell>
          <table:table-cell office:value-type="float" office:value="0.86733" calcext:value-type="float">
            <text:p>0.86733</text:p>
          </table:table-cell>
          <table:table-cell office:value-type="float" office:value="0.56624" calcext:value-type="float">
            <text:p>0.56624</text:p>
          </table:table-cell>
          <table:table-cell office:value-type="float" office:value="0.14975" calcext:value-type="float">
            <text:p>0.14975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2.83137" calcext:value-type="float">
            <text:p>2.8313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Western Europe</text:p>
          </table:table-cell>
          <table:table-cell office:value-type="float" office:value="4" calcext:value-type="float">
            <text:p>4</text:p>
          </table:table-cell>
          <table:table-cell office:value-type="float" office:value="7.498" calcext:value-type="float">
            <text:p>7.498</text:p>
          </table:table-cell>
          <table:table-cell office:value-type="float" office:value="1.57744" calcext:value-type="float">
            <text:p>1.57744</text:p>
          </table:table-cell>
          <table:table-cell office:value-type="float" office:value="1.1269" calcext:value-type="float">
            <text:p>1.1269</text:p>
          </table:table-cell>
          <table:table-cell office:value-type="float" office:value="0.79579" calcext:value-type="float">
            <text:p>0.79579</text:p>
          </table:table-cell>
          <table:table-cell office:value-type="float" office:value="0.59609" calcext:value-type="float">
            <text:p>0.59609</text:p>
          </table:table-cell>
          <table:table-cell office:value-type="float" office:value="0.35776" calcext:value-type="float">
            <text:p>0.35776</text:p>
          </table:table-cell>
          <table:table-cell office:value-type="float" office:value="0.37895" calcext:value-type="float">
            <text:p>0.37895</text:p>
          </table:table-cell>
          <table:table-cell office:value-type="float" office:value="2.66465" calcext:value-type="float">
            <text:p>2.6646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Western Europe</text:p>
          </table:table-cell>
          <table:table-cell office:value-type="float" office:value="5" calcext:value-type="float">
            <text:p>5</text:p>
          </table:table-cell>
          <table:table-cell office:value-type="float" office:value="7.413" calcext:value-type="float">
            <text:p>7.413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13464" calcext:value-type="float">
            <text:p>1.13464</text:p>
          </table:table-cell>
          <table:table-cell office:value-type="float" office:value="0.81091" calcext:value-type="float">
            <text:p>0.81091</text:p>
          </table:table-cell>
          <table:table-cell office:value-type="float" office:value="0.57104" calcext:value-type="float">
            <text:p>0.57104</text:p>
          </table:table-cell>
          <table:table-cell office:value-type="float" office:value="0.41004" calcext:value-type="float">
            <text:p>0.41004</text:p>
          </table:table-cell>
          <table:table-cell office:value-type="float" office:value="0.25492" calcext:value-type="float">
            <text:p>0.25492</text:p>
          </table:table-cell>
          <table:table-cell office:value-type="float" office:value="2.82596" calcext:value-type="float">
            <text:p>2.82596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Western Europe</text:p>
          </table:table-cell>
          <table:table-cell office:value-type="float" office:value="6" calcext:value-type="float">
            <text:p>6</text:p>
          </table:table-cell>
          <table:table-cell office:value-type="float" office:value="7.339" calcext:value-type="float">
            <text:p>7.339</text:p>
          </table:table-cell>
          <table:table-cell office:value-type="float" office:value="1.46468" calcext:value-type="float">
            <text:p>1.46468</text:p>
          </table:table-cell>
          <table:table-cell office:value-type="float" office:value="1.02912" calcext:value-type="float">
            <text:p>1.02912</text:p>
          </table:table-cell>
          <table:table-cell office:value-type="float" office:value="0.81231" calcext:value-type="float">
            <text:p>0.81231</text:p>
          </table:table-cell>
          <table:table-cell office:value-type="float" office:value="0.55211" calcext:value-type="float">
            <text:p>0.55211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47416" calcext:value-type="float">
            <text:p>0.47416</text:p>
          </table:table-cell>
          <table:table-cell office:value-type="float" office:value="2.70749" calcext:value-type="float">
            <text:p>2.7074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Western Europe</text:p>
          </table:table-cell>
          <table:table-cell office:value-type="float" office:value="7" calcext:value-type="float">
            <text:p>7</text:p>
          </table:table-cell>
          <table:table-cell office:value-type="float" office:value="7.291" calcext:value-type="float">
            <text:p>7.291</text:p>
          </table:table-cell>
          <table:table-cell office:value-type="float" office:value="1.45181" calcext:value-type="float">
            <text:p>1.45181</text:p>
          </table:table-cell>
          <table:table-cell office:value-type="float" office:value="1.08764" calcext:value-type="float">
            <text:p>1.08764</text:p>
          </table:table-cell>
          <table:table-cell office:value-type="float" office:value="0.83121" calcext:value-type="float">
            <text:p>0.83121</text:p>
          </table:table-cell>
          <table:table-cell office:value-type="float" office:value="0.58218" calcext:value-type="float">
            <text:p>0.58218</text:p>
          </table:table-cell>
          <table:table-cell office:value-type="float" office:value="0.40867" calcext:value-type="float">
            <text:p>0.40867</text:p>
          </table:table-cell>
          <table:table-cell office:value-type="float" office:value="0.38254" calcext:value-type="float">
            <text:p>0.38254</text:p>
          </table:table-cell>
          <table:table-cell office:value-type="float" office:value="2.54734" calcext:value-type="float">
            <text:p>2.5473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Western Europe</text:p>
          </table:table-cell>
          <table:table-cell office:value-type="float" office:value="8" calcext:value-type="float">
            <text:p>8</text:p>
          </table:table-cell>
          <table:table-cell office:value-type="float" office:value="7.119" calcext:value-type="float">
            <text:p>7.119</text:p>
          </table:table-cell>
          <table:table-cell office:value-type="float" office:value="1.45038" calcext:value-type="float">
            <text:p>1.45038</text:p>
          </table:table-cell>
          <table:table-cell office:value-type="float" office:value="1.08383" calcext:value-type="float">
            <text:p>1.08383</text:p>
          </table:table-cell>
          <table:table-cell office:value-type="float" office:value="0.80565" calcext:value-type="float">
            <text:p>0.80565</text:p>
          </table:table-cell>
          <table:table-cell office:value-type="float" office:value="0.54355" calcext:value-type="float">
            <text:p>0.54355</text:p>
          </table:table-cell>
          <table:table-cell office:value-type="float" office:value="0.21348" calcext:value-type="float">
            <text:p>0.21348</text:p>
          </table:table-cell>
          <table:table-cell office:value-type="float" office:value="0.32865" calcext:value-type="float">
            <text:p>0.32865</text:p>
          </table:table-cell>
          <table:table-cell office:value-type="float" office:value="2.69343" calcext:value-type="float">
            <text:p>2.6934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Western Europe</text:p>
          </table:table-cell>
          <table:table-cell office:value-type="float" office:value="9" calcext:value-type="float">
            <text:p>9</text:p>
          </table:table-cell>
          <table:table-cell office:value-type="float" office:value="6.994" calcext:value-type="float">
            <text:p>6.994</text:p>
          </table:table-cell>
          <table:table-cell office:value-type="float" office:value="1.44787" calcext:value-type="float">
            <text:p>1.44787</text:p>
          </table:table-cell>
          <table:table-cell office:value-type="float" office:value="1.09774" calcext:value-type="float">
            <text:p>1.09774</text:p>
          </table:table-cell>
          <table:table-cell office:value-type="float" office:value="0.81487" calcext:value-type="float">
            <text:p>0.81487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0.28551" calcext:value-type="float">
            <text:p>0.28551</text:p>
          </table:table-cell>
          <table:table-cell office:value-type="float" office:value="0.30452" calcext:value-type="float">
            <text:p>0.30452</text:p>
          </table:table-cell>
          <table:table-cell office:value-type="float" office:value="2.50931" calcext:value-type="float">
            <text:p>2.5093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Western Europe</text:p>
          </table:table-cell>
          <table:table-cell office:value-type="float" office:value="10" calcext:value-type="float">
            <text:p>10</text:p>
          </table:table-cell>
          <table:table-cell office:value-type="float" office:value="6.929" calcext:value-type="float">
            <text:p>6.929</text:p>
          </table:table-cell>
          <table:table-cell office:value-type="float" office:value="1.42539" calcext:value-type="float">
            <text:p>1.42539</text:p>
          </table:table-cell>
          <table:table-cell office:value-type="float" office:value="1.05249" calcext:value-type="float">
            <text:p>1.05249</text:p>
          </table:table-cell>
          <table:table-cell office:value-type="float" office:value="0.81959" calcext:value-type="float">
            <text:p>0.81959</text:p>
          </table:table-cell>
          <table:table-cell office:value-type="float" office:value="0.51354" calcext:value-type="float">
            <text:p>0.51354</text:p>
          </table:table-cell>
          <table:table-cell office:value-type="float" office:value="0.26248" calcext:value-type="float">
            <text:p>0.26248</text:p>
          </table:table-cell>
          <table:table-cell office:value-type="float" office:value="0.2424" calcext:value-type="float">
            <text:p>0.2424</text:p>
          </table:table-cell>
          <table:table-cell office:value-type="float" office:value="2.61355" calcext:value-type="float">
            <text:p>2.6135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Western Europe</text:p>
          </table:table-cell>
          <table:table-cell office:value-type="float" office:value="11" calcext:value-type="float">
            <text:p>11</text:p>
          </table:table-cell>
          <table:table-cell office:value-type="float" office:value="6.907" calcext:value-type="float">
            <text:p>6.907</text:p>
          </table:table-cell>
          <table:table-cell office:value-type="float" office:value="1.48341" calcext:value-type="float">
            <text:p>1.48341</text:p>
          </table:table-cell>
          <table:table-cell office:value-type="float" office:value="1.16157" calcext:value-type="float">
            <text:p>1.16157</text:p>
          </table:table-cell>
          <table:table-cell office:value-type="float" office:value="0.81455" calcext:value-type="float">
            <text:p>0.81455</text:p>
          </table:table-cell>
          <table:table-cell office:value-type="float" office:value="0.54008" calcext:value-type="float">
            <text:p>0.54008</text:p>
          </table:table-cell>
          <table:table-cell office:value-type="float" office:value="0.29754" calcext:value-type="float">
            <text:p>0.29754</text:p>
          </table:table-cell>
          <table:table-cell office:value-type="float" office:value="0.44963" calcext:value-type="float">
            <text:p>0.44963</text:p>
          </table:table-cell>
          <table:table-cell office:value-type="float" office:value="2.15988" calcext:value-type="float">
            <text:p>2.15988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Western Europe</text:p>
          </table:table-cell>
          <table:table-cell office:value-type="float" office:value="12" calcext:value-type="float">
            <text:p>12</text:p>
          </table:table-cell>
          <table:table-cell office:value-type="float" office:value="6.871" calcext:value-type="float">
            <text:p>6.871</text:p>
          </table:table-cell>
          <table:table-cell office:value-type="float" office:value="1.69752" calcext:value-type="float">
            <text:p>1.69752</text:p>
          </table:table-cell>
          <table:table-cell office:value-type="float" office:value="1.03999" calcext:value-type="float">
            <text:p>1.03999</text:p>
          </table:table-cell>
          <table:table-cell office:value-type="float" office:value="0.84542" calcext:value-type="float">
            <text:p>0.84542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35329" calcext:value-type="float">
            <text:p>0.35329</text:p>
          </table:table-cell>
          <table:table-cell office:value-type="float" office:value="0.27571" calcext:value-type="float">
            <text:p>0.27571</text:p>
          </table:table-cell>
          <table:table-cell office:value-type="float" office:value="2.11055" calcext:value-type="float">
            <text:p>2.1105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Western Europe</text:p>
          </table:table-cell>
          <table:table-cell office:value-type="float" office:value="13" calcext:value-type="float">
            <text:p>13</text:p>
          </table:table-cell>
          <table:table-cell office:value-type="float" office:value="6.725" calcext:value-type="float">
            <text:p>6.725</text:p>
          </table:table-cell>
          <table:table-cell office:value-type="float" office:value="1.40283" calcext:value-type="float">
            <text:p>1.40283</text:p>
          </table:table-cell>
          <table:table-cell office:value-type="float" office:value="1.08672" calcext:value-type="float">
            <text:p>1.08672</text:p>
          </table:table-cell>
          <table:table-cell office:value-type="float" office:value="0.80991" calcext:value-type="float">
            <text:p>0.80991</text:p>
          </table:table-cell>
          <table:table-cell office:value-type="float" office:value="0.50036" calcext:value-type="float">
            <text:p>0.50036</text:p>
          </table:table-cell>
          <table:table-cell office:value-type="float" office:value="0.27399" calcext:value-type="float">
            <text:p>0.27399</text:p>
          </table:table-cell>
          <table:table-cell office:value-type="float" office:value="0.50156" calcext:value-type="float">
            <text:p>0.50156</text:p>
          </table:table-cell>
          <table:table-cell office:value-type="float" office:value="2.14999" calcext:value-type="float">
            <text:p>2.14999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entral and Eastern Europe</text:p>
          </table:table-cell>
          <table:table-cell office:value-type="float" office:value="14" calcext:value-type="float">
            <text:p>14</text:p>
          </table:table-cell>
          <table:table-cell office:value-type="float" office:value="6.596" calcext:value-type="float">
            <text:p>6.596</text:p>
          </table:table-cell>
          <table:table-cell office:value-type="float" office:value="1.30915" calcext:value-type="float">
            <text:p>1.30915</text:p>
          </table:table-cell>
          <table:table-cell office:value-type="float" office:value="1.00793" calcext:value-type="float">
            <text:p>1.00793</text:p>
          </table:table-cell>
          <table:table-cell office:value-type="float" office:value="0.76376" calcext:value-type="float">
            <text:p>0.76376</text:p>
          </table:table-cell>
          <table:table-cell office:value-type="float" office:value="0.41418" calcext:value-type="float">
            <text:p>0.41418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2.96211" calcext:value-type="float">
            <text:p>2.96211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Western Europe</text:p>
          </table:table-cell>
          <table:table-cell office:value-type="float" office:value="15" calcext:value-type="float">
            <text:p>15</text:p>
          </table:table-cell>
          <table:table-cell office:value-type="float" office:value="6.488" calcext:value-type="float">
            <text:p>6.488</text:p>
          </table:table-cell>
          <table:table-cell office:value-type="float" office:value="1.30782" calcext:value-type="float">
            <text:p>1.30782</text:p>
          </table:table-cell>
          <table:table-cell office:value-type="float" office:value="1.09879" calcext:value-type="float">
            <text:p>1.09879</text:p>
          </table:table-cell>
          <table:table-cell office:value-type="float" office:value="0.80315" calcext:value-type="float">
            <text:p>0.80315</text:p>
          </table:table-cell>
          <table:table-cell office:value-type="float" office:value="0.54994" calcext:value-type="float">
            <text:p>0.54994</text:p>
          </table:table-cell>
          <table:table-cell office:value-type="float" office:value="0.17554" calcext:value-type="float">
            <text:p>0.17554</text:p>
          </table:table-cell>
          <table:table-cell office:value-type="float" office:value="0.56237" calcext:value-type="float">
            <text:p>0.56237</text:p>
          </table:table-cell>
          <table:table-cell office:value-type="float" office:value="1.99032" calcext:value-type="float">
            <text:p>1.9903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Western Europe</text:p>
          </table:table-cell>
          <table:table-cell office:value-type="float" office:value="16" calcext:value-type="float">
            <text:p>16</text:p>
          </table:table-cell>
          <table:table-cell office:value-type="float" office:value="6.478" calcext:value-type="float">
            <text:p>6.478</text:p>
          </table:table-cell>
          <table:table-cell office:value-type="float" office:value="1.39488" calcext:value-type="float">
            <text:p>1.39488</text:p>
          </table:table-cell>
          <table:table-cell office:value-type="float" office:value="1.00508" calcext:value-type="float">
            <text:p>1.00508</text:p>
          </table:table-cell>
          <table:table-cell office:value-type="float" office:value="0.83795" calcext:value-type="float">
            <text:p>0.83795</text:p>
          </table:table-cell>
          <table:table-cell office:value-type="float" office:value="0.46562" calcext:value-type="float">
            <text:p>0.46562</text:p>
          </table:table-cell>
          <table:table-cell office:value-type="float" office:value="0.17808" calcext:value-type="float">
            <text:p>0.17808</text:p>
          </table:table-cell>
          <table:table-cell office:value-type="float" office:value="0.1216" calcext:value-type="float">
            <text:p>0.1216</text:p>
          </table:table-cell>
          <table:table-cell office:value-type="float" office:value="2.4744" calcext:value-type="float">
            <text:p>2.474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Western Europe</text:p>
          </table:table-cell>
          <table:table-cell office:value-type="float" office:value="17" calcext:value-type="float">
            <text:p>17</text:p>
          </table:table-cell>
          <table:table-cell office:value-type="float" office:value="6.361" calcext:value-type="float">
            <text:p>6.361</text:p>
          </table:table-cell>
          <table:table-cell office:value-type="float" office:value="1.34253" calcext:value-type="float">
            <text:p>1.34253</text:p>
          </table:table-cell>
          <table:table-cell office:value-type="float" office:value="1.12945" calcext:value-type="float">
            <text:p>1.12945</text:p>
          </table:table-cell>
          <table:table-cell office:value-type="float" office:value="0.87896" calcext:value-type="float">
            <text:p>0.87896</text:p>
          </table:table-cell>
          <table:table-cell office:value-type="float" office:value="0.37545" calcext:value-type="float">
            <text:p>0.37545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17665" calcext:value-type="float">
            <text:p>0.17665</text:p>
          </table:table-cell>
          <table:table-cell office:value-type="float" office:value="2.39663" calcext:value-type="float">
            <text:p>2.39663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8" calcext:value-type="float">
            <text:p>18</text:p>
          </table:table-cell>
          <table:table-cell office:value-type="float" office:value="6.078" calcext:value-type="float">
            <text:p>6.078</text:p>
          </table:table-cell>
          <table:table-cell office:value-type="float" office:value="1.27973" calcext:value-type="float">
            <text:p>1.27973</text:p>
          </table:table-cell>
          <table:table-cell office:value-type="float" office:value="1.08268" calcext:value-type="float">
            <text:p>1.08268</text:p>
          </table:table-cell>
          <table:table-cell office:value-type="float" office:value="0.70367" calcext:value-type="float">
            <text:p>0.70367</text:p>
          </table:table-cell>
          <table:table-cell office:value-type="float" office:value="0.23391" calcext:value-type="float">
            <text:p>0.23391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0.13837" calcext:value-type="float">
            <text:p>0.13837</text:p>
          </table:table-cell>
          <table:table-cell office:value-type="float" office:value="2.61065" calcext:value-type="float">
            <text:p>2.6106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Western Europe</text:p>
          </table:table-cell>
          <table:table-cell office:value-type="float" office:value="19" calcext:value-type="float">
            <text:p>19</text:p>
          </table:table-cell>
          <table:table-cell office:value-type="float" office:value="5.977" calcext:value-type="float">
            <text:p>5.977</text:p>
          </table:table-cell>
          <table:table-cell office:value-type="float" office:value="1.35495" calcext:value-type="float">
            <text:p>1.35495</text:p>
          </table:table-cell>
          <table:table-cell office:value-type="float" office:value="1.04167" calcext:value-type="float">
            <text:p>1.04167</text:p>
          </table:table-cell>
          <table:table-cell office:value-type="float" office:value="0.85102" calcext:value-type="float">
            <text:p>0.85102</text:p>
          </table:table-cell>
          <table:table-cell office:value-type="float" office:value="0.18827" calcext:value-type="float">
            <text:p>0.18827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16684" calcext:value-type="float">
            <text:p>0.16684</text:p>
          </table:table-cell>
          <table:table-cell office:value-type="float" office:value="2.34918" calcext:value-type="float">
            <text:p>2.34918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0" calcext:value-type="float">
            <text:p>20</text:p>
          </table:table-cell>
          <table:table-cell office:value-type="float" office:value="5.897" calcext:value-type="float">
            <text:p>5.897</text:p>
          </table:table-cell>
          <table:table-cell office:value-type="float" office:value="0.69177" calcext:value-type="float">
            <text:p>0.69177</text:p>
          </table:table-cell>
          <table:table-cell office:value-type="float" office:value="0.83132" calcext:value-type="float">
            <text:p>0.83132</text:p>
          </table:table-cell>
          <table:table-cell office:value-type="float" office:value="0.52309" calcext:value-type="float">
            <text:p>0.52309</text:p>
          </table:table-cell>
          <table:table-cell office:value-type="float" office:value="0.25202" calcext:value-type="float">
            <text:p>0.25202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19997" calcext:value-type="float">
            <text:p>0.19997</text:p>
          </table:table-cell>
          <table:table-cell office:value-type="float" office:value="3.38007" calcext:value-type="float">
            <text:p>3.3800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Central and Eastern Europe</text:p>
          </table:table-cell>
          <table:table-cell office:value-type="float" office:value="21" calcext:value-type="float">
            <text:p>21</text:p>
          </table:table-cell>
          <table:table-cell office:value-type="float" office:value="5.835" calcext:value-type="float">
            <text:p>5.835</text:p>
          </table:table-cell>
          <table:table-cell office:value-type="float" office:value="1.24585" calcext:value-type="float">
            <text:p>1.24585</text:p>
          </table:table-cell>
          <table:table-cell office:value-type="float" office:value="1.04685" calcext:value-type="float">
            <text:p>1.04685</text:p>
          </table:table-cell>
          <table:table-cell office:value-type="float" office:value="0.69058" calcext:value-type="float">
            <text:p>0.69058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055" calcext:value-type="float">
            <text:p>0.055</text:p>
          </table:table-cell>
          <table:table-cell office:value-type="float" office:value="0.14443" calcext:value-type="float">
            <text:p>0.14443</text:p>
          </table:table-cell>
          <table:table-cell office:value-type="float" office:value="2.20035" calcext:value-type="float">
            <text:p>2.2003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2" calcext:value-type="float">
            <text:p>22</text:p>
          </table:table-cell>
          <table:table-cell office:value-type="float" office:value="5.813" calcext:value-type="float">
            <text:p>5.813</text:p>
          </table:table-cell>
          <table:table-cell office:value-type="float" office:value="1.2692" calcext:value-type="float">
            <text:p>1.2692</text:p>
          </table:table-cell>
          <table:table-cell office:value-type="float" office:value="1.06411" calcext:value-type="float">
            <text:p>1.06411</text:p>
          </table:table-cell>
          <table:table-cell office:value-type="float" office:value="0.64674" calcext:value-type="float">
            <text:p>0.64674</text:p>
          </table:table-cell>
          <table:table-cell office:value-type="float" office:value="0.18929" calcext:value-type="float">
            <text:p>0.1892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2.60525" calcext:value-type="float">
            <text:p>2.6052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Central and Eastern Europe</text:p>
          </table:table-cell>
          <table:table-cell office:value-type="float" office:value="23" calcext:value-type="float">
            <text:p>23</text:p>
          </table:table-cell>
          <table:table-cell office:value-type="float" office:value="5.802" calcext:value-type="float">
            <text:p>5.802</text:p>
          </table:table-cell>
          <table:table-cell office:value-type="float" office:value="1.13062" calcext:value-type="float">
            <text:p>1.13062</text:p>
          </table:table-cell>
          <table:table-cell office:value-type="float" office:value="1.04993" calcext:value-type="float">
            <text:p>1.04993</text:p>
          </table:table-cell>
          <table:table-cell office:value-type="float" office:value="0.63104" calcext:value-type="float">
            <text:p>0.63104</text:p>
          </table:table-cell>
          <table:table-cell office:value-type="float" office:value="0.29091" calcext:value-type="float">
            <text:p>0.29091</text:p>
          </table:table-cell>
          <table:table-cell office:value-type="float" office:value="0.17457" calcext:value-type="float">
            <text:p>0.17457</text:p>
          </table:table-cell>
          <table:table-cell office:value-type="float" office:value="0.13942" calcext:value-type="float">
            <text:p>0.13942</text:p>
          </table:table-cell>
          <table:table-cell office:value-type="float" office:value="2.38582" calcext:value-type="float">
            <text:p>2.38582</text:p>
          </table:table-cell>
        </table:table-row>
        <table:table-row table:style-name="ro1">
          <table:table-cell office:value-type="string" calcext:value-type="string">
            <text:p>North Cyprus</text:p>
          </table:table-cell>
          <table:table-cell office:value-type="string" calcext:value-type="string">
            <text:p>Western Europe</text:p>
          </table:table-cell>
          <table:table-cell office:value-type="float" office:value="24" calcext:value-type="float">
            <text:p>24</text:p>
          </table:table-cell>
          <table:table-cell office:value-type="float" office:value="5.771" calcext:value-type="float">
            <text:p>5.771</text:p>
          </table:table-cell>
          <table:table-cell office:value-type="float" office:value="1.31141" calcext:value-type="float">
            <text:p>1.31141</text:p>
          </table:table-cell>
          <table:table-cell office:value-type="float" office:value="0.81826" calcext:value-type="float">
            <text:p>0.81826</text:p>
          </table:table-cell>
          <table:table-cell office:value-type="float" office:value="0.84142" calcext:value-type="float">
            <text:p>0.84142</text:p>
          </table:table-cell>
          <table:table-cell office:value-type="float" office:value="0.43596" calcext:value-type="float">
            <text:p>0.43596</text:p>
          </table:table-cell>
          <table:table-cell office:value-type="float" office:value="0.16578" calcext:value-type="float">
            <text:p>0.16578</text:p>
          </table:table-cell>
          <table:table-cell office:value-type="float" office:value="0.26322" calcext:value-type="float">
            <text:p>0.26322</text:p>
          </table:table-cell>
          <table:table-cell office:value-type="float" office:value="1.93447" calcext:value-type="float">
            <text:p>1.9344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5" calcext:value-type="float">
            <text:p>25</text:p>
          </table:table-cell>
          <table:table-cell office:value-type="float" office:value="5.768" calcext:value-type="float">
            <text:p>5.768</text:p>
          </table:table-cell>
          <table:table-cell office:value-type="float" office:value="1.29947" calcext:value-type="float">
            <text:p>1.29947</text:p>
          </table:table-cell>
          <table:table-cell office:value-type="float" office:value="1.05613" calcext:value-type="float">
            <text:p>1.05613</text:p>
          </table:table-cell>
          <table:table-cell office:value-type="float" office:value="0.79151" calcext:value-type="float">
            <text:p>0.79151</text:p>
          </table:table-cell>
          <table:table-cell office:value-type="float" office:value="0.53164" calcext:value-type="float">
            <text:p>0.53164</text:p>
          </table:table-cell>
          <table:table-cell office:value-type="float" office:value="0.03635" calcext:value-type="float">
            <text:p>0.03635</text:p>
          </table:table-cell>
          <table:table-cell office:value-type="float" office:value="0.25738" calcext:value-type="float">
            <text:p>0.25738</text:p>
          </table:table-cell>
          <table:table-cell office:value-type="float" office:value="1.79522" calcext:value-type="float">
            <text:p>1.79522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6" calcext:value-type="float">
            <text:p>26</text:p>
          </table:table-cell>
          <table:table-cell office:value-type="float" office:value="5.56" calcext:value-type="float">
            <text:p>5.56</text:p>
          </table:table-cell>
          <table:table-cell office:value-type="float" office:value="1.21788" calcext:value-type="float">
            <text:p>1.21788</text:p>
          </table:table-cell>
          <table:table-cell office:value-type="float" office:value="0.95025" calcext:value-type="float">
            <text:p>0.95025</text:p>
          </table:table-cell>
          <table:table-cell office:value-type="float" office:value="0.63952" calcext:value-type="float">
            <text:p>0.63952</text:p>
          </table:table-cell>
          <table:table-cell office:value-type="float" office:value="0.27996" calcext:value-type="float">
            <text:p>0.27996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2.20859" calcext:value-type="float">
            <text:p>2.20859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Western Europe</text:p>
          </table:table-cell>
          <table:table-cell office:value-type="float" office:value="27" calcext:value-type="float">
            <text:p>27</text:p>
          </table:table-cell>
          <table:table-cell office:value-type="float" office:value="5.546" calcext:value-type="float">
            <text:p>5.546</text:p>
          </table:table-cell>
          <table:table-cell office:value-type="float" office:value="1.31857" calcext:value-type="float">
            <text:p>1.31857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29507" calcext:value-type="float">
            <text:p>0.29507</text:p>
          </table:table-cell>
          <table:table-cell office:value-type="float" office:value="0.05228" calcext:value-type="float">
            <text:p>0.05228</text:p>
          </table:table-cell>
          <table:table-cell office:value-type="float" office:value="0.27906" calcext:value-type="float">
            <text:p>0.27906</text:p>
          </table:table-cell>
          <table:table-cell office:value-type="float" office:value="2.04497" calcext:value-type="float">
            <text:p>2.0449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8" calcext:value-type="float">
            <text:p>28</text:p>
          </table:table-cell>
          <table:table-cell office:value-type="float" office:value="5.528" calcext:value-type="float">
            <text:p>5.528</text:p>
          </table:table-cell>
          <table:table-cell office:value-type="float" office:value="1.1697" calcext:value-type="float">
            <text:p>1.1697</text:p>
          </table:table-cell>
          <table:table-cell office:value-type="float" office:value="0.72803" calcext:value-type="float">
            <text:p>0.72803</text:p>
          </table:table-cell>
          <table:table-cell office:value-type="float" office:value="0.67602" calcext:value-type="float">
            <text:p>0.67602</text:p>
          </table:table-cell>
          <table:table-cell office:value-type="float" office:value="0.36712" calcext:value-type="float">
            <text:p>0.36712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12889" calcext:value-type="float">
            <text:p>0.12889</text:p>
          </table:table-cell>
          <table:table-cell office:value-type="float" office:value="2.45184" calcext:value-type="float">
            <text:p>2.4518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9" calcext:value-type="float">
            <text:p>29</text:p>
          </table:table-cell>
          <table:table-cell office:value-type="float" office:value="5.517" calcext:value-type="float">
            <text:p>5.517</text:p>
          </table:table-cell>
          <table:table-cell office:value-type="float" office:value="1.27964" calcext:value-type="float">
            <text:p>1.27964</text:p>
          </table:table-cell>
          <table:table-cell office:value-type="float" office:value="1.05163" calcext:value-type="float">
            <text:p>1.05163</text:p>
          </table:table-cell>
          <table:table-cell office:value-type="float" office:value="0.68098" calcext:value-type="float">
            <text:p>0.68098</text:p>
          </table:table-cell>
          <table:table-cell office:value-type="float" office:value="0.41511" calcext:value-type="float">
            <text:p>0.41511</text:p>
          </table:table-cell>
          <table:table-cell office:value-type="float" office:value="0.18519" calcext:value-type="float">
            <text:p>0.18519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1.81985" calcext:value-type="float">
            <text:p>1.8198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0" calcext:value-type="float">
            <text:p>30</text:p>
          </table:table-cell>
          <table:table-cell office:value-type="float" office:value="5.488" calcext:value-type="float">
            <text:p>5.488</text:p>
          </table:table-cell>
          <table:table-cell office:value-type="float" office:value="1.18649" calcext:value-type="float">
            <text:p>1.18649</text:p>
          </table:table-cell>
          <table:table-cell office:value-type="float" office:value="0.60809" calcext:value-type="float">
            <text:p>0.60809</text:p>
          </table:table-cell>
          <table:table-cell office:value-type="float" office:value="0.70524" calcext:value-type="float">
            <text:p>0.70524</text:p>
          </table:table-cell>
          <table:table-cell office:value-type="float" office:value="0.23907" calcext:value-type="float">
            <text:p>0.23907</text:p>
          </table:table-cell>
          <table:table-cell office:value-type="float" office:value="0.04002" calcext:value-type="float">
            <text:p>0.04002</text:p>
          </table:table-cell>
          <table:table-cell office:value-type="float" office:value="0.18434" calcext:value-type="float">
            <text:p>0.18434</text:p>
          </table:table-cell>
          <table:table-cell office:value-type="float" office:value="2.52462" calcext:value-type="float">
            <text:p>2.52462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Central and Eastern Europe</text:p>
          </table:table-cell>
          <table:table-cell office:value-type="float" office:value="31" calcext:value-type="float">
            <text:p>31</text:p>
          </table:table-cell>
          <table:table-cell office:value-type="float" office:value="5.401" calcext:value-type="float">
            <text:p>5.401</text:p>
          </table:table-cell>
          <table:table-cell office:value-type="float" office:value="0.90145" calcext:value-type="float">
            <text:p>0.90145</text:p>
          </table:table-cell>
          <table:table-cell office:value-type="float" office:value="0.66062" calcext:value-type="float">
            <text:p>0.66062</text:p>
          </table:table-cell>
          <table:table-cell office:value-type="float" office:value="0.54" calcext:value-type="float">
            <text:p>0.54</text:p>
          </table:table-cell>
          <table:table-cell office:value-type="float" office:value="0.14396" calcext:value-type="float">
            <text:p>0.14396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27992" calcext:value-type="float">
            <text:p>0.27992</text:p>
          </table:table-cell>
          <table:table-cell office:value-type="float" office:value="2.80998" calcext:value-type="float">
            <text:p>2.8099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2" calcext:value-type="float">
            <text:p>32</text:p>
          </table:table-cell>
          <table:table-cell office:value-type="float" office:value="5.177" calcext:value-type="float">
            <text:p>5.177</text:p>
          </table:table-cell>
          <table:table-cell office:value-type="float" office:value="1.03437" calcext:value-type="float">
            <text:p>1.03437</text:p>
          </table:table-cell>
          <table:table-cell office:value-type="float" office:value="0.81329" calcext:value-type="float">
            <text:p>0.8132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15718" calcext:value-type="float">
            <text:p>0.15718</text:p>
          </table:table-cell>
          <table:table-cell office:value-type="float" office:value="0.04339" calcext:value-type="float">
            <text:p>0.04339</text:p>
          </table:table-cell>
          <table:table-cell office:value-type="float" office:value="0.20737" calcext:value-type="float">
            <text:p>0.20737</text:p>
          </table:table-cell>
          <table:table-cell office:value-type="float" office:value="2.27539" calcext:value-type="float">
            <text:p>2.2753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3" calcext:value-type="float">
            <text:p>33</text:p>
          </table:table-cell>
          <table:table-cell office:value-type="float" office:value="5.163" calcext:value-type="float">
            <text:p>5.163</text:p>
          </table:table-cell>
          <table:table-cell office:value-type="float" office:value="0.93383" calcext:value-type="float">
            <text:p>0.93383</text:p>
          </table:table-cell>
          <table:table-cell office:value-type="float" office:value="0.64367" calcext:value-type="float">
            <text:p>0.64367</text:p>
          </table:table-cell>
          <table:table-cell office:value-type="float" office:value="0.70766" calcext:value-type="float">
            <text:p>0.70766</text:p>
          </table:table-cell>
          <table:table-cell office:value-type="float" office:value="0.09511" calcext:value-type="float">
            <text:p>0.09511</text:p>
          </table:table-cell>
          <table:table-cell office:value-type="float" office:value="0" calcext:value-type="float">
            <text:p>0</text:p>
          </table:table-cell>
          <table:table-cell office:value-type="float" office:value="0.29889" calcext:value-type="float">
            <text:p>0.29889</text:p>
          </table:table-cell>
          <table:table-cell office:value-type="float" office:value="2.48406" calcext:value-type="float">
            <text:p>2.4840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Central and Eastern Europe</text:p>
          </table:table-cell>
          <table:table-cell office:value-type="float" office:value="34" calcext:value-type="float">
            <text:p>34</text:p>
          </table:table-cell>
          <table:table-cell office:value-type="float" office:value="5.161" calcext:value-type="float">
            <text:p>5.161</text:p>
          </table:table-cell>
          <table:table-cell office:value-type="float" office:value="1.07838" calcext:value-type="float">
            <text:p>1.07838</text:p>
          </table:table-cell>
          <table:table-cell office:value-type="float" office:value="0.74173" calcext:value-type="float">
            <text:p>0.74173</text:p>
          </table:table-cell>
          <table:table-cell office:value-type="float" office:value="0.63533" calcext:value-type="float">
            <text:p>0.63533</text:p>
          </table:table-cell>
          <table:table-cell office:value-type="float" office:value="0.15111" calcext:value-type="float">
            <text:p>0.15111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0.17191" calcext:value-type="float">
            <text:p>0.17191</text:p>
          </table:table-cell>
          <table:table-cell office:value-type="float" office:value="2.25531" calcext:value-type="float">
            <text:p>2.2553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Central and Eastern Europe</text:p>
          </table:table-cell>
          <table:table-cell office:value-type="float" office:value="35" calcext:value-type="float">
            <text:p>35</text:p>
          </table:table-cell>
          <table:table-cell office:value-type="float" office:value="5.145" calcext:value-type="float">
            <text:p>5.145</text:p>
          </table:table-cell>
          <table:table-cell office:value-type="float" office:value="1.24142" calcext:value-type="float">
            <text:p>1.24142</text:p>
          </table:table-cell>
          <table:table-cell office:value-type="float" office:value="0.93164" calcext:value-type="float">
            <text:p>0.93164</text:p>
          </table:table-cell>
          <table:table-cell office:value-type="float" office:value="0.67608" calcext:value-type="float">
            <text:p>0.67608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04472" calcext:value-type="float">
            <text:p>0.04472</text:p>
          </table:table-cell>
          <table:table-cell office:value-type="float" office:value="0.099" calcext:value-type="float">
            <text:p>0.099</text:p>
          </table:table-cell>
          <table:table-cell office:value-type="float" office:value="1.95473" calcext:value-type="float">
            <text:p>1.9547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Western Europe</text:p>
          </table:table-cell>
          <table:table-cell office:value-type="float" office:value="36" calcext:value-type="float">
            <text:p>36</text:p>
          </table:table-cell>
          <table:table-cell office:value-type="float" office:value="5.123" calcext:value-type="float">
            <text:p>5.123</text:p>
          </table:table-cell>
          <table:table-cell office:value-type="float" office:value="1.27607" calcext:value-type="float">
            <text:p>1.27607</text:p>
          </table:table-cell>
          <table:table-cell office:value-type="float" office:value="0.94367" calcext:value-type="float">
            <text:p>0.94367</text:p>
          </table:table-cell>
          <table:table-cell office:value-type="float" office:value="0.79363" calcext:value-type="float">
            <text:p>0.79363</text:p>
          </table:table-cell>
          <table:table-cell office:value-type="float" office:value="0.44727" calcext:value-type="float">
            <text:p>0.44727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11691" calcext:value-type="float">
            <text:p>0.11691</text:p>
          </table:table-cell>
          <table:table-cell office:value-type="float" office:value="1.53015" calcext:value-type="float">
            <text:p>1.5301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7" calcext:value-type="float">
            <text:p>37</text:p>
          </table:table-cell>
          <table:table-cell office:value-type="float" office:value="5.121" calcext:value-type="float">
            <text:p>5.121</text:p>
          </table:table-cell>
          <table:table-cell office:value-type="float" office:value="1.0193" calcext:value-type="float">
            <text:p>1.0193</text:p>
          </table:table-cell>
          <table:table-cell office:value-type="float" office:value="0.78236" calcext:value-type="float">
            <text:p>0.78236</text:p>
          </table:table-cell>
          <table:table-cell office:value-type="float" office:value="0.64738" calcext:value-type="float">
            <text:p>0.64738</text:p>
          </table:table-cell>
          <table:table-cell office:value-type="float" office:value="0.27668" calcext:value-type="float">
            <text:p>0.27668</text:p>
          </table:table-cell>
          <table:table-cell office:value-type="float" office:value="0.07047" calcext:value-type="float">
            <text:p>0.07047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2.08947" calcext:value-type="float">
            <text:p>2.0894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Western Europe</text:p>
          </table:table-cell>
          <table:table-cell office:value-type="float" office:value="38" calcext:value-type="float">
            <text:p>38</text:p>
          </table:table-cell>
          <table:table-cell office:value-type="float" office:value="5.033" calcext:value-type="float">
            <text:p>5.033</text:p>
          </table:table-cell>
          <table:table-cell office:value-type="float" office:value="1.24886" calcext:value-type="float">
            <text:p>1.24886</text:p>
          </table:table-cell>
          <table:table-cell office:value-type="float" office:value="0.75473" calcext:value-type="float">
            <text:p>0.75473</text:p>
          </table:table-cell>
          <table:table-cell office:value-type="float" office:value="0.80029" calcext:value-type="float">
            <text:p>0.80029</text:p>
          </table:table-cell>
          <table:table-cell office:value-type="float" office:value="0.05822" calcext:value-type="float">
            <text:p>0.05822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" calcext:value-type="float">
            <text:p>0</text:p>
          </table:table-cell>
          <table:table-cell office:value-type="float" office:value="2.12944" calcext:value-type="float">
            <text:p>2.1294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9" calcext:value-type="float">
            <text:p>39</text:p>
          </table:table-cell>
          <table:table-cell office:value-type="float" office:value="4.655" calcext:value-type="float">
            <text:p>4.655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50163" calcext:value-type="float">
            <text:p>0.50163</text:p>
          </table:table-cell>
          <table:table-cell office:value-type="float" office:value="0.73007" calcext:value-type="float">
            <text:p>0.73007</text:p>
          </table:table-cell>
          <table:table-cell office:value-type="float" office:value="0.31866" calcext:value-type="float">
            <text:p>0.31866</text:p>
          </table:table-cell>
          <table:table-cell office:value-type="float" office:value="0.05301" calcext:value-type="float">
            <text:p>0.05301</text:p>
          </table:table-cell>
          <table:table-cell office:value-type="float" office:value="0.1684" calcext:value-type="float">
            <text:p>0.1684</text:p>
          </table:table-cell>
          <table:table-cell office:value-type="float" office:value="1.92816" calcext:value-type="float">
            <text:p>1.9281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Central and Eastern Europe</text:p>
          </table:table-cell>
          <table:table-cell office:value-type="float" office:value="40" calcext:value-type="float">
            <text:p>40</text:p>
          </table:table-cell>
          <table:table-cell office:value-type="float" office:value="4.324" calcext:value-type="float">
            <text:p>4.324</text:p>
          </table:table-cell>
          <table:table-cell office:value-type="float" office:value="0.87287" calcext:value-type="float">
            <text:p>0.87287</text:p>
          </table:table-cell>
          <table:table-cell office:value-type="float" office:value="1.01413" calcext:value-type="float">
            <text:p>1.01413</text:p>
          </table:table-cell>
          <table:table-cell office:value-type="float" office:value="0.58628" calcext:value-type="float">
            <text:p>0.58628</text:p>
          </table:table-cell>
          <table:table-cell office:value-type="float" office:value="0.12859" calcext:value-type="float">
            <text:p>0.12859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1.50066" calcext:value-type="float">
            <text:p>1.5006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41" calcext:value-type="float">
            <text:p>41</text:p>
          </table:table-cell>
          <table:table-cell office:value-type="float" office:value="4.217" calcext:value-type="float">
            <text:p>4.217</text:p>
          </table:table-cell>
          <table:table-cell office:value-type="float" office:value="1.11306" calcext:value-type="float">
            <text:p>1.11306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67806" calcext:value-type="float">
            <text:p>0.67806</text:p>
          </table:table-cell>
          <table:table-cell office:value-type="float" office:value="0.21219" calcext:value-type="float">
            <text:p>0.2121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1.15377" calcext:value-type="float">
            <text:p>1.15377</text:p>
          </table:table-cell>
        </table:table-row>
      </table:table>
      <table:table table:name="Asia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" calcext:value-type="float">
            <text:p>1</text:p>
          </table:table-cell>
          <table:table-cell office:value-type="float" office:value="7.267" calcext:value-type="float">
            <text:p>7.267</text:p>
          </table:table-cell>
          <table:table-cell office:value-type="float" office:value="1.33766" calcext:value-type="float">
            <text:p>1.33766</text:p>
          </table:table-cell>
          <table:table-cell office:value-type="float" office:value="0.99537" calcext:value-type="float">
            <text:p>0.99537</text:p>
          </table:table-cell>
          <table:table-cell office:value-type="float" office:value="0.84917" calcext:value-type="float">
            <text:p>0.84917</text:p>
          </table:table-cell>
          <table:table-cell office:value-type="float" office:value="0.36432" calcext:value-type="float">
            <text:p>0.36432</text:p>
          </table:table-cell>
          <table:table-cell office:value-type="float" office:value="0.08728" calcext:value-type="float">
            <text:p>0.08728</text:p>
          </table:table-cell>
          <table:table-cell office:value-type="float" office:value="0.32288" calcext:value-type="float">
            <text:p>0.32288</text:p>
          </table:table-cell>
          <table:table-cell office:value-type="float" office:value="3.31029" calcext:value-type="float">
            <text:p>3.3102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outheastern Asia</text:p>
          </table:table-cell>
          <table:table-cell office:value-type="float" office:value="2" calcext:value-type="float">
            <text:p>2</text:p>
          </table:table-cell>
          <table:table-cell office:value-type="float" office:value="6.739" calcext:value-type="float">
            <text:p>6.739</text:p>
          </table:table-cell>
          <table:table-cell office:value-type="float" office:value="1.64555" calcext:value-type="float">
            <text:p>1.64555</text:p>
          </table:table-cell>
          <table:table-cell office:value-type="float" office:value="0.86758" calcext:value-type="float">
            <text:p>0.86758</text:p>
          </table:table-cell>
          <table:table-cell office:value-type="float" office:value="0.94719" calcext:value-type="float">
            <text:p>0.94719</text:p>
          </table:table-cell>
          <table:table-cell office:value-type="float" office:value="0.4877" calcext:value-type="float">
            <text:p>0.4877</text:p>
          </table:table-cell>
          <table:table-cell office:value-type="float" office:value="0.46987" calcext:value-type="float">
            <text:p>0.46987</text:p>
          </table:table-cell>
          <table:table-cell office:value-type="float" office:value="0.32706" calcext:value-type="float">
            <text:p>0.32706</text:p>
          </table:table-cell>
          <table:table-cell office:value-type="float" office:value="1.99375" calcext:value-type="float">
            <text:p>1.99375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" calcext:value-type="float">
            <text:p>3</text:p>
          </table:table-cell>
          <table:table-cell office:value-type="float" office:value="6.573" calcext:value-type="float">
            <text:p>6.573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87114" calcext:value-type="float">
            <text:p>0.87114</text:p>
          </table:table-cell>
          <table:table-cell office:value-type="float" office:value="0.72993" calcext:value-type="float">
            <text:p>0.72993</text:p>
          </table:table-cell>
          <table:table-cell office:value-type="float" office:value="0.56215" calcext:value-type="float">
            <text:p>0.56215</text:p>
          </table:table-cell>
          <table:table-cell office:value-type="float" office:value="0.35561" calcext:value-type="float">
            <text:p>0.35561</text:p>
          </table:table-cell>
          <table:table-cell office:value-type="float" office:value="0.26591" calcext:value-type="float">
            <text:p>0.26591</text:p>
          </table:table-cell>
          <table:table-cell office:value-type="float" office:value="2.21507" calcext:value-type="float">
            <text:p>2.2150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Southeastern Asia</text:p>
          </table:table-cell>
          <table:table-cell office:value-type="float" office:value="4" calcext:value-type="float">
            <text:p>4</text:p>
          </table:table-cell>
          <table:table-cell office:value-type="float" office:value="6.474" calcext:value-type="float">
            <text:p>6.474</text:p>
          </table:table-cell>
          <table:table-cell office:value-type="float" office:value="1.0893" calcext:value-type="float">
            <text:p>1.0893</text:p>
          </table:table-cell>
          <table:table-cell office:value-type="float" office:value="1.04477" calcext:value-type="float">
            <text:p>1.04477</text:p>
          </table:table-cell>
          <table:table-cell office:value-type="float" office:value="0.64915" calcext:value-type="float">
            <text:p>0.64915</text:p>
          </table:table-cell>
          <table:table-cell office:value-type="float" office:value="0.49553" calcext:value-type="float">
            <text:p>0.49553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58696" calcext:value-type="float">
            <text:p>0.58696</text:p>
          </table:table-cell>
          <table:table-cell office:value-type="float" office:value="2.5796" calcext:value-type="float">
            <text:p>2.5796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Eastern Asia</text:p>
          </table:table-cell>
          <table:table-cell office:value-type="float" office:value="5" calcext:value-type="float">
            <text:p>5</text:p>
          </table:table-cell>
          <table:table-cell office:value-type="float" office:value="6.379" calcext:value-type="float">
            <text:p>6.379</text:p>
          </table:table-cell>
          <table:table-cell office:value-type="float" office:value="1.39729" calcext:value-type="float">
            <text:p>1.39729</text:p>
          </table:table-cell>
          <table:table-cell office:value-type="float" office:value="0.92624" calcext:value-type="float">
            <text:p>0.92624</text:p>
          </table:table-cell>
          <table:table-cell office:value-type="float" office:value="0.79565" calcext:value-type="float">
            <text:p>0.79565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25495" calcext:value-type="float">
            <text:p>0.25495</text:p>
          </table:table-cell>
          <table:table-cell office:value-type="float" office:value="2.61523" calcext:value-type="float">
            <text:p>2.61523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6" calcext:value-type="float">
            <text:p>6</text:p>
          </table:table-cell>
          <table:table-cell office:value-type="float" office:value="6.379" calcext:value-type="float">
            <text:p>6.379</text:p>
          </table:table-cell>
          <table:table-cell office:value-type="float" office:value="1.48953" calcext:value-type="float">
            <text:p>1.48953</text:p>
          </table:table-cell>
          <table:table-cell office:value-type="float" office:value="0.84829" calcext:value-type="float">
            <text:p>0.84829</text:p>
          </table:table-cell>
          <table:table-cell office:value-type="float" office:value="0.59267" calcext:value-type="float">
            <text:p>0.59267</text:p>
          </table:table-cell>
          <table:table-cell office:value-type="float" office:value="0.37904" calcext:value-type="float">
            <text:p>0.37904</text:p>
          </table:table-cell>
          <table:table-cell office:value-type="float" office:value="0.30008" calcext:value-type="float">
            <text:p>0.30008</text:p>
          </table:table-cell>
          <table:table-cell office:value-type="float" office:value="0.15457" calcext:value-type="float">
            <text:p>0.15457</text:p>
          </table:table-cell>
          <table:table-cell office:value-type="float" office:value="2.61482" calcext:value-type="float">
            <text:p>2.61482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7" calcext:value-type="float">
            <text:p>7</text:p>
          </table:table-cell>
          <table:table-cell office:value-type="float" office:value="6.375" calcext:value-type="float">
            <text:p>6.375</text:p>
          </table:table-cell>
          <table:table-cell office:value-type="float" office:value="1.82427" calcext:value-type="float">
            <text:p>1.82427</text:p>
          </table:table-cell>
          <table:table-cell office:value-type="float" office:value="0.87964" calcext:value-type="float">
            <text:p>0.87964</text:p>
          </table:table-cell>
          <table:table-cell office:value-type="float" office:value="0.71723" calcext:value-type="float">
            <text:p>0.71723</text:p>
          </table:table-cell>
          <table:table-cell office:value-type="float" office:value="0.56679" calcext:value-type="float">
            <text:p>0.56679</text:p>
          </table:table-cell>
          <table:table-cell office:value-type="float" office:value="0.48049" calcext:value-type="float">
            <text:p>0.48049</text:p>
          </table:table-cell>
          <table:table-cell office:value-type="float" office:value="0.32388" calcext:value-type="float">
            <text:p>0.32388</text:p>
          </table:table-cell>
          <table:table-cell office:value-type="float" office:value="1.58224" calcext:value-type="float">
            <text:p>1.58224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8" calcext:value-type="float">
            <text:p>8</text:p>
          </table:table-cell>
          <table:table-cell office:value-type="float" office:value="6.239" calcext:value-type="float">
            <text:p>6.239</text:p>
          </table:table-cell>
          <table:table-cell office:value-type="float" office:value="1.61714" calcext:value-type="float">
            <text:p>1.61714</text:p>
          </table:table-cell>
          <table:table-cell office:value-type="float" office:value="0.87758" calcext:value-type="float">
            <text:p>0.87758</text:p>
          </table:table-cell>
          <table:table-cell office:value-type="float" office:value="0.63569" calcext:value-type="float">
            <text:p>0.63569</text:p>
          </table:table-cell>
          <table:table-cell office:value-type="float" office:value="0.43166" calcext:value-type="float">
            <text:p>0.43166</text:p>
          </table:table-cell>
          <table:table-cell office:value-type="float" office:value="0.23669" calcext:value-type="float">
            <text:p>0.23669</text:p>
          </table:table-cell>
          <table:table-cell office:value-type="float" office:value="0.15965" calcext:value-type="float">
            <text:p>0.15965</text:p>
          </table:table-cell>
          <table:table-cell office:value-type="float" office:value="2.28085" calcext:value-type="float">
            <text:p>2.2808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9" calcext:value-type="float">
            <text:p>9</text:p>
          </table:table-cell>
          <table:table-cell office:value-type="float" office:value="6.218" calcext:value-type="float">
            <text:p>6.218</text:p>
          </table:table-cell>
          <table:table-cell office:value-type="float" office:value="1.44024" calcext:value-type="float">
            <text:p>1.44024</text:p>
          </table:table-cell>
          <table:table-cell office:value-type="float" office:value="0.94397" calcext:value-type="float">
            <text:p>0.94397</text:p>
          </table:table-cell>
          <table:table-cell office:value-type="float" office:value="0.65696" calcext:value-type="float">
            <text:p>0.65696</text:p>
          </table:table-cell>
          <table:table-cell office:value-type="float" office:value="0.47375" calcext:value-type="float">
            <text:p>0.47375</text:p>
          </table:table-cell>
          <table:table-cell office:value-type="float" office:value="0.25772" calcext:value-type="float">
            <text:p>0.25772</text:p>
          </table:table-cell>
          <table:table-cell office:value-type="float" office:value="0.17147" calcext:value-type="float">
            <text:p>0.17147</text:p>
          </table:table-cell>
          <table:table-cell office:value-type="float" office:value="2.27405" calcext:value-type="float">
            <text:p>2.2740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Southeastern Asia</text:p>
          </table:table-cell>
          <table:table-cell office:value-type="float" office:value="10" calcext:value-type="float">
            <text:p>10</text:p>
          </table:table-cell>
          <table:table-cell office:value-type="float" office:value="6.005" calcext:value-type="float">
            <text:p>6.005</text:p>
          </table:table-cell>
          <table:table-cell office:value-type="float" office:value="1.25142" calcext:value-type="float">
            <text:p>1.25142</text:p>
          </table:table-cell>
          <table:table-cell office:value-type="float" office:value="0.88025" calcext:value-type="float">
            <text:p>0.88025</text:p>
          </table:table-cell>
          <table:table-cell office:value-type="float" office:value="0.62366" calcext:value-type="float">
            <text:p>0.62366</text:p>
          </table:table-cell>
          <table:table-cell office:value-type="float" office:value="0.39031" calcext:value-type="float">
            <text:p>0.39031</text:p>
          </table:table-cell>
          <table:table-cell office:value-type="float" office:value="0.09081" calcext:value-type="float">
            <text:p>0.09081</text:p>
          </table:table-cell>
          <table:table-cell office:value-type="float" office:value="0.41474" calcext:value-type="float">
            <text:p>0.41474</text:p>
          </table:table-cell>
          <table:table-cell office:value-type="float" office:value="2.35384" calcext:value-type="float">
            <text:p>2.3538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Eastern Asia</text:p>
          </table:table-cell>
          <table:table-cell office:value-type="float" office:value="11" calcext:value-type="float">
            <text:p>11</text:p>
          </table:table-cell>
          <table:table-cell office:value-type="float" office:value="5.921" calcext:value-type="float">
            <text:p>5.921</text:p>
          </table:table-cell>
          <table:table-cell office:value-type="float" office:value="1.38007" calcext:value-type="float">
            <text:p>1.38007</text:p>
          </table:table-cell>
          <table:table-cell office:value-type="float" office:value="1.06054" calcext:value-type="float">
            <text:p>1.06054</text:p>
          </table:table-cell>
          <table:table-cell office:value-type="float" office:value="0.91491" calcext:value-type="float">
            <text:p>0.91491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18985" calcext:value-type="float">
            <text:p>0.18985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1.80584" calcext:value-type="float">
            <text:p>1.80584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12" calcext:value-type="float">
            <text:p>12</text:p>
          </table:table-cell>
          <table:table-cell office:value-type="float" office:value="5.919" calcext:value-type="float">
            <text:p>5.919</text:p>
          </table:table-cell>
          <table:table-cell office:value-type="float" office:value="1.22943" calcext:value-type="float">
            <text:p>1.22943</text:p>
          </table:table-cell>
          <table:table-cell office:value-type="float" office:value="0.95544" calcext:value-type="float">
            <text:p>0.95544</text:p>
          </table:table-cell>
          <table:table-cell office:value-type="float" office:value="0.57386" calcext:value-type="float">
            <text:p>0.5738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15011" calcext:value-type="float">
            <text:p>0.15011</text:p>
          </table:table-cell>
          <table:table-cell office:value-type="float" office:value="2.49325" calcext:value-type="float">
            <text:p>2.4932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13" calcext:value-type="float">
            <text:p>13</text:p>
          </table:table-cell>
          <table:table-cell office:value-type="float" office:value="5.987" calcext:value-type="float">
            <text:p>5.987</text:p>
          </table:table-cell>
          <table:table-cell office:value-type="float" office:value="0.73591" calcext:value-type="float">
            <text:p>0.73591</text:p>
          </table:table-cell>
          <table:table-cell office:value-type="float" office:value="1.1681" calcext:value-type="float">
            <text:p>1.1681</text:p>
          </table:table-cell>
          <table:table-cell office:value-type="float" office:value="0.50163" calcext:value-type="float">
            <text:p>0.50163</text:p>
          </table:table-cell>
          <table:table-cell office:value-type="float" office:value="0.60848" calcext:value-type="float">
            <text:p>0.60848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34326" calcext:value-type="float">
            <text:p>0.34326</text:p>
          </table:table-cell>
          <table:table-cell office:value-type="float" office:value="2.34638" calcext:value-type="float">
            <text:p>2.34638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4" calcext:value-type="float">
            <text:p>14</text:p>
          </table:table-cell>
          <table:table-cell office:value-type="float" office:value="5.856" calcext:value-type="float">
            <text:p>5.856</text:p>
          </table:table-cell>
          <table:table-cell office:value-type="float" office:value="1.23228" calcext:value-type="float">
            <text:p>1.23228</text:p>
          </table:table-cell>
          <table:table-cell office:value-type="float" office:value="1.05261" calcext:value-type="float">
            <text:p>1.05261</text:p>
          </table:table-cell>
          <table:table-cell office:value-type="float" office:value="0.58991" calcext:value-type="float">
            <text:p>0.58991</text:p>
          </table:table-cell>
          <table:table-cell office:value-type="float" office:value="0.32682" calcext:value-type="float">
            <text:p>0.32682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2.59115" calcext:value-type="float">
            <text:p>2.59115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Eastern Asia</text:p>
          </table:table-cell>
          <table:table-cell office:value-type="float" office:value="15" calcext:value-type="float">
            <text:p>15</text:p>
          </table:table-cell>
          <table:table-cell office:value-type="float" office:value="5.835" calcext:value-type="float">
            <text:p>5.835</text:p>
          </table:table-cell>
          <table:table-cell office:value-type="float" office:value="1.35948" calcext:value-type="float">
            <text:p>1.35948</text:p>
          </table:table-cell>
          <table:table-cell office:value-type="float" office:value="0.72194" calcext:value-type="float">
            <text:p>0.72194</text:p>
          </table:table-cell>
          <table:table-cell office:value-type="float" office:value="0.88645" calcext:value-type="float">
            <text:p>0.88645</text:p>
          </table:table-cell>
          <table:table-cell office:value-type="float" office:value="0.25168" calcext:value-type="float">
            <text:p>0.25168</text:p>
          </table:table-cell>
          <table:table-cell office:value-type="float" office:value="0.07716" calcext:value-type="float">
            <text:p>0.07716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2.35015" calcext:value-type="float">
            <text:p>2.35015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16" calcext:value-type="float">
            <text:p>16</text:p>
          </table:table-cell>
          <table:table-cell office:value-type="float" office:value="5.658" calcext:value-type="float">
            <text:p>5.658</text:p>
          </table:table-cell>
          <table:table-cell office:value-type="float" office:value="1.08017" calcext:value-type="float">
            <text:p>1.08017</text:p>
          </table:table-cell>
          <table:table-cell office:value-type="float" office:value="1.03817" calcext:value-type="float">
            <text:p>1.03817</text:p>
          </table:table-cell>
          <table:table-cell office:value-type="float" office:value="0.44006" calcext:value-type="float">
            <text:p>0.44006</text:p>
          </table:table-cell>
          <table:table-cell office:value-type="float" office:value="0.37408" calcext:value-type="float">
            <text:p>0.37408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0.22567" calcext:value-type="float">
            <text:p>0.22567</text:p>
          </table:table-cell>
          <table:table-cell office:value-type="float" office:value="2.21489" calcext:value-type="float">
            <text:p>2.21489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Eastern Asia</text:p>
          </table:table-cell>
          <table:table-cell office:value-type="float" office:value="17" calcext:value-type="float">
            <text:p>17</text:p>
          </table:table-cell>
          <table:table-cell office:value-type="float" office:value="5.458" calcext:value-type="float">
            <text:p>5.458</text:p>
          </table:table-cell>
          <table:table-cell office:value-type="float" office:value="1.5107" calcext:value-type="float">
            <text:p>1.5107</text:p>
          </table:table-cell>
          <table:table-cell office:value-type="float" office:value="0.87021" calcext:value-type="float">
            <text:p>0.87021</text:p>
          </table:table-cell>
          <table:table-cell office:value-type="float" office:value="0.95277" calcext:value-type="float">
            <text:p>0.95277</text:p>
          </table:table-cell>
          <table:table-cell office:value-type="float" office:value="0.48079" calcext:value-type="float">
            <text:p>0.48079</text:p>
          </table:table-cell>
          <table:table-cell office:value-type="float" office:value="0.31647" calcext:value-type="float">
            <text:p>0.31647</text:p>
          </table:table-cell>
          <table:table-cell office:value-type="float" office:value="0.40097" calcext:value-type="float">
            <text:p>0.40097</text:p>
          </table:table-cell>
          <table:table-cell office:value-type="float" office:value="0.92614" calcext:value-type="float">
            <text:p>0.9261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8" calcext:value-type="float">
            <text:p>18</text:p>
          </table:table-cell>
          <table:table-cell office:value-type="float" office:value="5.389" calcext:value-type="float">
            <text:p>5.389</text:p>
          </table:table-cell>
          <table:table-cell office:value-type="float" office:value="1.16492" calcext:value-type="float">
            <text:p>1.16492</text:p>
          </table:table-cell>
          <table:table-cell office:value-type="float" office:value="0.87717" calcext:value-type="float">
            <text:p>0.87717</text:p>
          </table:table-cell>
          <table:table-cell office:value-type="float" office:value="0.64718" calcext:value-type="float">
            <text:p>0.64718</text:p>
          </table:table-cell>
          <table:table-cell office:value-type="float" office:value="0.23889" calcext:value-type="float">
            <text:p>0.23889</text:p>
          </table:table-cell>
          <table:table-cell office:value-type="float" office:value="0.12348" calcext:value-type="float">
            <text:p>0.12348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2.29074" calcext:value-type="float">
            <text:p>2.2907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Southeastern Asia</text:p>
          </table:table-cell>
          <table:table-cell office:value-type="float" office:value="19" calcext:value-type="float">
            <text:p>19</text:p>
          </table:table-cell>
          <table:table-cell office:value-type="float" office:value="5.314" calcext:value-type="float">
            <text:p>5.314</text:p>
          </table:table-cell>
          <table:table-cell office:value-type="float" office:value="0.95104" calcext:value-type="float">
            <text:p>0.95104</text:p>
          </table:table-cell>
          <table:table-cell office:value-type="float" office:value="0.87625" calcext:value-type="float">
            <text:p>0.87625</text:p>
          </table:table-cell>
          <table:table-cell office:value-type="float" office:value="0.49374" calcext:value-type="float">
            <text:p>0.49374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56521" calcext:value-type="float">
            <text:p>0.56521</text:p>
          </table:table-cell>
          <table:table-cell office:value-type="float" office:value="2.03171" calcext:value-type="float">
            <text:p>2.03171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0" calcext:value-type="float">
            <text:p>20</text:p>
          </table:table-cell>
          <table:table-cell office:value-type="float" office:value="5.303" calcext:value-type="float">
            <text:p>5.303</text:p>
          </table:table-cell>
          <table:table-cell office:value-type="float" office:value="0.99673" calcext:value-type="float">
            <text:p>0.99673</text:p>
          </table:table-cell>
          <table:table-cell office:value-type="float" office:value="0.86216" calcext:value-type="float">
            <text:p>0.86216</text:p>
          </table:table-cell>
          <table:table-cell office:value-type="float" office:value="0.60712" calcext:value-type="float">
            <text:p>0.60712</text:p>
          </table:table-cell>
          <table:table-cell office:value-type="float" office:value="0.36023" calcext:value-type="float">
            <text:p>0.36023</text:p>
          </table:table-cell>
          <table:table-cell office:value-type="float" office:value="0.13297" calcext:value-type="float">
            <text:p>0.13297</text:p>
          </table:table-cell>
          <table:table-cell office:value-type="float" office:value="0.14262" calcext:value-type="float">
            <text:p>0.14262</text:p>
          </table:table-cell>
          <table:table-cell office:value-type="float" office:value="2.20142" calcext:value-type="float">
            <text:p>2.2014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21" calcext:value-type="float">
            <text:p>21</text:p>
          </table:table-cell>
          <table:table-cell office:value-type="float" office:value="5.291" calcext:value-type="float">
            <text:p>5.291</text:p>
          </table:table-cell>
          <table:table-cell office:value-type="float" office:value="1.12373" calcext:value-type="float">
            <text:p>1.12373</text:p>
          </table:table-cell>
          <table:table-cell office:value-type="float" office:value="0.76042" calcext:value-type="float">
            <text:p>0.76042</text:p>
          </table:table-cell>
          <table:table-cell office:value-type="float" office:value="0.54504" calcext:value-type="float">
            <text:p>0.54504</text:p>
          </table:table-cell>
          <table:table-cell office:value-type="float" office:value="0.35327" calcext:value-type="float">
            <text:p>0.35327</text:p>
          </table:table-cell>
          <table:table-cell office:value-type="float" office:value="0.17914" calcext:value-type="float">
            <text:p>0.17914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2735" calcext:value-type="float">
            <text:p>2.273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Southeastern Asia</text:p>
          </table:table-cell>
          <table:table-cell office:value-type="float" office:value="22" calcext:value-type="float">
            <text:p>22</text:p>
          </table:table-cell>
          <table:table-cell office:value-type="float" office:value="5.279" calcext:value-type="float">
            <text:p>5.279</text:p>
          </table:table-cell>
          <table:table-cell office:value-type="float" office:value="0.81217" calcext:value-type="float">
            <text:p>0.81217</text:p>
          </table:table-cell>
          <table:table-cell office:value-type="float" office:value="0.87877" calcext:value-type="float">
            <text:p>0.87877</text:p>
          </table:table-cell>
          <table:table-cell office:value-type="float" office:value="0.47036" calcext:value-type="float">
            <text:p>0.47036</text:p>
          </table:table-cell>
          <table:table-cell office:value-type="float" office:value="0.54854" calcext:value-type="float">
            <text:p>0.54854</text:p>
          </table:table-cell>
          <table:table-cell office:value-type="float" office:value="0.11757" calcext:value-type="float">
            <text:p>0.11757</text:p>
          </table:table-cell>
          <table:table-cell office:value-type="float" office:value="0.21674" calcext:value-type="float">
            <text:p>0.21674</text:p>
          </table:table-cell>
          <table:table-cell office:value-type="float" office:value="2.23484" calcext:value-type="float">
            <text:p>2.2348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Eastern Asia</text:p>
          </table:table-cell>
          <table:table-cell office:value-type="float" office:value="23" calcext:value-type="float">
            <text:p>23</text:p>
          </table:table-cell>
          <table:table-cell office:value-type="float" office:value="5.245" calcext:value-type="float">
            <text:p>5.245</text:p>
          </table:table-cell>
          <table:table-cell office:value-type="float" office:value="1.0278" calcext:value-type="float">
            <text:p>1.0278</text:p>
          </table:table-cell>
          <table:table-cell office:value-type="float" office:value="0.79381" calcext:value-type="float">
            <text:p>0.79381</text:p>
          </table:table-cell>
          <table:table-cell office:value-type="float" office:value="0.73561" calcext:value-type="float">
            <text:p>0.73561</text:p>
          </table:table-cell>
          <table:table-cell office:value-type="float" office:value="0.44012" calcext:value-type="float">
            <text:p>0.44012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4959" calcext:value-type="float">
            <text:p>0.04959</text:p>
          </table:table-cell>
          <table:table-cell office:value-type="float" office:value="2.17087" calcext:value-type="float">
            <text:p>2.1708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Southern Asia</text:p>
          </table:table-cell>
          <table:table-cell office:value-type="float" office:value="24" calcext:value-type="float">
            <text:p>24</text:p>
          </table:table-cell>
          <table:table-cell office:value-type="float" office:value="5.196" calcext:value-type="float">
            <text:p>5.196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90836" calcext:value-type="float">
            <text:p>0.90836</text:p>
          </table:table-cell>
          <table:table-cell office:value-type="float" office:value="0.49759" calcext:value-type="float">
            <text:p>0.49759</text:p>
          </table:table-cell>
          <table:table-cell office:value-type="float" office:value="0.46074" calcext:value-type="float">
            <text:p>0.46074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48546" calcext:value-type="float">
            <text:p>0.48546</text:p>
          </table:table-cell>
          <table:table-cell office:value-type="float" office:value="1.82916" calcext:value-type="float">
            <text:p>1.82916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25" calcext:value-type="float">
            <text:p>25</text:p>
          </table:table-cell>
          <table:table-cell office:value-type="float" office:value="5.185" calcext:value-type="float">
            <text:p>5.185</text:p>
          </table:table-cell>
          <table:table-cell office:value-type="float" office:value="0.56044" calcext:value-type="float">
            <text:p>0.56044</text:p>
          </table:table-cell>
          <table:table-cell office:value-type="float" office:value="0.95434" calcext:value-type="float">
            <text:p>0.95434</text:p>
          </table:table-cell>
          <table:table-cell office:value-type="float" office:value="0.55449" calcext:value-type="float">
            <text:p>0.55449</text:p>
          </table:table-cell>
          <table:table-cell office:value-type="float" office:value="0.40212" calcext:value-type="float">
            <text:p>0.40212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38432" calcext:value-type="float">
            <text:p>0.38432</text:p>
          </table:table-cell>
          <table:table-cell office:value-type="float" office:value="2.28136" calcext:value-type="float">
            <text:p>2.2813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Southern Asia</text:p>
          </table:table-cell>
          <table:table-cell office:value-type="float" office:value="26" calcext:value-type="float">
            <text:p>26</text:p>
          </table:table-cell>
          <table:table-cell office:value-type="float" office:value="5.132" calcext:value-type="float">
            <text:p>5.132</text:p>
          </table:table-cell>
          <table:table-cell office:value-type="float" office:value="0.68816" calcext:value-type="float">
            <text:p>0.68816</text:p>
          </table:table-cell>
          <table:table-cell office:value-type="float" office:value="0.26135" calcext:value-type="float">
            <text:p>0.26135</text:p>
          </table:table-cell>
          <table:table-cell office:value-type="float" office:value="0.40306" calcext:value-type="float">
            <text:p>0.40306</text:p>
          </table:table-cell>
          <table:table-cell office:value-type="float" office:value="0.14622" calcext:value-type="float">
            <text:p>0.14622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31185" calcext:value-type="float">
            <text:p>0.31185</text:p>
          </table:table-cell>
          <table:table-cell office:value-type="float" office:value="3.18286" calcext:value-type="float">
            <text:p>3.18286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7" calcext:value-type="float">
            <text:p>27</text:p>
          </table:table-cell>
          <table:table-cell office:value-type="float" office:value="5.129" calcext:value-type="float">
            <text:p>5.129</text:p>
          </table:table-cell>
          <table:table-cell office:value-type="float" office:value="1.12268" calcext:value-type="float">
            <text:p>1.12268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76171" calcext:value-type="float">
            <text:p>0.76171</text:p>
          </table:table-cell>
          <table:table-cell office:value-type="float" office:value="0.26228" calcext:value-type="float">
            <text:p>0.26228</text:p>
          </table:table-cell>
          <table:table-cell office:value-type="float" office:value="0.03061" calcext:value-type="float">
            <text:p>0.03061</text:p>
          </table:table-cell>
          <table:table-cell office:value-type="float" office:value="0.23693" calcext:value-type="float">
            <text:p>0.23693</text:p>
          </table:table-cell>
          <table:table-cell office:value-type="float" office:value="2.07339" calcext:value-type="float">
            <text:p>2.0733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Southeastern Asia</text:p>
          </table:table-cell>
          <table:table-cell office:value-type="float" office:value="28" calcext:value-type="float">
            <text:p>28</text:p>
          </table:table-cell>
          <table:table-cell office:value-type="float" office:value="5.061" calcext:value-type="float">
            <text:p>5.061</text:p>
          </table:table-cell>
          <table:table-cell office:value-type="float" office:value="0.74037" calcext:value-type="float">
            <text:p>0.74037</text:p>
          </table:table-cell>
          <table:table-cell office:value-type="float" office:value="0.79117" calcext:value-type="float">
            <text:p>0.79117</text:p>
          </table:table-cell>
          <table:table-cell office:value-type="float" office:value="0.66157" calcext:value-type="float">
            <text:p>0.66157</text:p>
          </table:table-cell>
          <table:table-cell office:value-type="float" office:value="0.55954" calcext:value-type="float">
            <text:p>0.55954</text:p>
          </table:table-cell>
          <table:table-cell office:value-type="float" office:value="0.11556" calcext:value-type="float">
            <text:p>0.11556</text:p>
          </table:table-cell>
          <table:table-cell office:value-type="float" office:value="0.25075" calcext:value-type="float">
            <text:p>0.25075</text:p>
          </table:table-cell>
          <table:table-cell office:value-type="float" office:value="1.9418" calcext:value-type="float">
            <text:p>1.941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29" calcext:value-type="float">
            <text:p>29</text:p>
          </table:table-cell>
          <table:table-cell office:value-type="float" office:value="4.996" calcext:value-type="float">
            <text:p>4.996</text:p>
          </table:table-cell>
          <table:table-cell office:value-type="float" office:value="0.48835" calcext:value-type="float">
            <text:p>0.48835</text:p>
          </table:table-cell>
          <table:table-cell office:value-type="float" office:value="0.75602" calcext:value-type="float">
            <text:p>0.75602</text:p>
          </table:table-cell>
          <table:table-cell office:value-type="float" office:value="0.53119" calcext:value-type="float">
            <text:p>0.53119</text:p>
          </table:table-cell>
          <table:table-cell office:value-type="float" office:value="0.43408" calcext:value-type="float">
            <text:p>0.43408</text:p>
          </table:table-cell>
          <table:table-cell office:value-type="float" office:value="0.13509" calcext:value-type="float">
            <text:p>0.13509</text:p>
          </table:table-cell>
          <table:table-cell office:value-type="float" office:value="0.25998" calcext:value-type="float">
            <text:p>0.25998</text:p>
          </table:table-cell>
          <table:table-cell office:value-type="float" office:value="2.39106" calcext:value-type="float">
            <text:p>2.3910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Eastern Asia</text:p>
          </table:table-cell>
          <table:table-cell office:value-type="float" office:value="30" calcext:value-type="float">
            <text:p>30</text:p>
          </table:table-cell>
          <table:table-cell office:value-type="float" office:value="4.907" calcext:value-type="float">
            <text:p>4.907</text:p>
          </table:table-cell>
          <table:table-cell office:value-type="float" office:value="0.98853" calcext:value-type="float">
            <text:p>0.98853</text:p>
          </table:table-cell>
          <table:table-cell office:value-type="float" office:value="1.08983" calcext:value-type="float">
            <text:p>1.08983</text:p>
          </table:table-cell>
          <table:table-cell office:value-type="float" office:value="0.55469" calcext:value-type="float">
            <text:p>0.55469</text:p>
          </table:table-cell>
          <table:table-cell office:value-type="float" office:value="0.35972" calcext:value-type="float">
            <text:p>0.35972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1.53586" calcext:value-type="float">
            <text:p>1.53586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Southeastern Asia</text:p>
          </table:table-cell>
          <table:table-cell office:value-type="float" office:value="31" calcext:value-type="float">
            <text:p>31</text:p>
          </table:table-cell>
          <table:table-cell office:value-type="float" office:value="4.876" calcext:value-type="float">
            <text:p>4.876</text:p>
          </table:table-cell>
          <table:table-cell office:value-type="float" office:value="0.68042" calcext:value-type="float">
            <text:p>0.68042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38291" calcext:value-type="float">
            <text:p>0.38291</text:p>
          </table:table-cell>
          <table:table-cell office:value-type="float" office:value="0.52168" calcext:value-type="float">
            <text:p>0.52168</text:p>
          </table:table-cell>
          <table:table-cell office:value-type="float" office:value="0.22423" calcext:value-type="float">
            <text:p>0.22423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2.08637" calcext:value-type="float">
            <text:p>2.08637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2" calcext:value-type="float">
            <text:p>32</text:p>
          </table:table-cell>
          <table:table-cell office:value-type="float" office:value="4.813" calcext:value-type="float">
            <text:p>4.813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0.38857" calcext:value-type="float">
            <text:p>0.38857</text:p>
          </table:table-cell>
          <table:table-cell office:value-type="float" office:value="0.64232" calcext:value-type="float">
            <text:p>0.64232</text:p>
          </table:table-cell>
          <table:table-cell office:value-type="float" office:value="0.22544" calcext:value-type="float">
            <text:p>0.22544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38538" calcext:value-type="float">
            <text:p>0.38538</text:p>
          </table:table-cell>
          <table:table-cell office:value-type="float" office:value="1.99817" calcext:value-type="float">
            <text:p>1.9981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Southern Asia</text:p>
          </table:table-cell>
          <table:table-cell office:value-type="float" office:value="33" calcext:value-type="float">
            <text:p>33</text:p>
          </table:table-cell>
          <table:table-cell office:value-type="float" office:value="4.793" calcext:value-type="float">
            <text:p>4.793</text:p>
          </table:table-cell>
          <table:table-cell office:value-type="float" office:value="0.44626" calcext:value-type="float">
            <text:p>0.44626</text:p>
          </table:table-cell>
          <table:table-cell office:value-type="float" office:value="0.69699" calcext:value-type="float">
            <text:p>0.69699</text:p>
          </table:table-cell>
          <table:table-cell office:value-type="float" office:value="0.50073" calcext:value-type="float">
            <text:p>0.50073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07008" calcext:value-type="float">
            <text:p>0.07008</text:p>
          </table:table-cell>
          <table:table-cell office:value-type="float" office:value="0.3816" calcext:value-type="float">
            <text:p>0.3816</text:p>
          </table:table-cell>
          <table:table-cell office:value-type="float" office:value="2.32694" calcext:value-type="float">
            <text:p>2.32694</text:p>
          </table:table-cell>
        </table:table-row>
        <table:table-row table:style-name="ro1">
          <table:table-cell office:value-type="string" calcext:value-type="string">
            <text:p>Palestinian Territori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4" calcext:value-type="float">
            <text:p>34</text:p>
          </table:table-cell>
          <table:table-cell office:value-type="float" office:value="4.754" calcext:value-type="float">
            <text:p>4.754</text:p>
          </table:table-cell>
          <table:table-cell office:value-type="float" office:value="0.67024" calcext:value-type="float">
            <text:p>0.67024</text:p>
          </table:table-cell>
          <table:table-cell office:value-type="float" office:value="0.71629" calcext:value-type="float">
            <text:p>0.71629</text:p>
          </table:table-cell>
          <table:table-cell office:value-type="float" office:value="0.56844" calcext:value-type="float">
            <text:p>0.56844</text:p>
          </table:table-cell>
          <table:table-cell office:value-type="float" office:value="0.17744" calcext:value-type="float">
            <text:p>0.17744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0.11154" calcext:value-type="float">
            <text:p>0.11154</text:p>
          </table:table-cell>
          <table:table-cell office:value-type="float" office:value="2.40364" calcext:value-type="float">
            <text:p>2.4036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Southern Asia</text:p>
          </table:table-cell>
          <table:table-cell office:value-type="float" office:value="35" calcext:value-type="float">
            <text:p>35</text:p>
          </table:table-cell>
          <table:table-cell office:value-type="float" office:value="4.643" calcext:value-type="float">
            <text:p>4.643</text:p>
          </table:table-cell>
          <table:table-cell office:value-type="float" office:value="0.54177" calcext:value-type="float">
            <text:p>0.54177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0.52989" calcext:value-type="float">
            <text:p>0.52989</text:p>
          </table:table-cell>
          <table:table-cell office:value-type="float" office:value="0.39778" calcext:value-type="float">
            <text:p>0.39778</text:p>
          </table:table-cell>
          <table:table-cell office:value-type="float" office:value="0.12583" calcext:value-type="float">
            <text:p>0.12583</text:p>
          </table:table-cell>
          <table:table-cell office:value-type="float" office:value="0.19132" calcext:value-type="float">
            <text:p>0.19132</text:p>
          </table:table-cell>
          <table:table-cell office:value-type="float" office:value="2.60904" calcext:value-type="float">
            <text:p>2.6090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6" calcext:value-type="float">
            <text:p>36</text:p>
          </table:table-cell>
          <table:table-cell office:value-type="float" office:value="4.575" calcext:value-type="float">
            <text:p>4.575</text:p>
          </table:table-cell>
          <table:table-cell office:value-type="float" office:value="1.07474" calcext:value-type="float">
            <text:p>1.07474</text:p>
          </table:table-cell>
          <table:table-cell office:value-type="float" office:value="0.59205" calcext:value-type="float">
            <text:p>0.59205</text:p>
          </table:table-cell>
          <table:table-cell office:value-type="float" office:value="0.51076" calcext:value-type="float">
            <text:p>0.51076</text:p>
          </table:table-cell>
          <table:table-cell office:value-type="float" office:value="0.24856" calcext:value-type="float">
            <text:p>0.24856</text:p>
          </table:table-cell>
          <table:table-cell office:value-type="float" office:value="0.13636" calcext:value-type="float">
            <text:p>0.13636</text:p>
          </table:table-cell>
          <table:table-cell office:value-type="float" office:value="0.19589" calcext:value-type="float">
            <text:p>0.19589</text:p>
          </table:table-cell>
          <table:table-cell office:value-type="float" office:value="1.81657" calcext:value-type="float">
            <text:p>1.8165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Southern Asia</text:p>
          </table:table-cell>
          <table:table-cell office:value-type="float" office:value="37" calcext:value-type="float">
            <text:p>37</text:p>
          </table:table-cell>
          <table:table-cell office:value-type="float" office:value="4.415" calcext:value-type="float">
            <text:p>4.415</text:p>
          </table:table-cell>
          <table:table-cell office:value-type="float" office:value="0.97318" calcext:value-type="float">
            <text:p>0.97318</text:p>
          </table:table-cell>
          <table:table-cell office:value-type="float" office:value="0.84783" calcext:value-type="float">
            <text:p>0.84783</text:p>
          </table:table-cell>
          <table:table-cell office:value-type="float" office:value="0.62007" calcext:value-type="float">
            <text:p>0.62007</text:p>
          </table:table-cell>
          <table:table-cell office:value-type="float" office:value="0.50817" calcext:value-type="float">
            <text:p>0.50817</text:p>
          </table:table-cell>
          <table:table-cell office:value-type="float" office:value="0.07964" calcext:value-type="float">
            <text:p>0.07964</text:p>
          </table:table-cell>
          <table:table-cell office:value-type="float" office:value="0.46978" calcext:value-type="float">
            <text:p>0.46978</text:p>
          </table:table-cell>
          <table:table-cell office:value-type="float" office:value="0.91681" calcext:value-type="float">
            <text:p>0.9168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outhern Asia</text:p>
          </table:table-cell>
          <table:table-cell office:value-type="float" office:value="38" calcext:value-type="float">
            <text:p>38</text:p>
          </table:table-cell>
          <table:table-cell office:value-type="float" office:value="4.404" calcext:value-type="float">
            <text:p>4.404</text:p>
          </table:table-cell>
          <table:table-cell office:value-type="float" office:value="0.74036" calcext:value-type="float">
            <text:p>0.74036</text:p>
          </table:table-cell>
          <table:table-cell office:value-type="float" office:value="0.29247" calcext:value-type="float">
            <text:p>0.29247</text:p>
          </table:table-cell>
          <table:table-cell office:value-type="float" office:value="0.45091" calcext:value-type="float">
            <text:p>0.45091</text:p>
          </table:table-cell>
          <table:table-cell office:value-type="float" office:value="0.40285" calcext:value-type="float">
            <text:p>0.40285</text:p>
          </table:table-cell>
          <table:table-cell office:value-type="float" office:value="0.08722" calcext:value-type="float">
            <text:p>0.08722</text:p>
          </table:table-cell>
          <table:table-cell office:value-type="float" office:value="0.25028" calcext:value-type="float">
            <text:p>0.25028</text:p>
          </table:table-cell>
          <table:table-cell office:value-type="float" office:value="2.18032" calcext:value-type="float">
            <text:p>2.18032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Southeastern Asia</text:p>
          </table:table-cell>
          <table:table-cell office:value-type="float" office:value="39" calcext:value-type="float">
            <text:p>39</text:p>
          </table:table-cell>
          <table:table-cell office:value-type="float" office:value="4.395" calcext:value-type="float">
            <text:p>4.395</text:p>
          </table:table-cell>
          <table:table-cell office:value-type="float" office:value="0.34112" calcext:value-type="float">
            <text:p>0.34112</text:p>
          </table:table-cell>
          <table:table-cell office:value-type="float" office:value="0.69981" calcext:value-type="float">
            <text:p>0.69981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2692" calcext:value-type="float">
            <text:p>0.42692</text:p>
          </table:table-cell>
          <table:table-cell office:value-type="float" office:value="0.20243" calcext:value-type="float">
            <text:p>0.20243</text:p>
          </table:table-cell>
          <table:table-cell office:value-type="float" office:value="0.81971" calcext:value-type="float">
            <text:p>0.81971</text:p>
          </table:table-cell>
          <table:table-cell office:value-type="float" office:value="1.50655" calcext:value-type="float">
            <text:p>1.5065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40" calcext:value-type="float">
            <text:p>40</text:p>
          </table:table-cell>
          <table:table-cell office:value-type="float" office:value="4.36" calcext:value-type="float">
            <text:p>4.36</text:p>
          </table:table-cell>
          <table:table-cell office:value-type="float" office:value="0.86086" calcext:value-type="float">
            <text:p>0.86086</text:p>
          </table:table-cell>
          <table:table-cell office:value-type="float" office:value="0.62477" calcext:value-type="float">
            <text:p>0.62477</text:p>
          </table:table-cell>
          <table:table-cell office:value-type="float" office:value="0.64083" calcext:value-type="float">
            <text:p>0.64083</text:p>
          </table:table-cell>
          <table:table-cell office:value-type="float" office:value="0.14037" calcext:value-type="float">
            <text:p>0.14037</text:p>
          </table:table-cell>
          <table:table-cell office:value-type="float" office:value="0.03616" calcext:value-type="float">
            <text:p>0.03616</text:p>
          </table:table-cell>
          <table:table-cell office:value-type="float" office:value="0.07793" calcext:value-type="float">
            <text:p>0.07793</text:p>
          </table:table-cell>
          <table:table-cell office:value-type="float" office:value="1.97864" calcext:value-type="float">
            <text:p>1.9786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41" calcext:value-type="float">
            <text:p>41</text:p>
          </table:table-cell>
          <table:table-cell office:value-type="float" office:value="4.252" calcext:value-type="float">
            <text:p>4.252</text:p>
          </table:table-cell>
          <table:table-cell office:value-type="float" office:value="0.83792" calcext:value-type="float">
            <text:p>0.83792</text:p>
          </table:table-cell>
          <table:table-cell office:value-type="float" office:value="0.19249" calcext:value-type="float">
            <text:p>0.19249</text:p>
          </table:table-cell>
          <table:table-cell office:value-type="float" office:value="0.64035" calcext:value-type="float">
            <text:p>0.64035</text:p>
          </table:table-cell>
          <table:table-cell office:value-type="float" office:value="0.32461" calcext:value-type="float">
            <text:p>0.32461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1.87031" calcext:value-type="float">
            <text:p>1.8703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Southeastern Asia</text:p>
          </table:table-cell>
          <table:table-cell office:value-type="float" office:value="42" calcext:value-type="float">
            <text:p>42</text:p>
          </table:table-cell>
          <table:table-cell office:value-type="float" office:value="3.907" calcext:value-type="float">
            <text:p>3.907</text:p>
          </table:table-cell>
          <table:table-cell office:value-type="float" office:value="0.55604" calcext:value-type="float">
            <text:p>0.55604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2494" calcext:value-type="float">
            <text:p>0.42494</text:p>
          </table:table-cell>
          <table:table-cell office:value-type="float" office:value="0.58852" calcext:value-type="float">
            <text:p>0.58852</text:p>
          </table:table-cell>
          <table:table-cell office:value-type="float" office:value="0.08092" calcext:value-type="float">
            <text:p>0.08092</text:p>
          </table:table-cell>
          <table:table-cell office:value-type="float" office:value="0.40339" calcext:value-type="float">
            <text:p>0.40339</text:p>
          </table:table-cell>
          <table:table-cell office:value-type="float" office:value="1.31573" calcext:value-type="float">
            <text:p>1.31573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43" calcext:value-type="float">
            <text:p>43</text:p>
          </table:table-cell>
          <table:table-cell office:value-type="float" office:value="3.724" calcext:value-type="float">
            <text:p>3.724</text:p>
          </table:table-cell>
          <table:table-cell office:value-type="float" office:value="0.57939" calcext:value-type="float">
            <text:p>0.57939</text:p>
          </table:table-cell>
          <table:table-cell office:value-type="float" office:value="0.47493" calcext:value-type="float">
            <text:p>0.47493</text:p>
          </table:table-cell>
          <table:table-cell office:value-type="float" office:value="0.31048" calcext:value-type="float">
            <text:p>0.31048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9821" calcext:value-type="float">
            <text:p>0.09821</text:p>
          </table:table-cell>
          <table:table-cell office:value-type="float" office:value="1.97295" calcext:value-type="float">
            <text:p>1.97295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Southern Asia</text:p>
          </table:table-cell>
          <table:table-cell office:value-type="float" office:value="44" calcext:value-type="float">
            <text:p>44</text:p>
          </table:table-cell>
          <table:table-cell office:value-type="float" office:value="3.36" calcext:value-type="float">
            <text:p>3.36</text:p>
          </table:table-cell>
          <table:table-cell office:value-type="float" office:value="0.38227" calcext:value-type="float">
            <text:p>0.38227</text:p>
          </table:table-cell>
          <table:table-cell office:value-type="float" office:value="0.11037" calcext:value-type="float">
            <text:p>0.11037</text:p>
          </table:table-cell>
          <table:table-cell office:value-type="float" office:value="0.17344" calcext:value-type="float">
            <text:p>0.17344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31268" calcext:value-type="float">
            <text:p>0.31268</text:p>
          </table:table-cell>
          <table:table-cell office:value-type="float" office:value="2.14558" calcext:value-type="float">
            <text:p>2.14558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45" calcext:value-type="float">
            <text:p>45</text:p>
          </table:table-cell>
          <table:table-cell office:value-type="float" office:value="3.069" calcext:value-type="float">
            <text:p>3.069</text:p>
          </table:table-cell>
          <table:table-cell office:value-type="float" office:value="0.74719" calcext:value-type="float">
            <text:p>0.74719</text:p>
          </table:table-cell>
          <table:table-cell office:value-type="float" office:value="0.14866" calcext:value-type="float">
            <text:p>0.14866</text:p>
          </table:table-cell>
          <table:table-cell office:value-type="float" office:value="0.62994" calcext:value-type="float">
            <text:p>0.62994</text:p>
          </table:table-cell>
          <table:table-cell office:value-type="float" office:value="0.06912" calcext:value-type="float">
            <text:p>0.06912</text:p>
          </table:table-cell>
          <table:table-cell office:value-type="float" office:value="0.17233" calcext:value-type="float">
            <text:p>0.17233</text:p>
          </table:table-cell>
          <table:table-cell office:value-type="float" office:value="0.48397" calcext:value-type="float">
            <text:p>0.48397</text:p>
          </table:table-cell>
          <table:table-cell office:value-type="float" office:value="0.81789" calcext:value-type="float">
            <text:p>0.81789</text:p>
          </table:table-cell>
        </table:table-row>
      </table:table>
      <table:table table:name="Africa" table:style-name="ta1">
        <table:table-column table:style-name="co13" table:default-cell-style-name="Default"/>
        <table:table-column table:style-name="co14" table:default-cell-style-name="Default"/>
        <table:table-column table:style-name="co12" table:number-columns-repeated="9" table:default-cell-style-name="Default"/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" calcext:value-type="float">
            <text:p>1</text:p>
          </table:table-cell>
          <table:table-cell office:value-type="float" office:value="6.355" calcext:value-type="float">
            <text:p>6.355</text:p>
          </table:table-cell>
          <table:table-cell office:value-type="float" office:value="1.05266" calcext:value-type="float">
            <text:p>1.05266</text:p>
          </table:table-cell>
          <table:table-cell office:value-type="float" office:value="0.83309" calcext:value-type="float">
            <text:p>0.83309</text:p>
          </table:table-cell>
          <table:table-cell office:value-type="float" office:value="0.61804" calcext:value-type="float">
            <text:p>0.61804</text:p>
          </table:table-cell>
          <table:table-cell office:value-type="float" office:value="0.21006" calcext:value-type="float">
            <text:p>0.21006</text:p>
          </table:table-cell>
          <table:table-cell office:value-type="float" office:value="0.16157" calcext:value-type="float">
            <text:p>0.16157</text:p>
          </table:table-cell>
          <table:table-cell office:value-type="float" office:value="0.07044" calcext:value-type="float">
            <text:p>0.07044</text:p>
          </table:table-cell>
          <table:table-cell office:value-type="float" office:value="3.40904" calcext:value-type="float">
            <text:p>3.4090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Sub-Saharan Africa</text:p>
          </table:table-cell>
          <table:table-cell office:value-type="float" office:value="2" calcext:value-type="float">
            <text:p>2</text:p>
          </table:table-cell>
          <table:table-cell office:value-type="float" office:value="5.648" calcext:value-type="float">
            <text:p>5.648</text:p>
          </table:table-cell>
          <table:table-cell office:value-type="float" office:value="1.14372" calcext:value-type="float">
            <text:p>1.14372</text:p>
          </table:table-cell>
          <table:table-cell office:value-type="float" office:value="0.75695" calcext:value-type="float">
            <text:p>0.75695</text:p>
          </table:table-cell>
          <table:table-cell office:value-type="float" office:value="0.66189" calcext:value-type="float">
            <text:p>0.66189</text:p>
          </table:table-cell>
          <table:table-cell office:value-type="float" office:value="0.46145" calcext:value-type="float">
            <text:p>0.46145</text:p>
          </table:table-cell>
          <table:table-cell office:value-type="float" office:value="0.05203" calcext:value-type="float">
            <text:p>0.05203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2.20223" calcext:value-type="float">
            <text:p>2.20223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" calcext:value-type="float">
            <text:p>3</text:p>
          </table:table-cell>
          <table:table-cell office:value-type="float" office:value="5.615" calcext:value-type="float">
            <text:p>5.615</text:p>
          </table:table-cell>
          <table:table-cell office:value-type="float" office:value="1.06688" calcext:value-type="float">
            <text:p>1.06688</text:p>
          </table:table-cell>
          <table:table-cell office:value-type="float" office:value="0.95076" calcext:value-type="float">
            <text:p>0.95076</text:p>
          </table:table-cell>
          <table:table-cell office:value-type="float" office:value="0.52304" calcext:value-type="float">
            <text:p>0.52304</text:p>
          </table:table-cell>
          <table:table-cell office:value-type="float" office:value="0.40672" calcext:value-type="float">
            <text:p>0.40672</text:p>
          </table:table-cell>
          <table:table-cell office:value-type="float" office:value="0.10339" calcext:value-type="float">
            <text:p>0.10339</text:p>
          </table:table-cell>
          <table:table-cell office:value-type="float" office:value="0.17087" calcext:value-type="float">
            <text:p>0.17087</text:p>
          </table:table-cell>
          <table:table-cell office:value-type="float" office:value="2.39374" calcext:value-type="float">
            <text:p>2.3937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ub-Saharan Africa</text:p>
          </table:table-cell>
          <table:table-cell office:value-type="float" office:value="4" calcext:value-type="float">
            <text:p>4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0.33613" calcext:value-type="float">
            <text:p>0.33613</text:p>
          </table:table-cell>
          <table:table-cell office:value-type="float" office:value="0.11466" calcext:value-type="float">
            <text:p>0.11466</text:p>
          </table:table-cell>
          <table:table-cell office:value-type="float" office:value="0.56778" calcext:value-type="float">
            <text:p>0.56778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27225" calcext:value-type="float">
            <text:p>0.27225</text:p>
          </table:table-cell>
          <table:table-cell office:value-type="float" office:value="3.83772" calcext:value-type="float">
            <text:p>3.8377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5" calcext:value-type="float">
            <text:p>5</text:p>
          </table:table-cell>
          <table:table-cell office:value-type="float" office:value="5.151" calcext:value-type="float">
            <text:p>5.151</text:p>
          </table:table-cell>
          <table:table-cell office:value-type="float" office:value="0.84058" calcext:value-type="float">
            <text:p>0.84058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25646" calcext:value-type="float">
            <text:p>0.25646</text:p>
          </table:table-cell>
          <table:table-cell office:value-type="float" office:value="0.08404" calcext:value-type="float">
            <text:p>0.08404</text:p>
          </table:table-cell>
          <table:table-cell office:value-type="float" office:value="0.04053" calcext:value-type="float">
            <text:p>0.04053</text:p>
          </table:table-cell>
          <table:table-cell office:value-type="float" office:value="2.94891" calcext:value-type="float">
            <text:p>2.94891</text:p>
          </table:table-cell>
        </table:table-row>
        <table:table-row table:style-name="ro1">
          <table:table-cell office:value-type="string" calcext:value-type="string">
            <text:p>Somaliland Region</text:p>
          </table:table-cell>
          <table:table-cell office:value-type="string" calcext:value-type="string">
            <text:p>Sub-Saharan Africa</text:p>
          </table:table-cell>
          <table:table-cell office:value-type="float" office:value="6" calcext:value-type="float">
            <text:p>6</text:p>
          </table:table-cell>
          <table:table-cell office:value-type="float" office:value="5.057" calcext:value-type="float">
            <text:p>5.057</text:p>
          </table:table-cell>
          <table:table-cell office:value-type="float" office:value="0.25558" calcext:value-type="float">
            <text:p>0.25558</text:p>
          </table:table-cell>
          <table:table-cell office:value-type="float" office:value="0.75862" calcext:value-type="float">
            <text:p>0.75862</text:p>
          </table:table-cell>
          <table:table-cell office:value-type="float" office:value="0.33108" calcext:value-type="float">
            <text:p>0.33108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6794" calcext:value-type="float">
            <text:p>0.36794</text:p>
          </table:table-cell>
          <table:table-cell office:value-type="float" office:value="0.51479" calcext:value-type="float">
            <text:p>0.51479</text:p>
          </table:table-cell>
          <table:table-cell office:value-type="float" office:value="2.43801" calcext:value-type="float">
            <text:p>2.4380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7" calcext:value-type="float">
            <text:p>7</text:p>
          </table:table-cell>
          <table:table-cell office:value-type="float" office:value="5.045" calcext:value-type="float">
            <text:p>5.045</text:p>
          </table:table-cell>
          <table:table-cell office:value-type="float" office:value="0.97724" calcext:value-type="float">
            <text:p>0.97724</text:p>
          </table:table-cell>
          <table:table-cell office:value-type="float" office:value="0.43165" calcext:value-type="float">
            <text:p>0.43165</text:p>
          </table:table-cell>
          <table:table-cell office:value-type="float" office:value="0.59577" calcext:value-type="float">
            <text:p>0.59577</text:p>
          </table:table-cell>
          <table:table-cell office:value-type="float" office:value="0.23553" calcext:value-type="float">
            <text:p>0.23553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3936" calcext:value-type="float">
            <text:p>0.03936</text:p>
          </table:table-cell>
          <table:table-cell office:value-type="float" office:value="2.68413" calcext:value-type="float">
            <text:p>2.6841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Sub-Saharan Africa</text:p>
          </table:table-cell>
          <table:table-cell office:value-type="float" office:value="8" calcext:value-type="float">
            <text:p>8</text:p>
          </table:table-cell>
          <table:table-cell office:value-type="float" office:value="4.875" calcext:value-type="float">
            <text:p>4.875</text:p>
          </table:table-cell>
          <table:table-cell office:value-type="float" office:value="0.75216" calcext:value-type="float">
            <text:p>0.75216</text:p>
          </table:table-cell>
          <table:table-cell office:value-type="float" office:value="0.64498" calcext:value-type="float">
            <text:p>0.64498</text:p>
          </table:table-cell>
          <table:table-cell office:value-type="float" office:value="0.05108" calcext:value-type="float">
            <text:p>0.05108</text:p>
          </table:table-cell>
          <table:table-cell office:value-type="float" office:value="0.27854" calcext:value-type="float">
            <text:p>0.27854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23219" calcext:value-type="float">
            <text:p>0.23219</text:p>
          </table:table-cell>
          <table:table-cell office:value-type="float" office:value="2.88586" calcext:value-type="float">
            <text:p>2.8858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Sub-Saharan Africa</text:p>
          </table:table-cell>
          <table:table-cell office:value-type="float" office:value="9" calcext:value-type="float">
            <text:p>9</text:p>
          </table:table-cell>
          <table:table-cell office:value-type="float" office:value="4.795" calcext:value-type="float">
            <text:p>4.795</text:p>
          </table:table-cell>
          <table:table-cell office:value-type="float" office:value="0.61202" calcext:value-type="float">
            <text:p>0.61202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23573" calcext:value-type="float">
            <text:p>0.23573</text:p>
          </table:table-cell>
          <table:table-cell office:value-type="float" office:value="0.42662" calcext:value-type="float">
            <text:p>0.42662</text:p>
          </table:table-cell>
          <table:table-cell office:value-type="float" office:value="0.11479" calcext:value-type="float">
            <text:p>0.11479</text:p>
          </table:table-cell>
          <table:table-cell office:value-type="float" office:value="0.17866" calcext:value-type="float">
            <text:p>0.17866</text:p>
          </table:table-cell>
          <table:table-cell office:value-type="float" office:value="2.58991" calcext:value-type="float">
            <text:p>2.58991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ub-Saharan Africa</text:p>
          </table:table-cell>
          <table:table-cell office:value-type="float" office:value="10" calcext:value-type="float">
            <text:p>10</text:p>
          </table:table-cell>
          <table:table-cell office:value-type="float" office:value="4.635" calcext:value-type="float">
            <text:p>4.635</text:p>
          </table:table-cell>
          <table:table-cell office:value-type="float" office:value="0.36485" calcext:value-type="float">
            <text:p>0.36485</text:p>
          </table:table-cell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0.30685" calcext:value-type="float">
            <text:p>0.30685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23897" calcext:value-type="float">
            <text:p>0.23897</text:p>
          </table:table-cell>
          <table:table-cell office:value-type="float" office:value="3.01402" calcext:value-type="float">
            <text:p>3.01402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Sub-Saharan Africa</text:p>
          </table:table-cell>
          <table:table-cell office:value-type="float" office:value="11" calcext:value-type="float">
            <text:p>11</text:p>
          </table:table-cell>
          <table:table-cell office:value-type="float" office:value="4.574" calcext:value-type="float">
            <text:p>4.574</text:p>
          </table:table-cell>
          <table:table-cell office:value-type="float" office:value="0.93287" calcext:value-type="float">
            <text:p>0.93287</text:p>
          </table:table-cell>
          <table:table-cell office:value-type="float" office:value="0.70362" calcext:value-type="float">
            <text:p>0.70362</text:p>
          </table:table-cell>
          <table:table-cell office:value-type="float" office:value="0.34745" calcext:value-type="float">
            <text:p>0.34745</text:p>
          </table:table-cell>
          <table:table-cell office:value-type="float" office:value="0.48614" calcext:value-type="float">
            <text:p>0.48614</text:p>
          </table:table-cell>
          <table:table-cell office:value-type="float" office:value="0.10398" calcext:value-type="float">
            <text:p>0.10398</text:p>
          </table:table-cell>
          <table:table-cell office:value-type="float" office:value="0.07795" calcext:value-type="float">
            <text:p>0.07795</text:p>
          </table:table-cell>
          <table:table-cell office:value-type="float" office:value="1.92198" calcext:value-type="float">
            <text:p>1.9219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Sub-Saharan Africa</text:p>
          </table:table-cell>
          <table:table-cell office:value-type="float" office:value="12" calcext:value-type="float">
            <text:p>12</text:p>
          </table:table-cell>
          <table:table-cell office:value-type="float" office:value="4.513" calcext:value-type="float">
            <text:p>4.513</text:p>
          </table:table-cell>
          <table:table-cell office:value-type="float" office:value="0.52497" calcext:value-type="float">
            <text:p>0.52497</text:p>
          </table:table-cell>
          <table:table-cell office:value-type="float" office:value="0.62542" calcext:value-type="float">
            <text:p>0.62542</text:p>
          </table:table-cell>
          <table:table-cell office:value-type="float" office:value="0.12698" calcext:value-type="float">
            <text:p>0.12698</text:p>
          </table:table-cell>
          <table:table-cell office:value-type="float" office:value="0.42736" calcext:value-type="float">
            <text:p>0.42736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5198" calcext:value-type="float">
            <text:p>2.5198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Sub-Saharan Africa</text:p>
          </table:table-cell>
          <table:table-cell office:value-type="float" office:value="13" calcext:value-type="float">
            <text:p>13</text:p>
          </table:table-cell>
          <table:table-cell office:value-type="float" office:value="4.508" calcext:value-type="float">
            <text:p>4.508</text:p>
          </table:table-cell>
          <table:table-cell office:value-type="float" office:value="0.29283" calcext:value-type="float">
            <text:p>0.29283</text:p>
          </table:table-cell>
          <table:table-cell office:value-type="float" office:value="0.37932" calcext:value-type="float">
            <text:p>0.37932</text:p>
          </table:table-cell>
          <table:table-cell office:value-type="float" office:value="0.34578" calcext:value-type="float">
            <text:p>0.34578</text:p>
          </table:table-cell>
          <table:table-cell office:value-type="float" office:value="0.36703" calcext:value-type="float">
            <text:p>0.36703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2.65614" calcext:value-type="float">
            <text:p>2.6561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Sub-Saharan Africa</text:p>
          </table:table-cell>
          <table:table-cell office:value-type="float" office:value="14" calcext:value-type="float">
            <text:p>14</text:p>
          </table:table-cell>
          <table:table-cell office:value-type="float" office:value="4.459" calcext:value-type="float">
            <text:p>4.459</text:p>
          </table:table-cell>
          <table:table-cell office:value-type="float" office:value="1.02416" calcext:value-type="float">
            <text:p>1.02416</text:p>
          </table:table-cell>
          <table:table-cell office:value-type="float" office:value="0.96053" calcext:value-type="float">
            <text:p>0.96053</text:p>
          </table:table-cell>
          <table:table-cell office:value-type="float" office:value="0.18611" calcext:value-type="float">
            <text:p>0.18611</text:p>
          </table:table-cell>
          <table:table-cell office:value-type="float" office:value="0.42483" calcext:value-type="float">
            <text:p>0.42483</text:p>
          </table:table-cell>
          <table:table-cell office:value-type="float" office:value="0.08415" calcext:value-type="float">
            <text:p>0.08415</text:p>
          </table:table-cell>
          <table:table-cell office:value-type="float" office:value="0.13656" calcext:value-type="float">
            <text:p>0.13656</text:p>
          </table:table-cell>
          <table:table-cell office:value-type="float" office:value="1.64227" calcext:value-type="float">
            <text:p>1.6422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5" calcext:value-type="float">
            <text:p>15</text:p>
          </table:table-cell>
          <table:table-cell office:value-type="float" office:value="4.362" calcext:value-type="float">
            <text:p>4.362</text:p>
          </table:table-cell>
          <table:table-cell office:value-type="float" office:value="0.95395" calcext:value-type="float">
            <text:p>0.95395</text:p>
          </table:table-cell>
          <table:table-cell office:value-type="float" office:value="0.49813" calcext:value-type="float">
            <text:p>0.49813</text:p>
          </table:table-cell>
          <table:table-cell office:value-type="float" office:value="0.52116" calcext:value-type="float">
            <text:p>0.52116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10393" calcext:value-type="float">
            <text:p>0.10393</text:p>
          </table:table-cell>
          <table:table-cell office:value-type="float" office:value="0.12706" calcext:value-type="float">
            <text:p>0.12706</text:p>
          </table:table-cell>
          <table:table-cell office:value-type="float" office:value="1.96895" calcext:value-type="float">
            <text:p>1.96895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Sub-Saharan Africa</text:p>
          </table:table-cell>
          <table:table-cell office:value-type="float" office:value="16" calcext:value-type="float">
            <text:p>16</text:p>
          </table:table-cell>
          <table:table-cell office:value-type="float" office:value="4.356" calcext:value-type="float">
            <text:p>4.356</text:p>
          </table:table-cell>
          <table:table-cell office:value-type="float" office:value="0.52267" calcext:value-type="float">
            <text:p>0.52267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30147" calcext:value-type="float">
            <text:p>0.30147</text:p>
          </table:table-cell>
          <table:table-cell office:value-type="float" office:value="0.40576" calcext:value-type="float">
            <text:p>0.40576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41328" calcext:value-type="float">
            <text:p>0.41328</text:p>
          </table:table-cell>
          <table:table-cell office:value-type="float" office:value="1.88326" calcext:value-type="float">
            <text:p>1.8832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Sub-Saharan Africa</text:p>
          </table:table-cell>
          <table:table-cell office:value-type="float" office:value="17" calcext:value-type="float">
            <text:p>17</text:p>
          </table:table-cell>
          <table:table-cell office:value-type="float" office:value="4.276" calcext:value-type="float">
            <text:p>4.276</text:p>
          </table:table-cell>
          <table:table-cell office:value-type="float" office:value="0.63107" calcext:value-type="float">
            <text:p>0.63107</text:p>
          </table:table-cell>
          <table:table-cell office:value-type="float" office:value="0.49353" calcext:value-type="float">
            <text:p>0.49353</text:p>
          </table:table-cell>
          <table:table-cell office:value-type="float" office:value="0.29681" calcext:value-type="float">
            <text:p>0.29681</text:p>
          </table:table-cell>
          <table:table-cell office:value-type="float" office:value="0.40973" calcext:value-type="float">
            <text:p>0.4097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21203" calcext:value-type="float">
            <text:p>0.21203</text:p>
          </table:table-cell>
          <table:table-cell office:value-type="float" office:value="2.2002" calcext:value-type="float">
            <text:p>2.2002</text:p>
          </table:table-cell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Sub-Saharan Africa</text:p>
          </table:table-cell>
          <table:table-cell office:value-type="float" office:value="18" calcext:value-type="float">
            <text:p>18</text:p>
          </table:table-cell>
          <table:table-cell office:value-type="float" office:value="4.272" calcext:value-type="float">
            <text:p>4.272</text:p>
          </table:table-cell>
          <table:table-cell office:value-type="float" office:value="0.05661" calcext:value-type="float">
            <text:p>0.05661</text:p>
          </table:table-cell>
          <table:table-cell office:value-type="float" office:value="0.80676" calcext:value-type="float">
            <text:p>0.8067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06075" calcext:value-type="float">
            <text:p>0.06075</text:p>
          </table:table-cell>
          <table:table-cell office:value-type="float" office:value="0.25458" calcext:value-type="float">
            <text:p>0.25458</text:p>
          </table:table-cell>
          <table:table-cell office:value-type="float" office:value="2.74924" calcext:value-type="float">
            <text:p>2.74924</text:p>
          </table:table-cell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Sub-Saharan Africa</text:p>
          </table:table-cell>
          <table:table-cell office:value-type="float" office:value="19" calcext:value-type="float">
            <text:p>19</text:p>
          </table:table-cell>
          <table:table-cell office:value-type="float" office:value="4.236" calcext:value-type="float">
            <text:p>4.236</text:p>
          </table:table-cell>
          <table:table-cell office:value-type="float" office:value="0.77109" calcext:value-type="float">
            <text:p>0.77109</text:p>
          </table:table-cell>
          <table:table-cell office:value-type="float" office:value="0.47799" calcext:value-type="float">
            <text:p>0.47799</text:p>
          </table:table-cell>
          <table:table-cell office:value-type="float" office:value="0.28212" calcext:value-type="float">
            <text:p>0.28212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09753" calcext:value-type="float">
            <text:p>0.09753</text:p>
          </table:table-cell>
          <table:table-cell office:value-type="float" office:value="0.12077" calcext:value-type="float">
            <text:p>0.12077</text:p>
          </table:table-cell>
          <table:table-cell office:value-type="float" office:value="2.10681" calcext:value-type="float">
            <text:p>2.1068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ub-Saharan Africa</text:p>
          </table:table-cell>
          <table:table-cell office:value-type="float" office:value="20" calcext:value-type="float">
            <text:p>20</text:p>
          </table:table-cell>
          <table:table-cell office:value-type="float" office:value="4.219" calcext:value-type="float">
            <text:p>4.219</text:p>
          </table:table-cell>
          <table:table-cell office:value-type="float" office:value="0.44314" calcext:value-type="float">
            <text:p>0.44314</text:p>
          </table:table-cell>
          <table:table-cell office:value-type="float" office:value="0.77416" calcext:value-type="float">
            <text:p>0.77416</text:p>
          </table:table-cell>
          <table:table-cell office:value-type="float" office:value="0.40457" calcext:value-type="float">
            <text:p>0.40457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11681" calcext:value-type="float">
            <text:p>0.11681</text:p>
          </table:table-cell>
          <table:table-cell office:value-type="float" office:value="0.19103" calcext:value-type="float">
            <text:p>0.19103</text:p>
          </table:table-cell>
          <table:table-cell office:value-type="float" office:value="1.97861" calcext:value-type="float">
            <text:p>1.97861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Sub-Saharan Africa</text:p>
          </table:table-cell>
          <table:table-cell office:value-type="float" office:value="21" calcext:value-type="float">
            <text:p>21</text:p>
          </table:table-cell>
          <table:table-cell office:value-type="float" office:value="4.201" calcext:value-type="float">
            <text:p>4.201</text:p>
          </table:table-cell>
          <table:table-cell office:value-type="float" office:value="0.61391" calcext:value-type="float">
            <text:p>0.61391</text:p>
          </table:table-cell>
          <table:table-cell office:value-type="float" office:value="0.84142" calcext:value-type="float">
            <text:p>0.84142</text:p>
          </table:table-cell>
          <table:table-cell office:value-type="float" office:value="0.28639" calcext:value-type="float">
            <text:p>0.28639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7955" calcext:value-type="float">
            <text:p>0.17955</text:p>
          </table:table-cell>
          <table:table-cell office:value-type="float" office:value="0.22686" calcext:value-type="float">
            <text:p>0.22686</text:p>
          </table:table-cell>
          <table:table-cell office:value-type="float" office:value="1.9263" calcext:value-type="float">
            <text:p>1.926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Sub-Saharan Africa</text:p>
          </table:table-cell>
          <table:table-cell office:value-type="float" office:value="22" calcext:value-type="float">
            <text:p>22</text:p>
          </table:table-cell>
          <table:table-cell office:value-type="float" office:value="4.193" calcext:value-type="float">
            <text:p>4.193</text:p>
          </table:table-cell>
          <table:table-cell office:value-type="float" office:value="0.35041" calcext:value-type="float">
            <text:p>0.35041</text:p>
          </table:table-cell>
          <table:table-cell office:value-type="float" office:value="0.71478" calcext:value-type="float">
            <text:p>0.71478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25429" calcext:value-type="float">
            <text:p>0.25429</text:p>
          </table:table-cell>
          <table:table-cell office:value-type="float" office:value="0.08582" calcext:value-type="float">
            <text:p>0.08582</text:p>
          </table:table-cell>
          <table:table-cell office:value-type="float" office:value="0.18503" calcext:value-type="float">
            <text:p>0.18503</text:p>
          </table:table-cell>
          <table:table-cell office:value-type="float" office:value="2.4427" calcext:value-type="float">
            <text:p>2.442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Sub-Saharan Africa</text:p>
          </table:table-cell>
          <table:table-cell office:value-type="float" office:value="23" calcext:value-type="float">
            <text:p>23</text:p>
          </table:table-cell>
          <table:table-cell office:value-type="float" office:value="4.156" calcext:value-type="float">
            <text:p>4.156</text:p>
          </table:table-cell>
          <table:table-cell office:value-type="float" office:value="0.08709" calcext:value-type="float">
            <text:p>0.08709</text:p>
          </table:table-cell>
          <table:table-cell office:value-type="float" office:value="0.147" calcext:value-type="float">
            <text:p>0.147</text:p>
          </table:table-cell>
          <table:table-cell office:value-type="float" office:value="0.29364" calcext:value-type="float">
            <text:p>0.29364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07564" calcext:value-type="float">
            <text:p>0.07564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2.82859" calcext:value-type="float">
            <text:p>2.8285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ub-Saharan Africa</text:p>
          </table:table-cell>
          <table:table-cell office:value-type="float" office:value="24" calcext:value-type="float">
            <text:p>24</text:p>
          </table:table-cell>
          <table:table-cell office:value-type="float" office:value="4.139" calcext:value-type="float">
            <text:p>4.139</text:p>
          </table:table-cell>
          <table:table-cell office:value-type="float" office:value="0.63069" calcext:value-type="float">
            <text:p>0.63069</text:p>
          </table:table-cell>
          <table:table-cell office:value-type="float" office:value="0.81928" calcext:value-type="float">
            <text:p>0.81928</text:p>
          </table:table-cell>
          <table:table-cell office:value-type="float" office:value="0.29759" calcext:value-type="float">
            <text:p>0.29759</text:p>
          </table:table-cell>
          <table:table-cell office:value-type="float" office:value="0" calcext:value-type="float">
            <text:p>0</text:p>
          </table:table-cell>
          <table:table-cell office:value-type="float" office:value="0.10039" calcext:value-type="float">
            <text:p>0.10039</text:p>
          </table:table-cell>
          <table:table-cell office:value-type="float" office:value="0.18077" calcext:value-type="float">
            <text:p>0.18077</text:p>
          </table:table-cell>
          <table:table-cell office:value-type="float" office:value="2.10995" calcext:value-type="float">
            <text:p>2.1099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Sub-Saharan Africa</text:p>
          </table:table-cell>
          <table:table-cell office:value-type="float" office:value="25" calcext:value-type="float">
            <text:p>25</text:p>
          </table:table-cell>
          <table:table-cell office:value-type="float" office:value="4.121" calcext:value-type="float">
            <text:p>4.121</text:p>
          </table:table-cell>
          <table:table-cell office:value-type="float" office:value="1.15851" calcext:value-type="float">
            <text:p>1.15851</text:p>
          </table:table-cell>
          <table:table-cell office:value-type="float" office:value="0.72368" calcext:value-type="float">
            <text:p>0.72368</text:p>
          </table:table-cell>
          <table:table-cell office:value-type="float" office:value="0.3494" calcext:value-type="float">
            <text:p>0.3494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0.09314" calcext:value-type="float">
            <text:p>0.09314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1.45332" calcext:value-type="float">
            <text:p>1.4533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Sub-Saharan Africa</text:p>
          </table:table-cell>
          <table:table-cell office:value-type="float" office:value="26" calcext:value-type="float">
            <text:p>26</text:p>
          </table:table-cell>
          <table:table-cell office:value-type="float" office:value="4.073" calcext:value-type="float">
            <text:p>4.073</text:p>
          </table:table-cell>
          <table:table-cell office:value-type="float" office:value="0.31292" calcext:value-type="float">
            <text:p>0.31292</text:p>
          </table:table-cell>
          <table:table-cell office:value-type="float" office:value="0.86333" calcext:value-type="float">
            <text:p>0.86333</text:p>
          </table:table-cell>
          <table:table-cell office:value-type="float" office:value="0.16347" calcext:value-type="float">
            <text:p>0.16347</text:p>
          </table:table-cell>
          <table:table-cell office:value-type="float" office:value="0.27544" calcext:value-type="float">
            <text:p>0.27544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2.11087" calcext:value-type="float">
            <text:p>2.1108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Sub-Saharan Africa</text:p>
          </table:table-cell>
          <table:table-cell office:value-type="float" office:value="27" calcext:value-type="float">
            <text:p>27</text:p>
          </table:table-cell>
          <table:table-cell office:value-type="float" office:value="3.974" calcext:value-type="float">
            <text:p>3.974</text:p>
          </table:table-cell>
          <table:table-cell office:value-type="float" office:value="1.09426" calcext:value-type="float">
            <text:p>1.09426</text:p>
          </table:table-cell>
          <table:table-cell office:value-type="float" office:value="0.89186" calcext:value-type="float">
            <text:p>0.89186</text:p>
          </table:table-cell>
          <table:table-cell office:value-type="float" office:value="0.34752" calcext:value-type="float">
            <text:p>0.34752</text:p>
          </table:table-cell>
          <table:table-cell office:value-type="float" office:value="0.44089" calcext:value-type="float">
            <text:p>0.4408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12425" calcext:value-type="float">
            <text:p>0.12425</text:p>
          </table:table-cell>
          <table:table-cell office:value-type="float" office:value="0.96741" calcext:value-type="float">
            <text:p>0.9674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Sub-Saharan Africa</text:p>
          </table:table-cell>
          <table:table-cell office:value-type="float" office:value="28" calcext:value-type="float">
            <text:p>28</text:p>
          </table:table-cell>
          <table:table-cell office:value-type="float" office:value="3.956" calcext:value-type="float">
            <text:p>3.956</text:p>
          </table:table-cell>
          <table:table-cell office:value-type="float" office:value="0.27509" calcext:value-type="float">
            <text:p>0.27509</text:p>
          </table:table-cell>
          <table:table-cell office:value-type="float" office:value="0.60323" calcext:value-type="float">
            <text:p>0.60323</text:p>
          </table:table-cell>
          <table:table-cell office:value-type="float" office:value="0.29981" calcext:value-type="float">
            <text:p>0.29981</text:p>
          </table:table-cell>
          <table:table-cell office:value-type="float" office:value="0.15412" calcext:value-type="float">
            <text:p>0.15412</text:p>
          </table:table-cell>
          <table:table-cell office:value-type="float" office:value="0.18437" calcext:value-type="float">
            <text:p>0.18437</text:p>
          </table:table-cell>
          <table:table-cell office:value-type="float" office:value="0.1827" calcext:value-type="float">
            <text:p>0.1827</text:p>
          </table:table-cell>
          <table:table-cell office:value-type="float" office:value="2.25632" calcext:value-type="float">
            <text:p>2.25632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Sub-Saharan Africa</text:p>
          </table:table-cell>
          <table:table-cell office:value-type="float" office:value="29" calcext:value-type="float">
            <text:p>29</text:p>
          </table:table-cell>
          <table:table-cell office:value-type="float" office:value="3.916" calcext:value-type="float">
            <text:p>3.916</text:p>
          </table:table-cell>
          <table:table-cell office:value-type="float" office:value="0.55507" calcext:value-type="float">
            <text:p>0.55507</text:p>
          </table:table-cell>
          <table:table-cell office:value-type="float" office:value="0.57576" calcext:value-type="float">
            <text:p>0.57576</text:p>
          </table:table-cell>
          <table:table-cell office:value-type="float" office:value="0.04476" calcext:value-type="float">
            <text:p>0.04476</text:p>
          </table:table-cell>
          <table:table-cell office:value-type="float" office:value="0.40663" calcext:value-type="float">
            <text:p>0.4066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20338" calcext:value-type="float">
            <text:p>0.20338</text:p>
          </table:table-cell>
          <table:table-cell office:value-type="float" office:value="1.97478" calcext:value-type="float">
            <text:p>1.97478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ub-Saharan Africa</text:p>
          </table:table-cell>
          <table:table-cell office:value-type="float" office:value="30" calcext:value-type="float">
            <text:p>30</text:p>
          </table:table-cell>
          <table:table-cell office:value-type="float" office:value="3.866" calcext:value-type="float">
            <text:p>3.866</text:p>
          </table:table-cell>
          <table:table-cell office:value-type="float" office:value="0.84731" calcext:value-type="float">
            <text:p>0.84731</text:p>
          </table:table-cell>
          <table:table-cell office:value-type="float" office:value="0.66366" calcext:value-type="float">
            <text:p>0.66366</text:p>
          </table:table-cell>
          <table:table-cell office:value-type="float" office:value="0.04991" calcext:value-type="float">
            <text:p>0.04991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2.09459" calcext:value-type="float">
            <text:p>2.09459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Sub-Saharan Africa</text:p>
          </table:table-cell>
          <table:table-cell office:value-type="float" office:value="31" calcext:value-type="float">
            <text:p>31</text:p>
          </table:table-cell>
          <table:table-cell office:value-type="float" office:value="3.856" calcext:value-type="float">
            <text:p>3.856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26162" calcext:value-type="float">
            <text:p>0.26162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17176" calcext:value-type="float">
            <text:p>0.17176</text:p>
          </table:table-cell>
          <table:table-cell office:value-type="float" office:value="0.2097" calcext:value-type="float">
            <text:p>0.2097</text:p>
          </table:table-cell>
          <table:table-cell office:value-type="float" office:value="2.09469" calcext:value-type="float">
            <text:p>2.0946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ub-Saharan Africa</text:p>
          </table:table-cell>
          <table:table-cell office:value-type="float" office:value="32" calcext:value-type="float">
            <text:p>32</text:p>
          </table:table-cell>
          <table:table-cell office:value-type="float" office:value="3.832" calcext:value-type="float">
            <text:p>3.832</text:p>
          </table:table-cell>
          <table:table-cell office:value-type="float" office:value="0.39394" calcext:value-type="float">
            <text:p>0.39394</text:p>
          </table:table-cell>
          <table:table-cell office:value-type="float" office:value="0.18519" calcext:value-type="float">
            <text:p>0.18519</text:p>
          </table:table-cell>
          <table:table-cell office:value-type="float" office:value="0.15781" calcext:value-type="float">
            <text:p>0.15781</text:p>
          </table:table-cell>
          <table:table-cell office:value-type="float" office:value="0.19662" calcext:value-type="float">
            <text:p>0.19662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25899" calcext:value-type="float">
            <text:p>0.25899</text:p>
          </table:table-cell>
          <table:table-cell office:value-type="float" office:value="2.50929" calcext:value-type="float">
            <text:p>2.5092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Sub-Saharan Africa</text:p>
          </table:table-cell>
          <table:table-cell office:value-type="float" office:value="33" calcext:value-type="float">
            <text:p>33</text:p>
          </table:table-cell>
          <table:table-cell office:value-type="float" office:value="3.763" calcext:value-type="float">
            <text:p>3.763</text:p>
          </table:table-cell>
          <table:table-cell office:value-type="float" office:value="0.42214" calcext:value-type="float">
            <text:p>0.42214</text:p>
          </table:table-cell>
          <table:table-cell office:value-type="float" office:value="0.63178" calcext:value-type="float">
            <text:p>0.63178</text:p>
          </table:table-cell>
          <table:table-cell office:value-type="float" office:value="0.03824" calcext:value-type="float">
            <text:p>0.03824</text:p>
          </table:table-cell>
          <table:table-cell office:value-type="float" office:value="0.12807" calcext:value-type="float">
            <text:p>0.12807</text:p>
          </table:table-cell>
          <table:table-cell office:value-type="float" office:value="0.04952" calcext:value-type="float">
            <text:p>0.04952</text:p>
          </table:table-cell>
          <table:table-cell office:value-type="float" office:value="0.18667" calcext:value-type="float">
            <text:p>0.18667</text:p>
          </table:table-cell>
          <table:table-cell office:value-type="float" office:value="2.30637" calcext:value-type="float">
            <text:p>2.3063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Sub-Saharan Africa</text:p>
          </table:table-cell>
          <table:table-cell office:value-type="float" office:value="34" calcext:value-type="float">
            <text:p>34</text:p>
          </table:table-cell>
          <table:table-cell office:value-type="float" office:value="3.739" calcext:value-type="float">
            <text:p>3.739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0.63054" calcext:value-type="float">
            <text:p>0.63054</text:p>
          </table:table-cell>
          <table:table-cell office:value-type="float" office:value="0.21297" calcext:value-type="float">
            <text:p>0.21297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12533" calcext:value-type="float">
            <text:p>0.12533</text:p>
          </table:table-cell>
          <table:table-cell office:value-type="float" office:value="0.24353" calcext:value-type="float">
            <text:p>0.24353</text:p>
          </table:table-cell>
          <table:table-cell office:value-type="float" office:value="1.87319" calcext:value-type="float">
            <text:p>1.8731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Sub-Saharan Africa</text:p>
          </table:table-cell>
          <table:table-cell office:value-type="float" office:value="35" calcext:value-type="float">
            <text:p>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34719" calcext:value-type="float">
            <text:p>0.34719</text:p>
          </table:table-cell>
          <table:table-cell office:value-type="float" office:value="0.90981" calcext:value-type="float">
            <text:p>0.90981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0.43653" calcext:value-type="float">
            <text:p>0.43653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27102" calcext:value-type="float">
            <text:p>0.27102</text:p>
          </table:table-cell>
          <table:table-cell office:value-type="float" office:value="1.51416" calcext:value-type="float">
            <text:p>1.5141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Sub-Saharan Africa</text:p>
          </table:table-cell>
          <table:table-cell office:value-type="float" office:value="36" calcext:value-type="float">
            <text:p>36</text:p>
          </table:table-cell>
          <table:table-cell office:value-type="float" office:value="3.695" calcext:value-type="float">
            <text:p>3.695</text:p>
          </table:table-cell>
          <table:table-cell office:value-type="float" office:value="0.27954" calcext:value-type="float">
            <text:p>0.27954</text:p>
          </table:table-cell>
          <table:table-cell office:value-type="float" office:value="0.46115" calcext:value-type="float">
            <text:p>0.46115</text:p>
          </table:table-cell>
          <table:table-cell office:value-type="float" office:value="0.37109" calcext:value-type="float">
            <text:p>0.37109</text:p>
          </table:table-cell>
          <table:table-cell office:value-type="float" office:value="0.13684" calcext:value-type="float">
            <text:p>0.13684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.2204" calcext:value-type="float">
            <text:p>0.2204</text:p>
          </table:table-cell>
          <table:table-cell office:value-type="float" office:value="2.15075" calcext:value-type="float">
            <text:p>2.1507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ub-Saharan Africa</text:p>
          </table:table-cell>
          <table:table-cell office:value-type="float" office:value="37" calcext:value-type="float">
            <text:p>37</text:p>
          </table:table-cell>
          <table:table-cell office:value-type="float" office:value="3.666" calcext:value-type="float">
            <text:p>3.666</text:p>
          </table:table-cell>
          <table:table-cell office:value-type="float" office:value="0.47155" calcext:value-type="float">
            <text:p>0.47155</text:p>
          </table:table-cell>
          <table:table-cell office:value-type="float" office:value="0.77623" calcext:value-type="float">
            <text:p>0.7762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05099" calcext:value-type="float">
            <text:p>0.05099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1.37769" calcext:value-type="float">
            <text:p>1.37769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Sub-Saharan Africa</text:p>
          </table:table-cell>
          <table:table-cell office:value-type="float" office:value="38" calcext:value-type="float">
            <text:p>38</text:p>
          </table:table-cell>
          <table:table-cell office:value-type="float" office:value="3.622" calcext:value-type="float">
            <text:p>3.622</text:p>
          </table:table-cell>
          <table:table-cell office:value-type="float" office:value="0.10706" calcext:value-type="float">
            <text:p>0.10706</text:p>
          </table:table-cell>
          <table:table-cell office:value-type="float" office:value="0.50353" calcext:value-type="float">
            <text:p>0.50353</text:p>
          </table:table-cell>
          <table:table-cell office:value-type="float" office:value="0.23165" calcext:value-type="float">
            <text:p>0.23165</text:p>
          </table:table-cell>
          <table:table-cell office:value-type="float" office:value="0.25748" calcext:value-type="float">
            <text:p>0.25748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24063" calcext:value-type="float">
            <text:p>0.24063</text:p>
          </table:table-cell>
          <table:table-cell office:value-type="float" office:value="2.23284" calcext:value-type="float">
            <text:p>2.2328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Sub-Saharan Africa</text:p>
          </table:table-cell>
          <table:table-cell office:value-type="float" office:value="39" calcext:value-type="float">
            <text:p>39</text:p>
          </table:table-cell>
          <table:table-cell office:value-type="float" office:value="3.607" calcext:value-type="float">
            <text:p>3.607</text:p>
          </table:table-cell>
          <table:table-cell office:value-type="float" office:value="0.22415" calcext:value-type="float">
            <text:p>0.2241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18829" calcext:value-type="float">
            <text:p>0.18829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29914" calcext:value-type="float">
            <text:p>0.29914</text:p>
          </table:table-cell>
          <table:table-cell office:value-type="float" office:value="2.15604" calcext:value-type="float">
            <text:p>2.15604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Sub-Saharan Africa</text:p>
          </table:table-cell>
          <table:table-cell office:value-type="float" office:value="40" calcext:value-type="float">
            <text:p>40</text:p>
          </table:table-cell>
          <table:table-cell office:value-type="float" office:value="3.515" calcext:value-type="float">
            <text:p>3.515</text:p>
          </table:table-cell>
          <table:table-cell office:value-type="float" office:value="0.32846" calcext:value-type="float">
            <text:p>0.32846</text:p>
          </table:table-cell>
          <table:table-cell office:value-type="float" office:value="0.61586" calcext:value-type="float">
            <text:p>0.61586</text:p>
          </table:table-cell>
          <table:table-cell office:value-type="float" office:value="0.31865" calcext:value-type="float">
            <text:p>0.3186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50521" calcext:value-type="float">
            <text:p>0.50521</text:p>
          </table:table-cell>
          <table:table-cell office:value-type="float" office:value="0.23552" calcext:value-type="float">
            <text:p>0.23552</text:p>
          </table:table-cell>
          <table:table-cell office:value-type="float" office:value="0.96819" calcext:value-type="float">
            <text:p>0.9681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Sub-Saharan Africa</text:p>
          </table:table-cell>
          <table:table-cell office:value-type="float" office:value="41" calcext:value-type="float">
            <text:p>41</text:p>
          </table:table-cell>
          <table:table-cell office:value-type="float" office:value="3.484" calcext:value-type="float">
            <text:p>3.484</text:p>
          </table:table-cell>
          <table:table-cell office:value-type="float" office:value="0.39499" calcext:value-type="float">
            <text:p>0.39499</text:p>
          </table:table-cell>
          <table:table-cell office:value-type="float" office:value="0.10419" calcext:value-type="float">
            <text:p>0.10419</text:p>
          </table:table-cell>
          <table:table-cell office:value-type="float" office:value="0.21028" calcext:value-type="float">
            <text:p>0.21028</text:p>
          </table:table-cell>
          <table:table-cell office:value-type="float" office:value="0.39747" calcext:value-type="float">
            <text:p>0.39747</text:p>
          </table:table-cell>
          <table:table-cell office:value-type="float" office:value="0.06681" calcext:value-type="float">
            <text:p>0.06681</text:p>
          </table:table-cell>
          <table:table-cell office:value-type="float" office:value="0.2018" calcext:value-type="float">
            <text:p>0.2018</text:p>
          </table:table-cell>
          <table:table-cell office:value-type="float" office:value="2.10812" calcext:value-type="float">
            <text:p>2.1081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Sub-Saharan Africa</text:p>
          </table:table-cell>
          <table:table-cell office:value-type="float" office:value="42" calcext:value-type="float">
            <text:p>42</text:p>
          </table:table-cell>
          <table:table-cell office:value-type="float" office:value="3.303" calcext:value-type="float">
            <text:p>3.303</text:p>
          </table:table-cell>
          <table:table-cell office:value-type="float" office:value="0.28123" calcext:value-type="float">
            <text:p>0.28123</text:p>
          </table:table-cell>
          <table:table-cell office:value-type="float" office:value="0" calcext:value-type="float">
            <text:p>0</text:p>
          </table:table-cell>
          <table:table-cell office:value-type="float" office:value="0.24811" calcext:value-type="float">
            <text:p>0.24811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11587" calcext:value-type="float">
            <text:p>0.11587</text:p>
          </table:table-cell>
          <table:table-cell office:value-type="float" office:value="0.17517" calcext:value-type="float">
            <text:p>0.17517</text:p>
          </table:table-cell>
          <table:table-cell office:value-type="float" office:value="2.1354" calcext:value-type="float">
            <text:p>2.135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Sub-Saharan Africa</text:p>
          </table:table-cell>
          <table:table-cell office:value-type="float" office:value="43" calcext:value-type="float">
            <text:p>43</text:p>
          </table:table-cell>
          <table:table-cell office:value-type="float" office:value="2.905" calcext:value-type="float">
            <text:p>2.905</text:p>
          </table:table-cell>
          <table:table-cell office:value-type="float" office:value="0.06831" calcext:value-type="float">
            <text:p>0.06831</text:p>
          </table:table-cell>
          <table:table-cell office:value-type="float" office:value="0.23442" calcext:value-type="float">
            <text:p>0.23442</text:p>
          </table:table-cell>
          <table:table-cell office:value-type="float" office:value="0.15747" calcext:value-type="float">
            <text:p>0.1574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9419" calcext:value-type="float">
            <text:p>0.09419</text:p>
          </table:table-cell>
          <table:table-cell office:value-type="float" office:value="0.2029" calcext:value-type="float">
            <text:p>0.2029</text:p>
          </table:table-cell>
          <table:table-cell office:value-type="float" office:value="2.10404" calcext:value-type="float">
            <text:p>2.10404</text:p>
          </table:table-cell>
        </table:table-row>
      </table:table>
      <table:table table:name="South America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" calcext:value-type="float">
            <text:p>1</text:p>
          </table:table-cell>
          <table:table-cell office:value-type="float" office:value="6.952" calcext:value-type="float">
            <text:p>6.952</text:p>
          </table:table-cell>
          <table:table-cell office:value-type="float" office:value="1.08754" calcext:value-type="float">
            <text:p>1.08754</text:p>
          </table:table-cell>
          <table:table-cell office:value-type="float" office:value="1.03938" calcext:value-type="float">
            <text:p>1.03938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40425" calcext:value-type="float">
            <text:p>0.40425</text:p>
          </table:table-cell>
          <table:table-cell office:value-type="float" office:value="0.14166" calcext:value-type="float">
            <text:p>0.14166</text:p>
          </table:table-cell>
          <table:table-cell office:value-type="float" office:value="0.15776" calcext:value-type="float">
            <text:p>0.15776</text:p>
          </table:table-cell>
          <table:table-cell office:value-type="float" office:value="3.50733" calcext:value-type="float">
            <text:p>3.5073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" calcext:value-type="float">
            <text:p>2</text:p>
          </table:table-cell>
          <table:table-cell office:value-type="float" office:value="6.705" calcext:value-type="float">
            <text:p>6.705</text:p>
          </table:table-cell>
          <table:table-cell office:value-type="float" office:value="1.2167" calcext:value-type="float">
            <text:p>1.2167</text:p>
          </table:table-cell>
          <table:table-cell office:value-type="float" office:value="0.90587" calcext:value-type="float">
            <text:p>0.90587</text:p>
          </table:table-cell>
          <table:table-cell office:value-type="float" office:value="0.81883" calcext:value-type="float">
            <text:p>0.81883</text:p>
          </table:table-cell>
          <table:table-cell office:value-type="float" office:value="0.37789" calcext:value-type="float">
            <text:p>0.37789</text:p>
          </table:table-cell>
          <table:table-cell office:value-type="float" office:value="0.11451" calcext:value-type="float">
            <text:p>0.11451</text:p>
          </table:table-cell>
          <table:table-cell office:value-type="float" office:value="0.31595" calcext:value-type="float">
            <text:p>0.31595</text:p>
          </table:table-cell>
          <table:table-cell office:value-type="float" office:value="2.95505" calcext:value-type="float">
            <text:p>2.9550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" calcext:value-type="float">
            <text:p>3</text:p>
          </table:table-cell>
          <table:table-cell office:value-type="float" office:value="6.65" calcext:value-type="float">
            <text:p>6.65</text:p>
          </table:table-cell>
          <table:table-cell office:value-type="float" office:value="1.15137" calcext:value-type="float">
            <text:p>1.15137</text:p>
          </table:table-cell>
          <table:table-cell office:value-type="float" office:value="1.06612" calcext:value-type="float">
            <text:p>1.06612</text:p>
          </table:table-cell>
          <table:table-cell office:value-type="float" office:value="0.69711" calcext:value-type="float">
            <text:p>0.69711</text:p>
          </table:table-cell>
          <table:table-cell office:value-type="float" office:value="0.42284" calcext:value-type="float">
            <text:p>0.42284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3.12985" calcext:value-type="float">
            <text:p>3.1298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" calcext:value-type="float">
            <text:p>4</text:p>
          </table:table-cell>
          <table:table-cell office:value-type="float" office:value="6.545" calcext:value-type="float">
            <text:p>6.545</text:p>
          </table:table-cell>
          <table:table-cell office:value-type="float" office:value="1.18157" calcext:value-type="float">
            <text:p>1.18157</text:p>
          </table:table-cell>
          <table:table-cell office:value-type="float" office:value="1.03143" calcext:value-type="float">
            <text:p>1.03143</text:p>
          </table:table-cell>
          <table:table-cell office:value-type="float" office:value="0.72183" calcext:value-type="float">
            <text:p>0.72183</text:p>
          </table:table-cell>
          <table:table-cell office:value-type="float" office:value="0.54388" calcext:value-type="float">
            <text:p>0.54388</text:p>
          </table:table-cell>
          <table:table-cell office:value-type="float" office:value="0.21394" calcext:value-type="float">
            <text:p>0.21394</text:p>
          </table:table-cell>
          <table:table-cell office:value-type="float" office:value="0.18056" calcext:value-type="float">
            <text:p>0.18056</text:p>
          </table:table-cell>
          <table:table-cell office:value-type="float" office:value="2.67139" calcext:value-type="float">
            <text:p>2.6713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" calcext:value-type="float">
            <text:p>5</text:p>
          </table:table-cell>
          <table:table-cell office:value-type="float" office:value="6.481" calcext:value-type="float">
            <text:p>6.481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1.02169" calcext:value-type="float">
            <text:p>1.02169</text:p>
          </table:table-cell>
          <table:table-cell office:value-type="float" office:value="0.59659" calcext:value-type="float">
            <text:p>0.59659</text:p>
          </table:table-cell>
          <table:table-cell office:value-type="float" office:value="0.44735" calcext:value-type="float">
            <text:p>0.44735</text:p>
          </table:table-cell>
          <table:table-cell office:value-type="float" office:value="0.05399" calcext:value-type="float">
            <text:p>0.05399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3.17471" calcext:value-type="float">
            <text:p>3.17471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6" calcext:value-type="float">
            <text:p>6</text:p>
          </table:table-cell>
          <table:table-cell office:value-type="float" office:value="6.269" calcext:value-type="float">
            <text:p>6.269</text:p>
          </table:table-cell>
          <table:table-cell office:value-type="float" office:value="1.09686" calcext:value-type="float">
            <text:p>1.09686</text:p>
          </table:table-cell>
          <table:table-cell office:value-type="float" office:value="0.77866" calcext:value-type="float">
            <text:p>0.77866</text:p>
          </table:table-cell>
          <table:table-cell office:value-type="float" office:value="0.50933" calcext:value-type="float">
            <text:p>0.50933</text:p>
          </table:table-cell>
          <table:table-cell office:value-type="float" office:value="0.52234" calcext:value-type="float">
            <text:p>0.52234</text:p>
          </table:table-cell>
          <table:table-cell office:value-type="float" office:value="0.12692" calcext:value-type="float">
            <text:p>0.12692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3.06852" calcext:value-type="float">
            <text:p>3.06852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7" calcext:value-type="float">
            <text:p>7</text:p>
          </table:table-cell>
          <table:table-cell office:value-type="float" office:value="6.168" calcext:value-type="float">
            <text:p>6.168</text:p>
          </table:table-cell>
          <table:table-cell office:value-type="float" office:value="1.32572" calcext:value-type="float">
            <text:p>1.32572</text:p>
          </table:table-cell>
          <table:table-cell office:value-type="float" office:value="0.98569" calcext:value-type="float">
            <text:p>0.98569</text:p>
          </table:table-cell>
          <table:table-cell office:value-type="float" office:value="0.52608" calcext:value-type="float">
            <text:p>0.52608</text:p>
          </table:table-cell>
          <table:table-cell office:value-type="float" office:value="0.48453" calcext:value-type="float">
            <text:p>0.48453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31935" calcext:value-type="float">
            <text:p>0.31935</text:p>
          </table:table-cell>
          <table:table-cell office:value-type="float" office:value="2.51394" calcext:value-type="float">
            <text:p>2.5139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8" calcext:value-type="float">
            <text:p>8</text:p>
          </table:table-cell>
          <table:table-cell office:value-type="float" office:value="6.084" calcext:value-type="float">
            <text:p>6.084</text:p>
          </table:table-cell>
          <table:table-cell office:value-type="float" office:value="1.13367" calcext:value-type="float">
            <text:p>1.13367</text:p>
          </table:table-cell>
          <table:table-cell office:value-type="float" office:value="1.03302" calcext:value-type="float">
            <text:p>1.03302</text:p>
          </table:table-cell>
          <table:table-cell office:value-type="float" office:value="0.61904" calcext:value-type="float">
            <text:p>0.61904</text:p>
          </table:table-cell>
          <table:table-cell office:value-type="float" office:value="0.19847" calcext:value-type="float">
            <text:p>0.19847</text:p>
          </table:table-cell>
          <table:table-cell office:value-type="float" office:value="0.08304" calcext:value-type="float">
            <text:p>0.08304</text:p>
          </table:table-cell>
          <table:table-cell office:value-type="float" office:value="0.0425" calcext:value-type="float">
            <text:p>0.0425</text:p>
          </table:table-cell>
          <table:table-cell office:value-type="float" office:value="2.97468" calcext:value-type="float">
            <text:p>2.9746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9" calcext:value-type="float">
            <text:p>9</text:p>
          </table:table-cell>
          <table:table-cell office:value-type="float" office:value="5.976" calcext:value-type="float">
            <text:p>5.976</text:p>
          </table:table-cell>
          <table:table-cell office:value-type="float" office:value="0.97306" calcext:value-type="float">
            <text:p>0.97306</text:p>
          </table:table-cell>
          <table:table-cell office:value-type="float" office:value="0.85974" calcext:value-type="float">
            <text:p>0.85974</text:p>
          </table:table-cell>
          <table:table-cell office:value-type="float" office:value="0.68613" calcext:value-type="float">
            <text:p>0.68613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18037" calcext:value-type="float">
            <text:p>0.18037</text:p>
          </table:table-cell>
          <table:table-cell office:value-type="float" office:value="0.10074" calcext:value-type="float">
            <text:p>0.10074</text:p>
          </table:table-cell>
          <table:table-cell office:value-type="float" office:value="2.77366" calcext:value-type="float">
            <text:p>2.7736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0" calcext:value-type="float">
            <text:p>10</text:p>
          </table:table-cell>
          <table:table-cell office:value-type="float" office:value="5.822" calcext:value-type="float">
            <text:p>5.822</text:p>
          </table:table-cell>
          <table:table-cell office:value-type="float" office:value="0.79422" calcext:value-type="float">
            <text:p>0.79422</text:p>
          </table:table-cell>
          <table:table-cell office:value-type="float" office:value="0.83779" calcext:value-type="float">
            <text:p>0.83779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50961" calcext:value-type="float">
            <text:p>0.50961</text:p>
          </table:table-cell>
          <table:table-cell office:value-type="float" office:value="0.07746" calcext:value-type="float">
            <text:p>0.07746</text:p>
          </table:table-cell>
          <table:table-cell office:value-type="float" office:value="0.21698" calcext:value-type="float">
            <text:p>0.21698</text:p>
          </table:table-cell>
          <table:table-cell office:value-type="float" office:value="2.91635" calcext:value-type="float">
            <text:p>2.916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1" calcext:value-type="float">
            <text:p>11</text:p>
          </table:table-cell>
          <table:table-cell office:value-type="float" office:value="5.743" calcext:value-type="float">
            <text:p>5.743</text:p>
          </table:table-cell>
          <table:table-cell office:value-type="float" office:value="0.99602" calcext:value-type="float">
            <text:p>0.99602</text:p>
          </table:table-cell>
          <table:table-cell office:value-type="float" office:value="0.81255" calcext:value-type="float">
            <text:p>0.81255</text:p>
          </table:table-cell>
          <table:table-cell office:value-type="float" office:value="0.62994" calcext:value-type="float">
            <text:p>0.62994</text:p>
          </table:table-cell>
          <table:table-cell office:value-type="float" office:value="0.37502" calcext:value-type="float">
            <text:p>0.37502</text:p>
          </table:table-cell>
          <table:table-cell office:value-type="float" office:value="0.05292" calcext:value-type="float">
            <text:p>0.05292</text:p>
          </table:table-cell>
          <table:table-cell office:value-type="float" office:value="0.14527" calcext:value-type="float">
            <text:p>0.14527</text:p>
          </table:table-cell>
          <table:table-cell office:value-type="float" office:value="2.73117" calcext:value-type="float">
            <text:p>2.7311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2" calcext:value-type="float">
            <text:p>12</text:p>
          </table:table-cell>
          <table:table-cell office:value-type="float" office:value="5.538" calcext:value-type="float">
            <text:p>5.538</text:p>
          </table:table-cell>
          <table:table-cell office:value-type="float" office:value="0.89373" calcext:value-type="float">
            <text:p>0.89373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0.58295" calcext:value-type="float">
            <text:p>0.58295</text:p>
          </table:table-cell>
          <table:table-cell office:value-type="float" office:value="0.46235" calcext:value-type="float">
            <text:p>0.46235</text:p>
          </table:table-cell>
          <table:table-cell office:value-type="float" office:value="0.07396" calcext:value-type="float">
            <text:p>0.07396</text:p>
          </table:table-cell>
          <table:table-cell office:value-type="float" office:value="0.25296" calcext:value-type="float">
            <text:p>0.25296</text:p>
          </table:table-cell>
          <table:table-cell office:value-type="float" office:value="2.16091" calcext:value-type="float">
            <text:p>2.16091</text:p>
          </table:table-cell>
        </table:table-row>
      </table:table>
      <table:table table:name="North America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float" office:value="1" calcext:value-type="float">
            <text:p>1</text:p>
          </table:table-cell>
          <table:table-cell office:value-type="float" office:value="7.404" calcext:value-type="float">
            <text:p>7.404</text:p>
          </table:table-cell>
          <table:table-cell office:value-type="float" office:value="1.44015" calcext:value-type="float">
            <text:p>1.44015</text:p>
          </table:table-cell>
          <table:table-cell office:value-type="float" office:value="1.0961" calcext:value-type="float">
            <text:p>1.0961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1329" calcext:value-type="float">
            <text:p>0.31329</text:p>
          </table:table-cell>
          <table:table-cell office:value-type="float" office:value="0.44834" calcext:value-type="float">
            <text:p>0.44834</text:p>
          </table:table-cell>
          <table:table-cell office:value-type="float" office:value="2.70485" calcext:value-type="float">
            <text:p>2.70485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orth America</text:p>
          </table:table-cell>
          <table:table-cell office:value-type="float" office:value="2" calcext:value-type="float">
            <text:p>2</text:p>
          </table:table-cell>
          <table:table-cell office:value-type="float" office:value="7.104" calcext:value-type="float">
            <text:p>7.104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1.04782" calcext:value-type="float">
            <text:p>1.04782</text:p>
          </table:table-cell>
          <table:table-cell office:value-type="float" office:value="0.779" calcext:value-type="float">
            <text:p>0.779</text:p>
          </table:table-cell>
          <table:table-cell office:value-type="float" office:value="0.48163" calcext:value-type="float">
            <text:p>0.48163</text:p>
          </table:table-cell>
          <table:table-cell office:value-type="float" office:value="0.14868" calcext:value-type="float">
            <text:p>0.14868</text:p>
          </table:table-cell>
          <table:table-cell office:value-type="float" office:value="0.41077" calcext:value-type="float">
            <text:p>0.41077</text:p>
          </table:table-cell>
          <table:table-cell office:value-type="float" office:value="2.72782" calcext:value-type="float">
            <text:p>2.72782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" calcext:value-type="float">
            <text:p>3</text:p>
          </table:table-cell>
          <table:table-cell office:value-type="float" office:value="7.087" calcext:value-type="float">
            <text:p>7.087</text:p>
          </table:table-cell>
          <table:table-cell office:value-type="float" office:value="1.06879" calcext:value-type="float">
            <text:p>1.06879</text:p>
          </table:table-cell>
          <table:table-cell office:value-type="float" office:value="1.02152" calcext:value-type="float">
            <text:p>1.02152</text:p>
          </table:table-cell>
          <table:table-cell office:value-type="float" office:value="0.76146" calcext:value-type="float">
            <text:p>0.76146</text:p>
          </table:table-cell>
          <table:table-cell office:value-type="float" office:value="0.55225" calcext:value-type="float">
            <text:p>0.55225</text:p>
          </table:table-cell>
          <table:table-cell office:value-type="float" office:value="0.10547" calcext:value-type="float">
            <text:p>0.10547</text:p>
          </table:table-cell>
          <table:table-cell office:value-type="float" office:value="0.22553" calcext:value-type="float">
            <text:p>0.22553</text:p>
          </table:table-cell>
          <table:table-cell office:value-type="float" office:value="3.35168" calcext:value-type="float">
            <text:p>3.35168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" calcext:value-type="float">
            <text:p>4</text:p>
          </table:table-cell>
          <table:table-cell office:value-type="float" office:value="7.039" calcext:value-type="float">
            <text:p>7.039</text:p>
          </table:table-cell>
          <table:table-cell office:value-type="float" office:value="1.35943" calcext:value-type="float">
            <text:p>1.35943</text:p>
          </table:table-cell>
          <table:table-cell office:value-type="float" office:value="1.08113" calcext:value-type="float">
            <text:p>1.08113</text:p>
          </table:table-cell>
          <table:table-cell office:value-type="float" office:value="0.77758" calcext:value-type="float">
            <text:p>0.77758</text:p>
          </table:table-cell>
          <table:table-cell office:value-type="float" office:value="0.46823" calcext:value-type="float">
            <text:p>0.46823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22202" calcext:value-type="float">
            <text:p>0.22202</text:p>
          </table:table-cell>
          <table:table-cell office:value-type="float" office:value="3.0076" calcext:value-type="float">
            <text:p>3.007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" calcext:value-type="float">
            <text:p>5</text:p>
          </table:table-cell>
          <table:table-cell office:value-type="float" office:value="6.778" calcext:value-type="float">
            <text:p>6.778</text:p>
          </table:table-cell>
          <table:table-cell office:value-type="float" office:value="1.11508" calcext:value-type="float">
            <text:p>1.11508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71143" calcext:value-type="float">
            <text:p>0.71143</text:p>
          </table:table-cell>
          <table:table-cell office:value-type="float" office:value="0.37709" calcext:value-type="float">
            <text:p>0.37709</text:p>
          </table:table-cell>
          <table:table-cell office:value-type="float" office:value="0.18355" calcext:value-type="float">
            <text:p>0.18355</text:p>
          </table:table-cell>
          <table:table-cell office:value-type="float" office:value="0.11735" calcext:value-type="float">
            <text:p>0.11735</text:p>
          </table:table-cell>
          <table:table-cell office:value-type="float" office:value="3.55906" calcext:value-type="float">
            <text:p>3.55906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6" calcext:value-type="float">
            <text:p>6</text:p>
          </table:table-cell>
          <table:table-cell office:value-type="float" office:value="6.701" calcext:value-type="float">
            <text:p>6.701</text:p>
          </table:table-cell>
          <table:table-cell office:value-type="float" office:value="1.18306" calcext:value-type="float">
            <text:p>1.18306</text:p>
          </table:table-cell>
          <table:table-cell office:value-type="float" office:value="0.98912" calcext:value-type="float">
            <text:p>0.98912</text:p>
          </table:table-cell>
          <table:table-cell office:value-type="float" office:value="0.70835" calcext:value-type="float">
            <text:p>0.70835</text:p>
          </table:table-cell>
          <table:table-cell office:value-type="float" office:value="0.48927" calcext:value-type="float">
            <text:p>0.48927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2418" calcext:value-type="float">
            <text:p>0.2418</text:p>
          </table:table-cell>
          <table:table-cell office:value-type="float" office:value="3.00559" calcext:value-type="float">
            <text:p>3.0055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7" calcext:value-type="float">
            <text:p>7</text:p>
          </table:table-cell>
          <table:table-cell office:value-type="float" office:value="6.324" calcext:value-type="float">
            <text:p>6.324</text:p>
          </table:table-cell>
          <table:table-cell office:value-type="float" office:value="0.83454" calcext:value-type="float">
            <text:p>0.83454</text:p>
          </table:table-cell>
          <table:table-cell office:value-type="float" office:value="0.87119" calcext:value-type="float">
            <text:p>0.87119</text:p>
          </table:table-cell>
          <table:table-cell office:value-type="float" office:value="0.54039" calcext:value-type="float">
            <text:p>0.54039</text:p>
          </table:table-cell>
          <table:table-cell office:value-type="float" office:value="0.50379" calcext:value-type="float">
            <text:p>0.50379</text:p>
          </table:table-cell>
          <table:table-cell office:value-type="float" office:value="0.08701" calcext:value-type="float">
            <text:p>0.08701</text:p>
          </table:table-cell>
          <table:table-cell office:value-type="float" office:value="0.28808" calcext:value-type="float">
            <text:p>0.28808</text:p>
          </table:table-cell>
          <table:table-cell office:value-type="float" office:value="3.19863" calcext:value-type="float">
            <text:p>3.1986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8" calcext:value-type="float">
            <text:p>8</text:p>
          </table:table-cell>
          <table:table-cell office:value-type="float" office:value="6.068" calcext:value-type="float">
            <text:p>6.068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0975" calcext:value-type="float">
            <text:p>0.80975</text:p>
          </table:table-cell>
          <table:table-cell office:value-type="float" office:value="0.596" calcext:value-type="float">
            <text:p>0.596</text:p>
          </table:table-cell>
          <table:table-cell office:value-type="float" office:value="0.37269" calcext:value-type="float">
            <text:p>0.37269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0.08877" calcext:value-type="float">
            <text:p>0.08877</text:p>
          </table:table-cell>
          <table:table-cell office:value-type="float" office:value="3.22134" calcext:value-type="float">
            <text:p>3.2213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9" calcext:value-type="float">
            <text:p>9</text:p>
          </table:table-cell>
          <table:table-cell office:value-type="float" office:value="5.992" calcext:value-type="float">
            <text:p>5.992</text:p>
          </table:table-cell>
          <table:table-cell office:value-type="float" office:value="0.69384" calcext:value-type="float">
            <text:p>0.69384</text:p>
          </table:table-cell>
          <table:table-cell office:value-type="float" office:value="0.89521" calcext:value-type="float">
            <text:p>0.89521</text:p>
          </table:table-cell>
          <table:table-cell office:value-type="float" office:value="0.65213" calcext:value-type="float">
            <text:p>0.65213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0.29773" calcext:value-type="float">
            <text:p>0.29773</text:p>
          </table:table-cell>
          <table:table-cell office:value-type="float" office:value="2.82428" calcext:value-type="float">
            <text:p>2.82428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0" calcext:value-type="float">
            <text:p>10</text:p>
          </table:table-cell>
          <table:table-cell office:value-type="float" office:value="5.956" calcext:value-type="float">
            <text:p>5.956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68655" calcext:value-type="float">
            <text:p>0.68655</text:p>
          </table:table-cell>
          <table:table-cell office:value-type="float" office:value="0.45569" calcext:value-type="float">
            <text:p>0.45569</text:p>
          </table:table-cell>
          <table:table-cell office:value-type="float" office:value="0.51231" calcext:value-type="float">
            <text:p>0.51231</text:p>
          </table:table-cell>
          <table:table-cell office:value-type="float" office:value="0.10771" calcext:value-type="float">
            <text:p>0.10771</text:p>
          </table:table-cell>
          <table:table-cell office:value-type="float" office:value="0.23684" calcext:value-type="float">
            <text:p>0.23684</text:p>
          </table:table-cell>
          <table:table-cell office:value-type="float" office:value="3.08039" calcext:value-type="float">
            <text:p>3.08039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1" calcext:value-type="float">
            <text:p>11</text:p>
          </table:table-cell>
          <table:table-cell office:value-type="float" office:value="5.51" calcext:value-type="float">
            <text:p>5.51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96372" calcext:value-type="float">
            <text:p>0.96372</text:p>
          </table:table-cell>
          <table:table-cell office:value-type="float" office:value="0.59469" calcext:value-type="float">
            <text:p>0.59469</text:p>
          </table:table-cell>
          <table:table-cell office:value-type="float" office:value="0.43597" calcext:value-type="float">
            <text:p>0.43597</text:p>
          </table:table-cell>
          <table:table-cell office:value-type="float" office:value="0.04294" calcext:value-type="float">
            <text:p>0.04294</text:p>
          </table:table-cell>
          <table:table-cell office:value-type="float" office:value="0.22245" calcext:value-type="float">
            <text:p>0.22245</text:p>
          </table:table-cell>
          <table:table-cell office:value-type="float" office:value="2.35682" calcext:value-type="float">
            <text:p>2.3568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2" calcext:value-type="float">
            <text:p>12</text:p>
          </table:table-cell>
          <table:table-cell office:value-type="float" office:value="5.155" calcext:value-type="float">
            <text:p>5.155</text:p>
          </table:table-cell>
          <table:table-cell office:value-type="float" office:value="1.02787" calcext:value-type="float">
            <text:p>1.02787</text:p>
          </table:table-cell>
          <table:table-cell office:value-type="float" office:value="0.99496" calcext:value-type="float">
            <text:p>0.99496</text:p>
          </table:table-cell>
          <table:table-cell office:value-type="float" office:value="0.57669" calcext:value-type="float">
            <text:p>0.57669</text:p>
          </table:table-cell>
          <table:table-cell office:value-type="float" office:value="0.52259" calcext:value-type="float">
            <text:p>0.52259</text:p>
          </table:table-cell>
          <table:table-cell office:value-type="float" office:value="0.12372" calcext:value-type="float">
            <text:p>0.12372</text:p>
          </table:table-cell>
          <table:table-cell office:value-type="float" office:value="0.21286" calcext:value-type="float">
            <text:p>0.21286</text:p>
          </table:table-cell>
          <table:table-cell office:value-type="float" office:value="1.69626" calcext:value-type="float">
            <text:p>1.6962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3" calcext:value-type="float">
            <text:p>13</text:p>
          </table:table-cell>
          <table:table-cell office:value-type="float" office:value="4.871" calcext:value-type="float">
            <text:p>4.871</text:p>
          </table:table-cell>
          <table:table-cell office:value-type="float" office:value="0.69429" calcext:value-type="float">
            <text:p>0.69429</text:p>
          </table:table-cell>
          <table:table-cell office:value-type="float" office:value="0.75596" calcext:value-type="float">
            <text:p>0.75596</text:p>
          </table:table-cell>
          <table:table-cell office:value-type="float" office:value="0.58383" calcext:value-type="float">
            <text:p>0.58383</text:p>
          </table:table-cell>
          <table:table-cell office:value-type="float" office:value="0.26755" calcext:value-type="float">
            <text:p>0.26755</text:p>
          </table:table-cell>
          <table:table-cell office:value-type="float" office:value="0.06906" calcext:value-type="float">
            <text:p>0.06906</text:p>
          </table:table-cell>
          <table:table-cell office:value-type="float" office:value="0.2044" calcext:value-type="float">
            <text:p>0.2044</text:p>
          </table:table-cell>
          <table:table-cell office:value-type="float" office:value="2.29551" calcext:value-type="float">
            <text:p>2.2955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4" calcext:value-type="float">
            <text:p>14</text:p>
          </table:table-cell>
          <table:table-cell office:value-type="float" office:value="4.028" calcext:value-type="float">
            <text:p>4.028</text:p>
          </table:table-cell>
          <table:table-cell office:value-type="float" office:value="0.34097" calcext:value-type="float">
            <text:p>0.34097</text:p>
          </table:table-cell>
          <table:table-cell office:value-type="float" office:value="0.29561" calcext:value-type="float">
            <text:p>0.29561</text:p>
          </table:table-cell>
          <table:table-cell office:value-type="float" office:value="0.27494" calcext:value-type="float">
            <text:p>0.27494</text:p>
          </table:table-cell>
          <table:table-cell office:value-type="float" office:value="0.12072" calcext:value-type="float">
            <text:p>0.12072</text:p>
          </table:table-cell>
          <table:table-cell office:value-type="float" office:value="0.14476" calcext:value-type="float">
            <text:p>0.14476</text:p>
          </table:table-cell>
          <table:table-cell office:value-type="float" office:value="0.47958" calcext:value-type="float">
            <text:p>0.47958</text:p>
          </table:table-cell>
          <table:table-cell office:value-type="float" office:value="2.37116" calcext:value-type="float">
            <text:p>2.37116</text:p>
          </table:table-cell>
        </table:table-row>
      </table:table>
      <table:table table:name="Australia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Australia and New Zealand</text:p>
          </table:table-cell>
          <table:table-cell office:value-type="float" office:value="1" calcext:value-type="float">
            <text:p>1</text:p>
          </table:table-cell>
          <table:table-cell office:value-type="float" office:value="7.334" calcext:value-type="float">
            <text:p>7.334</text:p>
          </table:table-cell>
          <table:table-cell office:value-type="float" office:value="1.36066" calcext:value-type="float">
            <text:p>1.36066</text:p>
          </table:table-cell>
          <table:table-cell office:value-type="float" office:value="1.17278" calcext:value-type="float">
            <text:p>1.17278</text:p>
          </table:table-cell>
          <table:table-cell office:value-type="float" office:value="0.83096" calcext:value-type="float">
            <text:p>0.83096</text:p>
          </table:table-cell>
          <table:table-cell office:value-type="float" office:value="0.58147" calcext:value-type="float">
            <text:p>0.58147</text:p>
          </table:table-cell>
          <table:table-cell office:value-type="float" office:value="0.41904" calcext:value-type="float">
            <text:p>0.41904</text:p>
          </table:table-cell>
          <table:table-cell office:value-type="float" office:value="0.49401" calcext:value-type="float">
            <text:p>0.49401</text:p>
          </table:table-cell>
          <table:table-cell office:value-type="float" office:value="2.47553" calcext:value-type="float">
            <text:p>2.4755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 and New Zealand</text:p>
          </table:table-cell>
          <table:table-cell office:value-type="float" office:value="2" calcext:value-type="float">
            <text:p>2</text:p>
          </table:table-cell>
          <table:table-cell office:value-type="float" office:value="7.313" calcext:value-type="float">
            <text:p>7.313</text:p>
          </table:table-cell>
          <table:table-cell office:value-type="float" office:value="1.44443" calcext:value-type="float">
            <text:p>1.44443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56837" calcext:value-type="float">
            <text:p>0.56837</text:p>
          </table:table-cell>
          <table:table-cell office:value-type="float" office:value="0.32331" calcext:value-type="float">
            <text:p>0.32331</text:p>
          </table:table-cell>
          <table:table-cell office:value-type="float" office:value="0.47407" calcext:value-type="float">
            <text:p>0.47407</text:p>
          </table:table-cell>
          <table:table-cell office:value-type="float" office:value="2.5465" calcext:value-type="float">
            <text:p>2.5465</text:p>
          </table:table-cell>
        </table:table-row>
      </table:table>
      <table:table table:name="Antrarctica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2016'.A1:'2016'.K158">
          <table:sort>
            <table:sort-by table:field-number="2" table:data-type="automatic"/>
          </table:sort>
        </table:database-range>
        <table:database-range table:name="__Anonymous_Sheet_DB__1" table:target-range-address="Europe.A1:Europe.K41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Asia.A1:Asia.K4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3:46:41.3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5:11:31.494000000</dc:date>
    <meta:editing-duration>PT31M22S</meta:editing-duration>
    <meta:editing-cycles>4</meta:editing-cycles>
    <meta:generator>LibreOffice/7.2.2.2$Windows_X86_64 LibreOffice_project/02b2acce88a210515b4a5bb2e46cbfb63fe97d56</meta:generator>
    <meta:document-statistic meta:table-count="8" meta:cell-count="3465" meta:object-count="0"/>
  </office:meta>
</office:document-meta>
</file>